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5.35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35.58mm"/>
    </style:style>
    <style:style style:name="co6" style:family="table-column">
      <style:table-column-properties fo:break-before="auto" style:column-width="27.96mm"/>
    </style:style>
    <style:style style:name="co7" style:family="table-column">
      <style:table-column-properties fo:break-before="auto" style:column-width="42.83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30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DemiLight" style:font-name-complex="FreeSans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210.3mm" svg:height="93.09mm" svg:x="206.54mm" svg:y="6.95mm">
            <loext:p draw:notify-on-update-of-ranges="search_results.C1:search_results.C1 search_results.F2:search_results.F176 search_results.D1:search_results.D1 search_results.D2:search_results.D176 search_results.AA2:search_results.AA176 search_results.AA2:search_results.AA176 search_results.C1:search_results.C1 search_results.F2:search_results.F176 search_results.C1:search_results.C1 search_results.C2:search_results.C176 search_results.Z2:search_results.Z176 search_results.Z2:search_results.Z1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0.3mm" svg:height="93.09mm" svg:x="207.04mm" svg:y="103.37mm">
            <loext:p draw:notify-on-update-of-ranges="search_results.G2:search_results.G176 search_results.D1:search_results.D1 search_results.D2:search_results.D176 search_results.AA2:search_results.AA176 search_results.AA2:search_results.AA176 search_results.G2:search_results.G176 search_results.C1:search_results.C1 search_results.C2:search_results.C176 search_results.Z2:search_results.Z176 search_results.Z2:search_results.Z17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0.3mm" svg:height="93.09mm" svg:x="209.28mm" svg:y="199.7mm">
            <loext:p draw:notify-on-update-of-ranges="search_results.H2:search_results.H176 search_results.D1:search_results.D1 search_results.D2:search_results.D176 search_results.AA2:search_results.AA176 search_results.AA2:search_results.AA176 search_results.H2:search_results.H176 search_results.C1:search_results.C1 search_results.C2:search_results.C176 search_results.Z2:search_results.Z176 search_results.Z2:search_results.Z17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19.8549158970515" calcext:value-type="float">
            <text:p>19.8549158970515</text:p>
          </table:table-cell>
          <table:table-cell office:value-type="float" office:value="9.79703954855601" calcext:value-type="float">
            <text:p>9.79703954855601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6287311562065" calcext:value-type="float">
            <text:p>0.99628731156206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52029520295203" calcext:value-type="float">
            <text:p>0.952029520295203</text:p>
          </table:table-cell>
          <table:table-cell office:value-type="float" office:value="0.997026022304833" calcext:value-type="float">
            <text:p>0.99702602230483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1.11455788873159" calcext:value-type="float">
            <text:p>1.11455788873159</text:p>
          </table:table-cell>
          <table:table-cell office:value-type="float" office:value="0.425772796517024" calcext:value-type="float">
            <text:p>0.425772796517024</text:p>
          </table:table-cell>
          <table:table-cell office:value-type="float" office:value="0.00738117942365919" calcext:value-type="float">
            <text:p>0.007381179423659</text:p>
          </table:table-cell>
          <table:table-cell office:value-type="float" office:value="0.00121186896315386" calcext:value-type="float">
            <text:p>0.001211868963154</text:p>
          </table:table-cell>
        </table:table-row>
        <table:table-row table:style-name="ro1">
          <table:table-cell office:value-type="float" office:value="21.2301042874654" calcext:value-type="float">
            <text:p>21.2301042874654</text:p>
          </table:table-cell>
          <table:table-cell office:value-type="float" office:value="10.1968741814295" calcext:value-type="float">
            <text:p>10.1968741814295</text:p>
          </table:table-cell>
          <table:table-cell office:value-type="float" office:value="0.944306930693069" calcext:value-type="float">
            <text:p>0.944306930693069</text:p>
          </table:table-cell>
          <table:table-cell office:value-type="float" office:value="0.998514851029733" calcext:value-type="float">
            <text:p>0.99851485102973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44649446494465" calcext:value-type="float">
            <text:p>0.944649446494465</text:p>
          </table:table-cell>
          <table:table-cell office:value-type="float" office:value="0.998513011152416" calcext:value-type="float">
            <text:p>0.99851301115241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1.04240550099834" calcext:value-type="float">
            <text:p>1.04240550099834</text:p>
          </table:table-cell>
          <table:table-cell office:value-type="float" office:value="0.332709104971964" calcext:value-type="float">
            <text:p>0.332709104971964</text:p>
          </table:table-cell>
          <table:table-cell office:value-type="float" office:value="0.00643670135531985" calcext:value-type="float">
            <text:p>0.00643670135532</text:p>
          </table:table-cell>
          <table:table-cell office:value-type="float" office:value="0.000428620143297583" calcext:value-type="float">
            <text:p>0.000428620143298</text:p>
          </table:table-cell>
        </table:table-row>
        <table:table-row table:style-name="ro1">
          <table:table-cell office:value-type="float" office:value="20.697509209315" calcext:value-type="float">
            <text:p>20.697509209315</text:p>
          </table:table-cell>
          <table:table-cell office:value-type="float" office:value="9.88029205799103" calcext:value-type="float">
            <text:p>9.88029205799103</text:p>
          </table:table-cell>
          <table:table-cell office:value-type="float" office:value="0.943688118811881" calcext:value-type="float">
            <text:p>0.943688118811881</text:p>
          </table:table-cell>
          <table:table-cell office:value-type="float" office:value="0.995173725815963" calcext:value-type="float">
            <text:p>0.99517372581596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48339483394834" calcext:value-type="float">
            <text:p>0.948339483394834</text:p>
          </table:table-cell>
          <table:table-cell office:value-type="float" office:value="0.997026022304833" calcext:value-type="float">
            <text:p>0.99702602230483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1.96494937339852" calcext:value-type="float">
            <text:p>1.96494937339852</text:p>
          </table:table-cell>
          <table:table-cell office:value-type="float" office:value="0.379804332472183" calcext:value-type="float">
            <text:p>0.379804332472183</text:p>
          </table:table-cell>
          <table:table-cell office:value-type="float" office:value="0.00728889752903922" calcext:value-type="float">
            <text:p>0.007288897529039</text:p>
          </table:table-cell>
          <table:table-cell office:value-type="float" office:value="0.00126679643494519" calcext:value-type="float">
            <text:p>0.001266796434945</text:p>
          </table:table-cell>
        </table:table-row>
        <table:table-row table:style-name="ro1">
          <table:table-cell office:value-type="float" office:value="20.3845957914988" calcext:value-type="float">
            <text:p>20.3845957914988</text:p>
          </table:table-cell>
          <table:table-cell office:value-type="float" office:value="9.50565973917643" calcext:value-type="float">
            <text:p>9.50565973917643</text:p>
          </table:table-cell>
          <table:table-cell office:value-type="float" office:value="0.943688118811881" calcext:value-type="float">
            <text:p>0.943688118811881</text:p>
          </table:table-cell>
          <table:table-cell office:value-type="float" office:value="0.996906154297632" calcext:value-type="float">
            <text:p>0.996906154297632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7769516728625" calcext:value-type="float">
            <text:p>0.9977695167286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1.22946740014085" calcext:value-type="float">
            <text:p>1.22946740014085</text:p>
          </table:table-cell>
          <table:table-cell office:value-type="float" office:value="0.80399338824238" calcext:value-type="float">
            <text:p>0.80399338824238</text:p>
          </table:table-cell>
          <table:table-cell office:value-type="float" office:value="0.00495019210262303" calcext:value-type="float">
            <text:p>0.004950192102623</text:p>
          </table:table-cell>
          <table:table-cell office:value-type="float" office:value="0.00108530199420726" calcext:value-type="float">
            <text:p>0.001085301994207</text:p>
          </table:table-cell>
        </table:table-row>
        <table:table-row table:style-name="ro1">
          <table:table-cell office:value-type="float" office:value="19.503918727239" calcext:value-type="float">
            <text:p>19.503918727239</text:p>
          </table:table-cell>
          <table:table-cell office:value-type="float" office:value="10.4214768012365" calcext:value-type="float">
            <text:p>10.4214768012365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74504820018601" calcext:value-type="float">
            <text:p>0.974504820018601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3977695167286" calcext:value-type="float">
            <text:p>0.97397769516728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6985894580549" calcext:value-type="float">
            <text:p>0.976985894580549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1.02028247116819" calcext:value-type="float">
            <text:p>1.02028247116819</text:p>
          </table:table-cell>
          <table:table-cell office:value-type="float" office:value="0.570662374830292" calcext:value-type="float">
            <text:p>0.570662374830292</text:p>
          </table:table-cell>
          <table:table-cell office:value-type="float" office:value="0.00757542201698747" calcext:value-type="float">
            <text:p>0.007575422016987</text:p>
          </table:table-cell>
          <table:table-cell office:value-type="float" office:value="0.00118956285808455" calcext:value-type="float">
            <text:p>0.001189562858085</text:p>
          </table:table-cell>
        </table:table-row>
        <table:table-row table:style-name="ro1">
          <table:table-cell office:value-type="float" office:value="36.4681670268377" calcext:value-type="float">
            <text:p>36.4681670268377</text:p>
          </table:table-cell>
          <table:table-cell office:value-type="float" office:value="11.4056852261225" calcext:value-type="float">
            <text:p>11.4056852261225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1" calcext:value-type="float">
            <text:p>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1" calcext:value-type="float">
            <text:p>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1" calcext:value-type="float">
            <text:p>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1" calcext:value-type="float">
            <text:p>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1" calcext:value-type="float">
            <text:p>1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1" calcext:value-type="float">
            <text:p>1</text:p>
          </table:table-cell>
          <table:table-cell office:value-type="float" office:value="17.6745316390505" calcext:value-type="float">
            <text:p>17.6745316390505</text:p>
          </table:table-cell>
          <table:table-cell office:value-type="float" office:value="2.33993875754652" calcext:value-type="float">
            <text:p>2.33993875754652</text:p>
          </table:table-cell>
          <table:table-cell office:value-type="float" office:value="0.0045365586177519" calcext:value-type="float">
            <text:p>0.004536558617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48541434606" calcext:value-type="float">
            <text:p>20.0248541434606</text:p>
          </table:table-cell>
          <table:table-cell office:value-type="float" office:value="9.89948582649231" calcext:value-type="float">
            <text:p>9.89948582649231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3812492582994" calcext:value-type="float">
            <text:p>0.99381249258299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44649446494465" calcext:value-type="float">
            <text:p>0.944649446494465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6095025984" calcext:value-type="float">
            <text:p>0.99257609502598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1.06219967671307" calcext:value-type="float">
            <text:p>1.06219967671307</text:p>
          </table:table-cell>
          <table:table-cell office:value-type="float" office:value="0.431311974669355" calcext:value-type="float">
            <text:p>0.431311974669355</text:p>
          </table:table-cell>
          <table:table-cell office:value-type="float" office:value="0.00879477549703441" calcext:value-type="float">
            <text:p>0.008794775497034</text:p>
          </table:table-cell>
          <table:table-cell office:value-type="float" office:value="0.00221235301860574" calcext:value-type="float">
            <text:p>0.002212353018606</text:p>
          </table:table-cell>
        </table:table-row>
        <table:table-row table:style-name="ro1">
          <table:table-cell office:value-type="float" office:value="21.4928520520528" calcext:value-type="float">
            <text:p>21.4928520520528</text:p>
          </table:table-cell>
          <table:table-cell office:value-type="float" office:value="9.76418824990591" calcext:value-type="float">
            <text:p>9.76418824990591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9257425514867" calcext:value-type="float">
            <text:p>0.999257425514867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9256505576208" calcext:value-type="float">
            <text:p>0.99925650557620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1.75713201149887" calcext:value-type="float">
            <text:p>1.75713201149887</text:p>
          </table:table-cell>
          <table:table-cell office:value-type="float" office:value="0.340101179591164" calcext:value-type="float">
            <text:p>0.340101179591164</text:p>
          </table:table-cell>
          <table:table-cell office:value-type="float" office:value="0.00458819689725697" calcext:value-type="float">
            <text:p>0.004588196897257</text:p>
          </table:table-cell>
          <table:table-cell table:style-name="ce2" office:value-type="float" office:value="0.000000411409075103124" calcext:value-type="float">
            <text:p>4.11E-07</text:p>
          </table:table-cell>
        </table:table-row>
        <table:table-row table:style-name="ro1">
          <table:table-cell office:value-type="float" office:value="78.9018227656682" calcext:value-type="float">
            <text:p>78.9018227656682</text:p>
          </table:table-cell>
          <table:table-cell office:value-type="float" office:value="13.0032368898392" calcext:value-type="float">
            <text:p>13.0032368898392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7524997033197" calcext:value-type="float">
            <text:p>0.997524997033197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8513011152416" calcext:value-type="float">
            <text:p>0.99851301115241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41.4116007022017" calcext:value-type="float">
            <text:p>41.4116007022017</text:p>
          </table:table-cell>
          <table:table-cell office:value-type="float" office:value="4.37165813070722" calcext:value-type="float">
            <text:p>4.37165813070722</text:p>
          </table:table-cell>
          <table:table-cell office:value-type="float" office:value="0.00511982729131262" calcext:value-type="float">
            <text:p>0.005119827291313</text:p>
          </table:table-cell>
          <table:table-cell office:value-type="float" office:value="0.000925530529325591" calcext:value-type="float">
            <text:p>0.000925530529326</text:p>
          </table:table-cell>
        </table:table-row>
        <table:table-row table:style-name="ro1">
          <table:table-cell office:value-type="float" office:value="19.4692288637161" calcext:value-type="float">
            <text:p>19.4692288637161</text:p>
          </table:table-cell>
          <table:table-cell office:value-type="float" office:value="10.043760061264" calcext:value-type="float">
            <text:p>10.043760061264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74381456244497" calcext:value-type="float">
            <text:p>0.974381456244497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546468401487" calcext:value-type="float">
            <text:p>0.97546468401487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687697755814825" calcext:value-type="float">
            <text:p>0.687697755814825</text:p>
          </table:table-cell>
          <table:table-cell office:value-type="float" office:value="0.550945877792708" calcext:value-type="float">
            <text:p>0.550945877792708</text:p>
          </table:table-cell>
          <table:table-cell office:value-type="float" office:value="0.00697542412691645" calcext:value-type="float">
            <text:p>0.006975424126916</text:p>
          </table:table-cell>
          <table:table-cell office:value-type="float" office:value="0.000926987567995187" calcext:value-type="float">
            <text:p>0.000926987567995</text:p>
          </table:table-cell>
        </table:table-row>
        <table:table-row table:style-name="ro1">
          <table:table-cell office:value-type="float" office:value="19.2731697559357" calcext:value-type="float">
            <text:p>19.2731697559357</text:p>
          </table:table-cell>
          <table:table-cell office:value-type="float" office:value="10.3799740076065" calcext:value-type="float">
            <text:p>10.3799740076065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7400952504487" calcext:value-type="float">
            <text:p>0.97400952504487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2490706319702" calcext:value-type="float">
            <text:p>0.97249070631970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6243504083148" calcext:value-type="float">
            <text:p>0.97624350408314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1.56797162570813" calcext:value-type="float">
            <text:p>1.56797162570813</text:p>
          </table:table-cell>
          <table:table-cell office:value-type="float" office:value="0.359286040503177" calcext:value-type="float">
            <text:p>0.359286040503177</text:p>
          </table:table-cell>
          <table:table-cell office:value-type="float" office:value="0.00506481812095888" calcext:value-type="float">
            <text:p>0.005064818120959</text:p>
          </table:table-cell>
          <table:table-cell office:value-type="float" office:value="0.00122072255044462" calcext:value-type="float">
            <text:p>0.001220722550445</text:p>
          </table:table-cell>
        </table:table-row>
        <table:table-row table:style-name="ro1">
          <table:table-cell office:value-type="float" office:value="19.0840278466543" calcext:value-type="float">
            <text:p>19.0840278466543</text:p>
          </table:table-cell>
          <table:table-cell office:value-type="float" office:value="9.97082897027334" calcext:value-type="float">
            <text:p>9.97082897027334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73762245533468" calcext:value-type="float">
            <text:p>0.973762245533468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3234200743494" calcext:value-type="float">
            <text:p>0.97323420074349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750499949043202" calcext:value-type="float">
            <text:p>0.750499949043202</text:p>
          </table:table-cell>
          <table:table-cell office:value-type="float" office:value="0.736036525069015" calcext:value-type="float">
            <text:p>0.736036525069015</text:p>
          </table:table-cell>
          <table:table-cell office:value-type="float" office:value="0.00628131181279661" calcext:value-type="float">
            <text:p>0.006281311812797</text:p>
          </table:table-cell>
          <table:table-cell office:value-type="float" office:value="0.00110974744036307" calcext:value-type="float">
            <text:p>0.001109747440363</text:p>
          </table:table-cell>
        </table:table-row>
        <table:table-row table:style-name="ro1">
          <table:table-cell office:value-type="float" office:value="22.2996727625529" calcext:value-type="float">
            <text:p>22.2996727625529</text:p>
          </table:table-cell>
          <table:table-cell office:value-type="float" office:value="9.89813188711802" calcext:value-type="float">
            <text:p>9.89813188711802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9009962015733" calcext:value-type="float">
            <text:p>0.99900996201573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9256505576208" calcext:value-type="float">
            <text:p>0.99925650557620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1.26023886212914" calcext:value-type="float">
            <text:p>1.26023886212914</text:p>
          </table:table-cell>
          <table:table-cell office:value-type="float" office:value="0.59354333757368" calcext:value-type="float">
            <text:p>0.59354333757368</text:p>
          </table:table-cell>
          <table:table-cell office:value-type="float" office:value="0.00464884928369102" calcext:value-type="float">
            <text:p>0.004648849283691</text:p>
          </table:table-cell>
          <table:table-cell office:value-type="float" office:value="0.00034983635541326" calcext:value-type="float">
            <text:p>0.000349836355413</text:p>
          </table:table-cell>
        </table:table-row>
        <table:table-row table:style-name="ro1">
          <table:table-cell office:value-type="float" office:value="19.766286611557" calcext:value-type="float">
            <text:p>19.766286611557</text:p>
          </table:table-cell>
          <table:table-cell office:value-type="float" office:value="10.4257376591365" calcext:value-type="float">
            <text:p>10.4257376591365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754950419906" calcext:value-type="float">
            <text:p>0.9754950419906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7546468401487" calcext:value-type="float">
            <text:p>0.9754646840148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7728285077951" calcext:value-type="float">
            <text:p>0.97772828507795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6243504083148" calcext:value-type="float">
            <text:p>0.976243504083148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1.38998641181342" calcext:value-type="float">
            <text:p>1.38998641181342</text:p>
          </table:table-cell>
          <table:table-cell office:value-type="float" office:value="0.321244546649733" calcext:value-type="float">
            <text:p>0.321244546649733</text:p>
          </table:table-cell>
          <table:table-cell office:value-type="float" office:value="0.00632575110038755" calcext:value-type="float">
            <text:p>0.006325751100388</text:p>
          </table:table-cell>
          <table:table-cell office:value-type="float" office:value="0.00135548139915143" calcext:value-type="float">
            <text:p>0.001355481399151</text:p>
          </table:table-cell>
        </table:table-row>
        <table:table-row table:style-name="ro1">
          <table:table-cell office:value-type="float" office:value="19.0961658557256" calcext:value-type="float">
            <text:p>19.0961658557256</text:p>
          </table:table-cell>
          <table:table-cell office:value-type="float" office:value="10.189287741979" calcext:value-type="float">
            <text:p>10.189287741979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72400644325036" calcext:value-type="float">
            <text:p>0.97240064432503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71003717472119" calcext:value-type="float">
            <text:p>0.971003717472119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772313246757396" calcext:value-type="float">
            <text:p>0.772313246757396</text:p>
          </table:table-cell>
          <table:table-cell office:value-type="float" office:value="0.525232193561685" calcext:value-type="float">
            <text:p>0.525232193561685</text:p>
          </table:table-cell>
          <table:table-cell office:value-type="float" office:value="0.00592618136245928" calcext:value-type="float">
            <text:p>0.005926181362459</text:p>
          </table:table-cell>
          <table:table-cell office:value-type="float" office:value="0.00139049744633018" calcext:value-type="float">
            <text:p>0.00139049744633</text:p>
          </table:table-cell>
        </table:table-row>
        <table:table-row table:style-name="ro1">
          <table:table-cell office:value-type="float" office:value="19.857958038648" calcext:value-type="float">
            <text:p>19.857958038648</text:p>
          </table:table-cell>
          <table:table-cell office:value-type="float" office:value="10.1722210248311" calcext:value-type="float">
            <text:p>10.1722210248311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5173725815963" calcext:value-type="float">
            <text:p>0.99517372581596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52029520295203" calcext:value-type="float">
            <text:p>0.952029520295203</text:p>
          </table:table-cell>
          <table:table-cell office:value-type="float" office:value="0.997026022304833" calcext:value-type="float">
            <text:p>0.99702602230483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2576095025984" calcext:value-type="float">
            <text:p>0.99257609502598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1.36818577110384" calcext:value-type="float">
            <text:p>1.36818577110384</text:p>
          </table:table-cell>
          <table:table-cell office:value-type="float" office:value="0.58509866276324" calcext:value-type="float">
            <text:p>0.58509866276324</text:p>
          </table:table-cell>
          <table:table-cell office:value-type="float" office:value="0.00709923522956202" calcext:value-type="float">
            <text:p>0.007099235229562</text:p>
          </table:table-cell>
          <table:table-cell office:value-type="float" office:value="0.00140435120536544" calcext:value-type="float">
            <text:p>0.001404351205365</text:p>
          </table:table-cell>
        </table:table-row>
        <table:table-row table:style-name="ro1">
          <table:table-cell office:value-type="float" office:value="19.6404317617416" calcext:value-type="float">
            <text:p>19.6404317617416</text:p>
          </table:table-cell>
          <table:table-cell office:value-type="float" office:value="10.0006434520086" calcext:value-type="float">
            <text:p>10.0006434520086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3688392857964" calcext:value-type="float">
            <text:p>0.99368839285796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52029520295203" calcext:value-type="float">
            <text:p>0.952029520295203</text:p>
          </table:table-cell>
          <table:table-cell office:value-type="float" office:value="0.994795539033457" calcext:value-type="float">
            <text:p>0.99479553903345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6095025984" calcext:value-type="float">
            <text:p>0.992576095025984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2576095025984" calcext:value-type="float">
            <text:p>0.992576095025984</text:p>
          </table:table-cell>
          <table:table-cell office:value-type="float" office:value="0.931126513250119" calcext:value-type="float">
            <text:p>0.931126513250119</text:p>
          </table:table-cell>
          <table:table-cell office:value-type="float" office:value="0.895762589913169" calcext:value-type="float">
            <text:p>0.895762589913169</text:p>
          </table:table-cell>
          <table:table-cell office:value-type="float" office:value="0.00801259236051848" calcext:value-type="float">
            <text:p>0.008012592360518</text:p>
          </table:table-cell>
          <table:table-cell office:value-type="float" office:value="0.00175338489899602" calcext:value-type="float">
            <text:p>0.001753384898996</text:p>
          </table:table-cell>
        </table:table-row>
        <table:table-row table:style-name="ro1">
          <table:table-cell office:value-type="float" office:value="19.1150100628535" calcext:value-type="float">
            <text:p>19.1150100628535</text:p>
          </table:table-cell>
          <table:table-cell office:value-type="float" office:value="10.0231209198634" calcext:value-type="float">
            <text:p>10.0231209198634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74010260995797" calcext:value-type="float">
            <text:p>0.974010260995797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546468401487" calcext:value-type="float">
            <text:p>0.9754646840148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6243504083148" calcext:value-type="float">
            <text:p>0.97624350408314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509223549626157" calcext:value-type="float">
            <text:p>0.509223549626157</text:p>
          </table:table-cell>
          <table:table-cell office:value-type="float" office:value="0.81422133023502" calcext:value-type="float">
            <text:p>0.81422133023502</text:p>
          </table:table-cell>
          <table:table-cell office:value-type="float" office:value="0.00503564424731273" calcext:value-type="float">
            <text:p>0.005035644247313</text:p>
          </table:table-cell>
          <table:table-cell office:value-type="float" office:value="0.00141527891084915" calcext:value-type="float">
            <text:p>0.001415278910849</text:p>
          </table:table-cell>
        </table:table-row>
        <table:table-row table:style-name="ro1">
          <table:table-cell office:value-type="float" office:value="19.7737075487773" calcext:value-type="float">
            <text:p>19.7737075487773</text:p>
          </table:table-cell>
          <table:table-cell office:value-type="float" office:value="10.2076683441798" calcext:value-type="float">
            <text:p>10.2076683441798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75495225978332" calcext:value-type="float">
            <text:p>0.975495225978332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76208178438661" calcext:value-type="float">
            <text:p>0.97620817843866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7728285077951" calcext:value-type="float">
            <text:p>0.97772828507795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623401574357944" calcext:value-type="float">
            <text:p>0.623401574357944</text:p>
          </table:table-cell>
          <table:table-cell office:value-type="float" office:value="0.74393202751505" calcext:value-type="float">
            <text:p>0.74393202751505</text:p>
          </table:table-cell>
          <table:table-cell office:value-type="float" office:value="0.00461704776340627" calcext:value-type="float">
            <text:p>0.004617047763406</text:p>
          </table:table-cell>
          <table:table-cell office:value-type="float" office:value="0.00120877951409576" calcext:value-type="float">
            <text:p>0.001208779514096</text:p>
          </table:table-cell>
        </table:table-row>
        <table:table-row table:style-name="ro1">
          <table:table-cell office:value-type="float" office:value="19.7091112534205" calcext:value-type="float">
            <text:p>19.7091112534205</text:p>
          </table:table-cell>
          <table:table-cell office:value-type="float" office:value="9.93126678466797" calcext:value-type="float">
            <text:p>9.93126678466797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75618773740167" calcext:value-type="float">
            <text:p>0.975618773740167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7546468401487" calcext:value-type="float">
            <text:p>0.9754646840148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7728285077951" calcext:value-type="float">
            <text:p>0.97772828507795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730273142739722" calcext:value-type="float">
            <text:p>0.730273142739722</text:p>
          </table:table-cell>
          <table:table-cell office:value-type="float" office:value="0.530668259794002" calcext:value-type="float">
            <text:p>0.530668259794002</text:p>
          </table:table-cell>
          <table:table-cell office:value-type="float" office:value="0.00630241678811824" calcext:value-type="float">
            <text:p>0.006302416788118</text:p>
          </table:table-cell>
          <table:table-cell office:value-type="float" office:value="0.0010865182235182" calcext:value-type="float">
            <text:p>0.001086518223518</text:p>
          </table:table-cell>
        </table:table-row>
        <table:table-row table:style-name="ro1">
          <table:table-cell office:value-type="float" office:value="20.118693669637" calcext:value-type="float">
            <text:p>20.118693669637</text:p>
          </table:table-cell>
          <table:table-cell office:value-type="float" office:value="9.51629626750946" calcext:value-type="float">
            <text:p>9.51629626750946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5916300301096" calcext:value-type="float">
            <text:p>0.99591630030109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48339483394834" calcext:value-type="float">
            <text:p>0.948339483394834</text:p>
          </table:table-cell>
          <table:table-cell office:value-type="float" office:value="0.997769516728625" calcext:value-type="float">
            <text:p>0.99776951672862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2576095025984" calcext:value-type="float">
            <text:p>0.9925760950259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704709068075635" calcext:value-type="float">
            <text:p>0.704709068075635</text:p>
          </table:table-cell>
          <table:table-cell office:value-type="float" office:value="0.715637640620579" calcext:value-type="float">
            <text:p>0.715637640620579</text:p>
          </table:table-cell>
          <table:table-cell office:value-type="float" office:value="0.00874558291175656" calcext:value-type="float">
            <text:p>0.008745582911757</text:p>
          </table:table-cell>
          <table:table-cell office:value-type="float" office:value="0.00175361665656784" calcext:value-type="float">
            <text:p>0.001753616656568</text:p>
          </table:table-cell>
        </table:table-row>
        <table:table-row table:style-name="ro1">
          <table:table-cell office:value-type="float" office:value="21.0744917392731" calcext:value-type="float">
            <text:p>21.0744917392731</text:p>
          </table:table-cell>
          <table:table-cell office:value-type="float" office:value="9.65202927589417" calcext:value-type="float">
            <text:p>9.65202927589417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91336937653" calcext:value-type="float">
            <text:p>0.999133693765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52029520295203" calcext:value-type="float">
            <text:p>0.952029520295203</text:p>
          </table:table-cell>
          <table:table-cell office:value-type="float" office:value="0.999256505576208" calcext:value-type="float">
            <text:p>0.99925650557620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630169353842644" calcext:value-type="float">
            <text:p>0.630169353842644</text:p>
          </table:table-cell>
          <table:table-cell office:value-type="float" office:value="0.465683535720724" calcext:value-type="float">
            <text:p>0.465683535720724</text:p>
          </table:table-cell>
          <table:table-cell office:value-type="float" office:value="0.0066886308847746" calcext:value-type="float">
            <text:p>0.006688630884775</text:p>
          </table:table-cell>
          <table:table-cell office:value-type="float" office:value="0.000276590614923982" calcext:value-type="float">
            <text:p>0.000276590614924</text:p>
          </table:table-cell>
        </table:table-row>
        <table:table-row table:style-name="ro1">
          <table:table-cell office:value-type="float" office:value="20.6846132278442" calcext:value-type="float">
            <text:p>20.6846132278442</text:p>
          </table:table-cell>
          <table:table-cell office:value-type="float" office:value="9.59875241915385" calcext:value-type="float">
            <text:p>9.59875241915385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6163579812498" calcext:value-type="float">
            <text:p>0.996163579812498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7026022304833" calcext:value-type="float">
            <text:p>0.99702602230483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863612882621606" calcext:value-type="float">
            <text:p>0.863612882621606</text:p>
          </table:table-cell>
          <table:table-cell office:value-type="float" office:value="0.647394374794846" calcext:value-type="float">
            <text:p>0.647394374794846</text:p>
          </table:table-cell>
          <table:table-cell office:value-type="float" office:value="0.00868715063256159" calcext:value-type="float">
            <text:p>0.008687150632562</text:p>
          </table:table-cell>
          <table:table-cell office:value-type="float" office:value="0.00144780373074213" calcext:value-type="float">
            <text:p>0.001447803730742</text:p>
          </table:table-cell>
        </table:table-row>
        <table:table-row table:style-name="ro1">
          <table:table-cell office:value-type="float" office:value="20.1207534869512" calcext:value-type="float">
            <text:p>20.1207534869512</text:p>
          </table:table-cell>
          <table:table-cell office:value-type="float" office:value="10.0065933068593" calcext:value-type="float">
            <text:p>10.0065933068593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3688208870232" calcext:value-type="float">
            <text:p>0.993688208870232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44649446494465" calcext:value-type="float">
            <text:p>0.944649446494465</text:p>
          </table:table-cell>
          <table:table-cell office:value-type="float" office:value="0.994052044609666" calcext:value-type="float">
            <text:p>0.99405204460966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6095025984" calcext:value-type="float">
            <text:p>0.992576095025984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1.46518765170488" calcext:value-type="float">
            <text:p>1.46518765170488</text:p>
          </table:table-cell>
          <table:table-cell office:value-type="float" office:value="0.346840442539889" calcext:value-type="float">
            <text:p>0.346840442539889</text:p>
          </table:table-cell>
          <table:table-cell office:value-type="float" office:value="0.00758877811029276" calcext:value-type="float">
            <text:p>0.007588778110293</text:p>
          </table:table-cell>
          <table:table-cell office:value-type="float" office:value="0.00195217699591997" calcext:value-type="float">
            <text:p>0.00195217699592</text:p>
          </table:table-cell>
        </table:table-row>
        <table:table-row table:style-name="ro1">
          <table:table-cell office:value-type="float" office:value="19.3830736875534" calcext:value-type="float">
            <text:p>19.3830736875534</text:p>
          </table:table-cell>
          <table:table-cell office:value-type="float" office:value="9.87848703066508" calcext:value-type="float">
            <text:p>9.87848703066508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73762797496663" calcext:value-type="float">
            <text:p>0.973762797496663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546468401487" calcext:value-type="float">
            <text:p>0.9754646840148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77182272750143" calcext:value-type="float">
            <text:p>0.77182272750143</text:p>
          </table:table-cell>
          <table:table-cell office:value-type="float" office:value="0.386615070312742" calcext:value-type="float">
            <text:p>0.386615070312742</text:p>
          </table:table-cell>
          <table:table-cell office:value-type="float" office:value="0.00617249403200844" calcext:value-type="float">
            <text:p>0.006172494032008</text:p>
          </table:table-cell>
          <table:table-cell office:value-type="float" office:value="0.00109722970014826" calcext:value-type="float">
            <text:p>0.001097229700148</text:p>
          </table:table-cell>
        </table:table-row>
        <table:table-row table:style-name="ro1">
          <table:table-cell office:value-type="float" office:value="19.2673785686493" calcext:value-type="float">
            <text:p>19.2673785686493</text:p>
          </table:table-cell>
          <table:table-cell office:value-type="float" office:value="10.4202052752177" calcext:value-type="float">
            <text:p>10.4202052752177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73886345258498" calcext:value-type="float">
            <text:p>0.973886345258498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74721189591078" calcext:value-type="float">
            <text:p>0.97472118959107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597418798752367" calcext:value-type="float">
            <text:p>0.597418798752367</text:p>
          </table:table-cell>
          <table:table-cell office:value-type="float" office:value="0.942249519193683" calcext:value-type="float">
            <text:p>0.942249519193683</text:p>
          </table:table-cell>
          <table:table-cell office:value-type="float" office:value="0.00683426242275202" calcext:value-type="float">
            <text:p>0.006834262422752</text:p>
          </table:table-cell>
          <table:table-cell office:value-type="float" office:value="0.000894854956228567" calcext:value-type="float">
            <text:p>0.000894854956229</text:p>
          </table:table-cell>
        </table:table-row>
        <table:table-row table:style-name="ro1">
          <table:table-cell office:value-type="float" office:value="19.6059720913569" calcext:value-type="float">
            <text:p>19.6059720913569</text:p>
          </table:table-cell>
          <table:table-cell office:value-type="float" office:value="10.5626942714055" calcext:value-type="float">
            <text:p>10.5626942714055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7388652924623" calcext:value-type="float">
            <text:p>0.97388652924623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546468401487" calcext:value-type="float">
            <text:p>0.9754646840148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1.54125514381067" calcext:value-type="float">
            <text:p>1.54125514381067</text:p>
          </table:table-cell>
          <table:table-cell office:value-type="float" office:value="0.336195837895411" calcext:value-type="float">
            <text:p>0.336195837895411</text:p>
          </table:table-cell>
          <table:table-cell office:value-type="float" office:value="0.00492921769492836" calcext:value-type="float">
            <text:p>0.004929217694928</text:p>
          </table:table-cell>
          <table:table-cell office:value-type="float" office:value="0.00156380584696124" calcext:value-type="float">
            <text:p>0.001563805846961</text:p>
          </table:table-cell>
        </table:table-row>
        <table:table-row table:style-name="ro1">
          <table:table-cell office:value-type="float" office:value="23.1991801659266" calcext:value-type="float">
            <text:p>23.1991801659266</text:p>
          </table:table-cell>
          <table:table-cell office:value-type="float" office:value="9.45517202218374" calcext:value-type="float">
            <text:p>9.45517202218374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9504889014001" calcext:value-type="float">
            <text:p>0.999504889014001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44649446494465" calcext:value-type="float">
            <text:p>0.944649446494465</text:p>
          </table:table-cell>
          <table:table-cell office:value-type="float" office:value="0.999256505576208" calcext:value-type="float">
            <text:p>0.99925650557620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1" calcext:value-type="float">
            <text:p>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1" calcext:value-type="float">
            <text:p>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1.71738807963077" calcext:value-type="float">
            <text:p>1.71738807963077</text:p>
          </table:table-cell>
          <table:table-cell office:value-type="float" office:value="0.690835772501664" calcext:value-type="float">
            <text:p>0.690835772501664</text:p>
          </table:table-cell>
          <table:table-cell office:value-type="float" office:value="0.00788608806935692" calcext:value-type="float">
            <text:p>0.007886088069357</text:p>
          </table:table-cell>
          <table:table-cell office:value-type="float" office:value="0.000350096553196926" calcext:value-type="float">
            <text:p>0.000350096553197</text:p>
          </table:table-cell>
        </table:table-row>
        <table:table-row table:style-name="ro1">
          <table:table-cell office:value-type="float" office:value="19.7407703399658" calcext:value-type="float">
            <text:p>19.7407703399658</text:p>
          </table:table-cell>
          <table:table-cell office:value-type="float" office:value="10.0238962968191" calcext:value-type="float">
            <text:p>10.0238962968191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74628551768168" calcext:value-type="float">
            <text:p>0.974628551768168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3977695167286" calcext:value-type="float">
            <text:p>0.97397769516728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6243504083148" calcext:value-type="float">
            <text:p>0.97624350408314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32171316405243" calcext:value-type="float">
            <text:p>0.932171316405243</text:p>
          </table:table-cell>
          <table:table-cell office:value-type="float" office:value="0.432967487311994" calcext:value-type="float">
            <text:p>0.432967487311994</text:p>
          </table:table-cell>
          <table:table-cell office:value-type="float" office:value="0.00720431662729815" calcext:value-type="float">
            <text:p>0.007204316627298</text:p>
          </table:table-cell>
          <table:table-cell office:value-type="float" office:value="0.00117077953281458" calcext:value-type="float">
            <text:p>0.001170779532815</text:p>
          </table:table-cell>
        </table:table-row>
        <table:table-row table:style-name="ro1">
          <table:table-cell office:value-type="float" office:value="34.525540749232" calcext:value-type="float">
            <text:p>34.525540749232</text:p>
          </table:table-cell>
          <table:table-cell office:value-type="float" office:value="9.66376225153605" calcext:value-type="float">
            <text:p>9.66376225153605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9381157264433" calcext:value-type="float">
            <text:p>0.99938115726443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9256505576208" calcext:value-type="float">
            <text:p>0.99925650557620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1" calcext:value-type="float">
            <text:p>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16.201837371893" calcext:value-type="float">
            <text:p>16.201837371893</text:p>
          </table:table-cell>
          <table:table-cell office:value-type="float" office:value="1.2347473255236" calcext:value-type="float">
            <text:p>1.2347473255236</text:p>
          </table:table-cell>
          <table:table-cell office:value-type="float" office:value="0.00781689463451788" calcext:value-type="float">
            <text:p>0.007816894634518</text:p>
          </table:table-cell>
          <table:table-cell office:value-type="float" office:value="0.000276755178379365" calcext:value-type="float">
            <text:p>0.000276755178379</text:p>
          </table:table-cell>
        </table:table-row>
        <table:table-row table:style-name="ro1">
          <table:table-cell office:value-type="float" office:value="20.7390531698863" calcext:value-type="float">
            <text:p>20.7390531698863</text:p>
          </table:table-cell>
          <table:table-cell office:value-type="float" office:value="10.3242250680923" calcext:value-type="float">
            <text:p>10.3242250680923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7277533534064" calcext:value-type="float">
            <text:p>0.997277533534064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8513011152416" calcext:value-type="float">
            <text:p>0.99851301115241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1.03522348639345" calcext:value-type="float">
            <text:p>1.03522348639345</text:p>
          </table:table-cell>
          <table:table-cell office:value-type="float" office:value="0.295584107710264" calcext:value-type="float">
            <text:p>0.295584107710264</text:p>
          </table:table-cell>
          <table:table-cell office:value-type="float" office:value="0.00781689463451788" calcext:value-type="float">
            <text:p>0.007816894634518</text:p>
          </table:table-cell>
          <table:table-cell office:value-type="float" office:value="0.000925432136745964" calcext:value-type="float">
            <text:p>0.000925432136746</text:p>
          </table:table-cell>
        </table:table-row>
        <table:table-row table:style-name="ro1">
          <table:table-cell office:value-type="float" office:value="19.5318392515183" calcext:value-type="float">
            <text:p>19.5318392515183</text:p>
          </table:table-cell>
          <table:table-cell office:value-type="float" office:value="10.1588461399078" calcext:value-type="float">
            <text:p>10.158846139907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1955964376295" calcext:value-type="float">
            <text:p>0.99195596437629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4052044609666" calcext:value-type="float">
            <text:p>0.99405204460966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2576095025984" calcext:value-type="float">
            <text:p>0.99257609502598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1833704528582" calcext:value-type="float">
            <text:p>0.99183370452858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1833704528582" calcext:value-type="float">
            <text:p>0.991833704528582</text:p>
          </table:table-cell>
          <table:table-cell office:value-type="float" office:value="1.01314275167392" calcext:value-type="float">
            <text:p>1.01314275167392</text:p>
          </table:table-cell>
          <table:table-cell office:value-type="float" office:value="0.255565917173072" calcext:value-type="float">
            <text:p>0.255565917173072</text:p>
          </table:table-cell>
          <table:table-cell office:value-type="float" office:value="0.00562782982637954" calcext:value-type="float">
            <text:p>0.00562782982638</text:p>
          </table:table-cell>
          <table:table-cell office:value-type="float" office:value="0.00116463225933891" calcext:value-type="float">
            <text:p>0.001164632259339</text:p>
          </table:table-cell>
        </table:table-row>
        <table:table-row table:style-name="ro1">
          <table:table-cell office:value-type="float" office:value="19.5356495777766" calcext:value-type="float">
            <text:p>19.5356495777766</text:p>
          </table:table-cell>
          <table:table-cell office:value-type="float" office:value="10.1035292545954" calcext:value-type="float">
            <text:p>10.103529254595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2771839573737" calcext:value-type="float">
            <text:p>0.97277183957373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1003717472119" calcext:value-type="float">
            <text:p>0.971003717472119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6243504083148" calcext:value-type="float">
            <text:p>0.97624350408314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1.46573219981631" calcext:value-type="float">
            <text:p>1.46573219981631</text:p>
          </table:table-cell>
          <table:table-cell office:value-type="float" office:value="0.383520822939799" calcext:value-type="float">
            <text:p>0.383520822939799</text:p>
          </table:table-cell>
          <table:table-cell office:value-type="float" office:value="0.0052030411034598" calcext:value-type="float">
            <text:p>0.00520304110346</text:p>
          </table:table-cell>
          <table:table-cell office:value-type="float" office:value="0.00200139922981997" calcext:value-type="float">
            <text:p>0.00200139922982</text:p>
          </table:table-cell>
        </table:table-row>
        <table:table-row table:style-name="ro1">
          <table:table-cell office:value-type="float" office:value="19.5050666332245" calcext:value-type="float">
            <text:p>19.5050666332245</text:p>
          </table:table-cell>
          <table:table-cell office:value-type="float" office:value="10.4081378777822" calcext:value-type="float">
            <text:p>10.408137877782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2400644325036" calcext:value-type="float">
            <text:p>0.97240064432503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1003717472119" calcext:value-type="float">
            <text:p>0.971003717472119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6985894580549" calcext:value-type="float">
            <text:p>0.97698589458054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1.39477573098328" calcext:value-type="float">
            <text:p>1.39477573098328</text:p>
          </table:table-cell>
          <table:table-cell office:value-type="float" office:value="0.588012913710933" calcext:value-type="float">
            <text:p>0.588012913710933</text:p>
          </table:table-cell>
          <table:table-cell office:value-type="float" office:value="0.00602273197021765" calcext:value-type="float">
            <text:p>0.006022731970218</text:p>
          </table:table-cell>
          <table:table-cell office:value-type="float" office:value="0.00244442288749046" calcext:value-type="float">
            <text:p>0.00244442288749</text:p>
          </table:table-cell>
        </table:table-row>
        <table:table-row table:style-name="ro1">
          <table:table-cell office:value-type="float" office:value="19.5253071784973" calcext:value-type="float">
            <text:p>19.5253071784973</text:p>
          </table:table-cell>
          <table:table-cell office:value-type="float" office:value="9.91352037588755" calcext:value-type="float">
            <text:p>9.9135203758875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3268054486127" calcext:value-type="float">
            <text:p>0.97326805448612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76208178438661" calcext:value-type="float">
            <text:p>0.97620817843866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26316474594715" calcext:value-type="float">
            <text:p>0.926316474594715</text:p>
          </table:table-cell>
          <table:table-cell office:value-type="float" office:value="0.475058542055369" calcext:value-type="float">
            <text:p>0.475058542055369</text:p>
          </table:table-cell>
          <table:table-cell office:value-type="float" office:value="0.00567738649813123" calcext:value-type="float">
            <text:p>0.005677386498131</text:p>
          </table:table-cell>
          <table:table-cell office:value-type="float" office:value="0.00159286213847312" calcext:value-type="float">
            <text:p>0.001592862138473</text:p>
          </table:table-cell>
        </table:table-row>
        <table:table-row table:style-name="ro1">
          <table:table-cell office:value-type="float" office:value="19.111319899559" calcext:value-type="float">
            <text:p>19.111319899559</text:p>
          </table:table-cell>
          <table:table-cell office:value-type="float" office:value="10.2106951872508" calcext:value-type="float">
            <text:p>10.210695187250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3268054486127" calcext:value-type="float">
            <text:p>0.97326805448612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6208178438661" calcext:value-type="float">
            <text:p>0.97620817843866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1.13720323869923" calcext:value-type="float">
            <text:p>1.13720323869923</text:p>
          </table:table-cell>
          <table:table-cell office:value-type="float" office:value="0.484015568545966" calcext:value-type="float">
            <text:p>0.484015568545966</text:p>
          </table:table-cell>
          <table:table-cell office:value-type="float" office:value="0.00602273197021765" calcext:value-type="float">
            <text:p>0.006022731970218</text:p>
          </table:table-cell>
          <table:table-cell office:value-type="float" office:value="0.00180888584300505" calcext:value-type="float">
            <text:p>0.001808885843005</text:p>
          </table:table-cell>
        </table:table-row>
        <table:table-row table:style-name="ro1">
          <table:table-cell office:value-type="float" office:value="19.2442402442296" calcext:value-type="float">
            <text:p>19.2442402442296</text:p>
          </table:table-cell>
          <table:table-cell office:value-type="float" office:value="10.0844309329987" calcext:value-type="float">
            <text:p>10.084430932998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3144138748828" calcext:value-type="float">
            <text:p>0.97314413874882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7546468401487" calcext:value-type="float">
            <text:p>0.9754646840148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64884285584139" calcext:value-type="float">
            <text:p>0.964884285584139</text:p>
          </table:table-cell>
          <table:table-cell office:value-type="float" office:value="0.515211904390799" calcext:value-type="float">
            <text:p>0.515211904390799</text:p>
          </table:table-cell>
          <table:table-cell office:value-type="float" office:value="0.00597319822307551" calcext:value-type="float">
            <text:p>0.005973198223076</text:p>
          </table:table-cell>
          <table:table-cell office:value-type="float" office:value="0.00130445986410706" calcext:value-type="float">
            <text:p>0.001304459864107</text:p>
          </table:table-cell>
        </table:table-row>
        <table:table-row table:style-name="ro1">
          <table:table-cell office:value-type="float" office:value="19.0575555165609" calcext:value-type="float">
            <text:p>19.0575555165609</text:p>
          </table:table-cell>
          <table:table-cell office:value-type="float" office:value="10.141486008962" calcext:value-type="float">
            <text:p>10.14148600896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339141826023" calcext:value-type="float">
            <text:p>0.97339141826023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4721189591078" calcext:value-type="float">
            <text:p>0.97472118959107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1.18680137420551" calcext:value-type="float">
            <text:p>1.18680137420551</text:p>
          </table:table-cell>
          <table:table-cell office:value-type="float" office:value="0.444678142250659" calcext:value-type="float">
            <text:p>0.444678142250659</text:p>
          </table:table-cell>
          <table:table-cell office:value-type="float" office:value="0.0052030411034598" calcext:value-type="float">
            <text:p>0.00520304110346</text:p>
          </table:table-cell>
          <table:table-cell office:value-type="float" office:value="0.000989084338762608" calcext:value-type="float">
            <text:p>0.000989084338763</text:p>
          </table:table-cell>
        </table:table-row>
        <table:table-row table:style-name="ro1">
          <table:table-cell office:value-type="float" office:value="22.508784532547" calcext:value-type="float">
            <text:p>22.508784532547</text:p>
          </table:table-cell>
          <table:table-cell office:value-type="float" office:value="8.58098785082499" calcext:value-type="float">
            <text:p>8.5809878508249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6782422548064" calcext:value-type="float">
            <text:p>0.996782422548064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7769516728625" calcext:value-type="float">
            <text:p>0.99776951672862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1.96950647119414" calcext:value-type="float">
            <text:p>1.96950647119414</text:p>
          </table:table-cell>
          <table:table-cell office:value-type="float" office:value="1.22966836691989" calcext:value-type="float">
            <text:p>1.22966836691989</text:p>
          </table:table-cell>
          <table:table-cell office:value-type="float" office:value="0.0030378542257963" calcext:value-type="float">
            <text:p>0.003037854225796</text:p>
          </table:table-cell>
          <table:table-cell office:value-type="float" office:value="0.00133222224725139" calcext:value-type="float">
            <text:p>0.001332222247251</text:p>
          </table:table-cell>
        </table:table-row>
        <table:table-row table:style-name="ro1">
          <table:table-cell office:value-type="float" office:value="21.4523252646128" calcext:value-type="float">
            <text:p>21.4523252646128</text:p>
          </table:table-cell>
          <table:table-cell office:value-type="float" office:value="9.75045088926951" calcext:value-type="float">
            <text:p>9.7504508892695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6906154297632" calcext:value-type="float">
            <text:p>0.996906154297632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7769516728625" calcext:value-type="float">
            <text:p>0.99776951672862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1.28242290915955" calcext:value-type="float">
            <text:p>1.28242290915955</text:p>
          </table:table-cell>
          <table:table-cell office:value-type="float" office:value="0.553586570585547" calcext:value-type="float">
            <text:p>0.553586570585547</text:p>
          </table:table-cell>
          <table:table-cell office:value-type="float" office:value="0.00479906801247631" calcext:value-type="float">
            <text:p>0.004799068012476</text:p>
          </table:table-cell>
          <table:table-cell office:value-type="float" office:value="0.00108530199420726" calcext:value-type="float">
            <text:p>0.001085301994207</text:p>
          </table:table-cell>
        </table:table-row>
        <table:table-row table:style-name="ro1">
          <table:table-cell office:value-type="float" office:value="20.8341702620188" calcext:value-type="float">
            <text:p>20.8341702620188</text:p>
          </table:table-cell>
          <table:table-cell office:value-type="float" office:value="9.41109526157379" calcext:value-type="float">
            <text:p>9.4110952615737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926262316829" calcext:value-type="float">
            <text:p>0.994926262316829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7026022304833" calcext:value-type="float">
            <text:p>0.99702602230483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2576095025984" calcext:value-type="float">
            <text:p>0.9925760950259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804082635075345" calcext:value-type="float">
            <text:p>0.804082635075345</text:p>
          </table:table-cell>
          <table:table-cell office:value-type="float" office:value="0.667061506914505" calcext:value-type="float">
            <text:p>0.667061506914505</text:p>
          </table:table-cell>
          <table:table-cell office:value-type="float" office:value="0.00479906801247631" calcext:value-type="float">
            <text:p>0.004799068012476</text:p>
          </table:table-cell>
          <table:table-cell office:value-type="float" office:value="0.00144717463798792" calcext:value-type="float">
            <text:p>0.001447174637988</text:p>
          </table:table-cell>
        </table:table-row>
        <table:table-row table:style-name="ro1">
          <table:table-cell office:value-type="float" office:value="19.4114618698756" calcext:value-type="float">
            <text:p>19.4114618698756</text:p>
          </table:table-cell>
          <table:table-cell office:value-type="float" office:value="10.8139344851176" calcext:value-type="float">
            <text:p>10.813934485117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3391050284767" calcext:value-type="float">
            <text:p>0.973391050284767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73234200743494" calcext:value-type="float">
            <text:p>0.97323420074349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1.47196318243566" calcext:value-type="float">
            <text:p>1.47196318243566</text:p>
          </table:table-cell>
          <table:table-cell office:value-type="float" office:value="0.264435624985222" calcext:value-type="float">
            <text:p>0.264435624985222</text:p>
          </table:table-cell>
          <table:table-cell office:value-type="float" office:value="0.00597319822307551" calcext:value-type="float">
            <text:p>0.005973198223076</text:p>
          </table:table-cell>
          <table:table-cell office:value-type="float" office:value="0.00116807877614441" calcext:value-type="float">
            <text:p>0.001168078776144</text:p>
          </table:table-cell>
        </table:table-row>
        <table:table-row table:style-name="ro1">
          <table:table-cell office:value-type="float" office:value="19.8291351397832" calcext:value-type="float">
            <text:p>19.8291351397832</text:p>
          </table:table-cell>
          <table:table-cell office:value-type="float" office:value="10.1675377289454" calcext:value-type="float">
            <text:p>10.167537728945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5989968988868" calcext:value-type="float">
            <text:p>0.975989968988868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546468401487" calcext:value-type="float">
            <text:p>0.9754646840148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7728285077951" calcext:value-type="float">
            <text:p>0.97772828507795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6243504083148" calcext:value-type="float">
            <text:p>0.97624350408314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6243504083148" calcext:value-type="float">
            <text:p>0.976243504083148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1.41218535749139" calcext:value-type="float">
            <text:p>1.41218535749139</text:p>
          </table:table-cell>
          <table:table-cell office:value-type="float" office:value="0.319124166553123" calcext:value-type="float">
            <text:p>0.319124166553123</text:p>
          </table:table-cell>
          <table:table-cell office:value-type="float" office:value="0.00520304110345976" calcext:value-type="float">
            <text:p>0.00520304110346</text:p>
          </table:table-cell>
          <table:table-cell office:value-type="float" office:value="0.000929262547243183" calcext:value-type="float">
            <text:p>0.000929262547243</text:p>
          </table:table-cell>
        </table:table-row>
        <table:table-row table:style-name="ro1">
          <table:table-cell office:value-type="float" office:value="19.6596451997757" calcext:value-type="float">
            <text:p>19.6596451997757</text:p>
          </table:table-cell>
          <table:table-cell office:value-type="float" office:value="10.2325069506963" calcext:value-type="float">
            <text:p>10.232506950696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4999747016869" calcext:value-type="float">
            <text:p>0.974999747016869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" calcext:value-type="float">
            <text:p>3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3977695167286" calcext:value-type="float">
            <text:p>0.97397769516728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6243504083148" calcext:value-type="float">
            <text:p>0.97624350408314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1.43618755761969" calcext:value-type="float">
            <text:p>1.43618755761969</text:p>
          </table:table-cell>
          <table:table-cell office:value-type="float" office:value="0.356996268574547" calcext:value-type="float">
            <text:p>0.356996268574547</text:p>
          </table:table-cell>
          <table:table-cell office:value-type="float" office:value="0.00520304110345976" calcext:value-type="float">
            <text:p>0.00520304110346</text:p>
          </table:table-cell>
          <table:table-cell office:value-type="float" office:value="0.000828598713005877" calcext:value-type="float">
            <text:p>0.000828598713006</text:p>
          </table:table-cell>
        </table:table-row>
        <table:table-row table:style-name="ro1">
          <table:table-cell office:value-type="float" office:value="20.1464043458303" calcext:value-type="float">
            <text:p>20.1464043458303</text:p>
          </table:table-cell>
          <table:table-cell office:value-type="float" office:value="10.9862086772919" calcext:value-type="float">
            <text:p>10.9862086772919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4926262316829" calcext:value-type="float">
            <text:p>0.99492626231682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5" calcext:value-type="float">
            <text:p>45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97026022304833" calcext:value-type="float">
            <text:p>0.99702602230483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1.9991304059577" calcext:value-type="float">
            <text:p>1.9991304059577</text:p>
          </table:table-cell>
          <table:table-cell office:value-type="float" office:value="0.623826651530808" calcext:value-type="float">
            <text:p>0.623826651530808</text:p>
          </table:table-cell>
          <table:table-cell office:value-type="float" office:value="0.0071756662307437" calcext:value-type="float">
            <text:p>0.007175666230744</text:p>
          </table:table-cell>
          <table:table-cell office:value-type="float" office:value="0.001314110091436" calcext:value-type="float">
            <text:p>0.001314110091436</text:p>
          </table:table-cell>
        </table:table-row>
        <table:table-row table:style-name="ro1">
          <table:table-cell office:value-type="float" office:value="19.4895519415538" calcext:value-type="float">
            <text:p>19.4895519415538</text:p>
          </table:table-cell>
          <table:table-cell office:value-type="float" office:value="10.167867898941" calcext:value-type="float">
            <text:p>10.167867898941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886345258498" calcext:value-type="float">
            <text:p>0.973886345258498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5" calcext:value-type="float">
            <text:p>45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74721189591078" calcext:value-type="float">
            <text:p>0.97472118959107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1.53827131998951" calcext:value-type="float">
            <text:p>1.53827131998951</text:p>
          </table:table-cell>
          <table:table-cell office:value-type="float" office:value="0.367242539237967" calcext:value-type="float">
            <text:p>0.367242539237967</text:p>
          </table:table-cell>
          <table:table-cell office:value-type="float" office:value="0.00575211774335815" calcext:value-type="float">
            <text:p>0.005752117743358</text:p>
          </table:table-cell>
          <table:table-cell office:value-type="float" office:value="0.000785525838197639" calcext:value-type="float">
            <text:p>0.000785525838198</text:p>
          </table:table-cell>
        </table:table-row>
        <table:table-row table:style-name="ro1">
          <table:table-cell office:value-type="float" office:value="19.1626264254252" calcext:value-type="float">
            <text:p>19.1626264254252</text:p>
          </table:table-cell>
          <table:table-cell office:value-type="float" office:value="9.88512670993805" calcext:value-type="float">
            <text:p>9.8851267099380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514966022066" calcext:value-type="float">
            <text:p>0.973514966022066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5" calcext:value-type="float">
            <text:p>45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73977695167286" calcext:value-type="float">
            <text:p>0.97397769516728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645123401634251" calcext:value-type="float">
            <text:p>0.645123401634251</text:p>
          </table:table-cell>
          <table:table-cell office:value-type="float" office:value="0.568453368179483" calcext:value-type="float">
            <text:p>0.568453368179483</text:p>
          </table:table-cell>
          <table:table-cell office:value-type="float" office:value="0.00575211774335815" calcext:value-type="float">
            <text:p>0.005752117743358</text:p>
          </table:table-cell>
          <table:table-cell office:value-type="float" office:value="0.00110390070826869" calcext:value-type="float">
            <text:p>0.001103900708269</text:p>
          </table:table-cell>
        </table:table-row>
        <table:table-row table:style-name="ro1">
          <table:table-cell office:value-type="float" office:value="26.1629670063655" calcext:value-type="float">
            <text:p>26.1629670063655</text:p>
          </table:table-cell>
          <table:table-cell office:value-type="float" office:value="11.604389389356" calcext:value-type="float">
            <text:p>11.60438938935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7129138229063" calcext:value-type="float">
            <text:p>0.98712913822906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8" calcext:value-type="float">
            <text:p>4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87379361544172" calcext:value-type="float">
            <text:p>0.98737936154417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6636971046771" calcext:value-type="float">
            <text:p>0.98663697104677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4409799554566" calcext:value-type="float">
            <text:p>0.98440979955456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84409799554566" calcext:value-type="float">
            <text:p>0.984409799554566</text:p>
          </table:table-cell>
          <table:table-cell office:value-type="float" office:value="1.85451879159684" calcext:value-type="float">
            <text:p>1.85451879159684</text:p>
          </table:table-cell>
          <table:table-cell office:value-type="float" office:value="1.08087860531959" calcext:value-type="float">
            <text:p>1.08087860531959</text:p>
          </table:table-cell>
          <table:table-cell office:value-type="float" office:value="0.00623942524812577" calcext:value-type="float">
            <text:p>0.006239425248126</text:p>
          </table:table-cell>
          <table:table-cell office:value-type="float" office:value="0.00237157955885841" calcext:value-type="float">
            <text:p>0.002371579558858</text:p>
          </table:table-cell>
        </table:table-row>
        <table:table-row table:style-name="ro1">
          <table:table-cell office:value-type="float" office:value="20.6452037096024" calcext:value-type="float">
            <text:p>20.6452037096024</text:p>
          </table:table-cell>
          <table:table-cell office:value-type="float" office:value="9.67966671784719" calcext:value-type="float">
            <text:p>9.6796667178471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8886230266166" calcext:value-type="float">
            <text:p>0.99888623026616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8" calcext:value-type="float">
            <text:p>48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9256505576208" calcext:value-type="float">
            <text:p>0.99925650557620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1.18505865835191" calcext:value-type="float">
            <text:p>1.18505865835191</text:p>
          </table:table-cell>
          <table:table-cell office:value-type="float" office:value="0.605863536636837" calcext:value-type="float">
            <text:p>0.605863536636837</text:p>
          </table:table-cell>
          <table:table-cell office:value-type="float" office:value="0.00633126209332343" calcext:value-type="float">
            <text:p>0.006331262093323</text:p>
          </table:table-cell>
          <table:table-cell office:value-type="float" office:value="0.000566889796505956" calcext:value-type="float">
            <text:p>0.000566889796506</text:p>
          </table:table-cell>
        </table:table-row>
        <table:table-row table:style-name="ro1">
          <table:table-cell office:value-type="float" office:value="19.15387626489" calcext:value-type="float">
            <text:p>19.15387626489</text:p>
          </table:table-cell>
          <table:table-cell office:value-type="float" office:value="10.0588773091634" calcext:value-type="float">
            <text:p>10.058877309163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400092361841" calcext:value-type="float">
            <text:p>0.97240009236184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8" calcext:value-type="float">
            <text:p>4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8773234200743" calcext:value-type="float">
            <text:p>0.9687732342007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705571567522186" calcext:value-type="float">
            <text:p>0.705571567522186</text:p>
          </table:table-cell>
          <table:table-cell office:value-type="float" office:value="0.780172132065189" calcext:value-type="float">
            <text:p>0.780172132065189</text:p>
          </table:table-cell>
          <table:table-cell office:value-type="float" office:value="0.00545240898742559" calcext:value-type="float">
            <text:p>0.005452408987426</text:p>
          </table:table-cell>
          <table:table-cell office:value-type="float" office:value="0.00213106812334478" calcext:value-type="float">
            <text:p>0.002131068123345</text:p>
          </table:table-cell>
        </table:table-row>
        <table:table-row table:style-name="ro1">
          <table:table-cell office:value-type="float" office:value="19.2561229864756" calcext:value-type="float">
            <text:p>19.2561229864756</text:p>
          </table:table-cell>
          <table:table-cell office:value-type="float" office:value="10.097339908282" calcext:value-type="float">
            <text:p>10.09733990828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3515333997529" calcext:value-type="float">
            <text:p>0.973515333997529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8" calcext:value-type="float">
            <text:p>48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7546468401487" calcext:value-type="float">
            <text:p>0.9754646840148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1.24181774320252" calcext:value-type="float">
            <text:p>1.24181774320252</text:p>
          </table:table-cell>
          <table:table-cell office:value-type="float" office:value="0.45596614998224" calcext:value-type="float">
            <text:p>0.45596614998224</text:p>
          </table:table-cell>
          <table:table-cell office:value-type="float" office:value="0.00459579193157161" calcext:value-type="float">
            <text:p>0.004595791931572</text:p>
          </table:table-cell>
          <table:table-cell office:value-type="float" office:value="0.0013236508864347" calcext:value-type="float">
            <text:p>0.001323650886435</text:p>
          </table:table-cell>
        </table:table-row>
        <table:table-row table:style-name="ro1">
          <table:table-cell office:value-type="float" office:value="19.1345380544662" calcext:value-type="float">
            <text:p>19.1345380544662</text:p>
          </table:table-cell>
          <table:table-cell office:value-type="float" office:value="10.358632127444" calcext:value-type="float">
            <text:p>10.35863212744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3144138748828" calcext:value-type="float">
            <text:p>0.97314413874882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8" calcext:value-type="float">
            <text:p>4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7546468401487" calcext:value-type="float">
            <text:p>0.9754646840148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1.31464190176709" calcext:value-type="float">
            <text:p>1.31464190176709</text:p>
          </table:table-cell>
          <table:table-cell office:value-type="float" office:value="0.209379706846342" calcext:value-type="float">
            <text:p>0.209379706846342</text:p>
          </table:table-cell>
          <table:table-cell office:value-type="float" office:value="0.00501277686873896" calcext:value-type="float">
            <text:p>0.005012776868739</text:p>
          </table:table-cell>
          <table:table-cell office:value-type="float" office:value="0.0011550698838792" calcext:value-type="float">
            <text:p>0.001155069883879</text:p>
          </table:table-cell>
        </table:table-row>
        <table:table-row table:style-name="ro1">
          <table:table-cell office:value-type="float" office:value="19.113874634107" calcext:value-type="float">
            <text:p>19.113874634107</text:p>
          </table:table-cell>
          <table:table-cell office:value-type="float" office:value="9.92957186698914" calcext:value-type="float">
            <text:p>9.9295718669891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8687955887101" calcext:value-type="float">
            <text:p>0.968687955887101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8" calcext:value-type="float">
            <text:p>48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68029739776952" calcext:value-type="float">
            <text:p>0.96802973977695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1.35982230086582" calcext:value-type="float">
            <text:p>1.35982230086582</text:p>
          </table:table-cell>
          <table:table-cell office:value-type="float" office:value="0.358042640522921" calcext:value-type="float">
            <text:p>0.358042640522921</text:p>
          </table:table-cell>
          <table:table-cell office:value-type="float" office:value="0.00764775830004679" calcext:value-type="float">
            <text:p>0.007647758300047</text:p>
          </table:table-cell>
          <table:table-cell office:value-type="float" office:value="0.00124754402375953" calcext:value-type="float">
            <text:p>0.00124754402376</text:p>
          </table:table-cell>
        </table:table-row>
        <table:table-row table:style-name="ro1">
          <table:table-cell office:value-type="float" office:value="19.8253802061081" calcext:value-type="float">
            <text:p>19.8253802061081</text:p>
          </table:table-cell>
          <table:table-cell office:value-type="float" office:value="9.93315203984579" calcext:value-type="float">
            <text:p>9.9331520398457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4010077008065" calcext:value-type="float">
            <text:p>0.97401007700806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8" calcext:value-type="float">
            <text:p>4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74721189591078" calcext:value-type="float">
            <text:p>0.97472118959107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27848040510145" calcext:value-type="float">
            <text:p>0.927848040510145</text:p>
          </table:table-cell>
          <table:table-cell office:value-type="float" office:value="0.677911211659828" calcext:value-type="float">
            <text:p>0.677911211659828</text:p>
          </table:table-cell>
          <table:table-cell office:value-type="float" office:value="0.00545240898742559" calcext:value-type="float">
            <text:p>0.005452408987426</text:p>
          </table:table-cell>
          <table:table-cell office:value-type="float" office:value="0.000851918829384821" calcext:value-type="float">
            <text:p>0.000851918829385</text:p>
          </table:table-cell>
        </table:table-row>
        <table:table-row table:style-name="ro1">
          <table:table-cell office:value-type="float" office:value="21.4265611966451" calcext:value-type="float">
            <text:p>21.4265611966451</text:p>
          </table:table-cell>
          <table:table-cell office:value-type="float" office:value="9.92834981282552" calcext:value-type="float">
            <text:p>9.9283498128255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9381157264433" calcext:value-type="float">
            <text:p>0.999381157264433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8" calcext:value-type="float">
            <text:p>48</text:p>
          </table:table-cell>
          <table:table-cell office:value-type="float" office:value="0.944649446494465" calcext:value-type="float">
            <text:p>0.944649446494465</text:p>
          </table:table-cell>
          <table:table-cell office:value-type="float" office:value="0.999256505576208" calcext:value-type="float">
            <text:p>0.99925650557620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1" calcext:value-type="float">
            <text:p>1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7341898093048" calcext:value-type="float">
            <text:p>0.97341898093048</text:p>
          </table:table-cell>
          <table:table-cell office:value-type="float" office:value="0.487388223064369" calcext:value-type="float">
            <text:p>0.487388223064369</text:p>
          </table:table-cell>
          <table:table-cell office:value-type="float" office:value="0.00853328758000938" calcext:value-type="float">
            <text:p>0.008533287580009</text:p>
          </table:table-cell>
          <table:table-cell office:value-type="float" office:value="0.000276755178379365" calcext:value-type="float">
            <text:p>0.000276755178379</text:p>
          </table:table-cell>
        </table:table-row>
        <table:table-row table:style-name="ro1">
          <table:table-cell office:value-type="float" office:value="19.8520973126094" calcext:value-type="float">
            <text:p>19.8520973126094</text:p>
          </table:table-cell>
          <table:table-cell office:value-type="float" office:value="10.3418122132619" calcext:value-type="float">
            <text:p>10.341812213261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4010077008065" calcext:value-type="float">
            <text:p>0.974010077008065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8" calcext:value-type="float">
            <text:p>48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74721189591078" calcext:value-type="float">
            <text:p>0.97472118959107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1.43459942602503" calcext:value-type="float">
            <text:p>1.43459942602503</text:p>
          </table:table-cell>
          <table:table-cell office:value-type="float" office:value="0.243425531474791" calcext:value-type="float">
            <text:p>0.243425531474791</text:p>
          </table:table-cell>
          <table:table-cell office:value-type="float" office:value="0.00512663478347832" calcext:value-type="float">
            <text:p>0.005126634783478</text:p>
          </table:table-cell>
          <table:table-cell office:value-type="float" office:value="0.00104555955941395" calcext:value-type="float">
            <text:p>0.001045559559414</text:p>
          </table:table-cell>
        </table:table-row>
        <table:table-row table:style-name="ro1">
          <table:table-cell office:value-type="float" office:value="21.252223332723" calcext:value-type="float">
            <text:p>21.252223332723</text:p>
          </table:table-cell>
          <table:table-cell office:value-type="float" office:value="9.74155799547831" calcext:value-type="float">
            <text:p>9.7415579954783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7648728782765" calcext:value-type="float">
            <text:p>0.99764872878276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8" calcext:value-type="float">
            <text:p>48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8513011152416" calcext:value-type="float">
            <text:p>0.99851301115241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1.245829921082" calcext:value-type="float">
            <text:p>1.245829921082</text:p>
          </table:table-cell>
          <table:table-cell office:value-type="float" office:value="0.811574021850953" calcext:value-type="float">
            <text:p>0.811574021850953</text:p>
          </table:table-cell>
          <table:table-cell office:value-type="float" office:value="0.00873677774943587" calcext:value-type="float">
            <text:p>0.008736777749436</text:p>
          </table:table-cell>
          <table:table-cell office:value-type="float" office:value="0.000665837880595025" calcext:value-type="float">
            <text:p>0.000665837880595</text:p>
          </table:table-cell>
        </table:table-row>
        <table:table-row table:style-name="ro1">
          <table:table-cell office:value-type="float" office:value="20.52621058623" calcext:value-type="float">
            <text:p>20.52621058623</text:p>
          </table:table-cell>
          <table:table-cell office:value-type="float" office:value="10.3757082223892" calcext:value-type="float">
            <text:p>10.375708222389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534775061199" calcext:value-type="float">
            <text:p>0.996534775061199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8" calcext:value-type="float">
            <text:p>4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97026022304833" calcext:value-type="float">
            <text:p>0.99702602230483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1.18217168087435" calcext:value-type="float">
            <text:p>1.18217168087435</text:p>
          </table:table-cell>
          <table:table-cell office:value-type="float" office:value="0.303751292633152" calcext:value-type="float">
            <text:p>0.303751292633152</text:p>
          </table:table-cell>
          <table:table-cell office:value-type="float" office:value="0.00921622187943076" calcext:value-type="float">
            <text:p>0.009216221879431</text:p>
          </table:table-cell>
          <table:table-cell office:value-type="float" office:value="0.00101996242186347" calcext:value-type="float">
            <text:p>0.001019962421863</text:p>
          </table:table-cell>
        </table:table-row>
        <table:table-row table:style-name="ro1">
          <table:table-cell office:value-type="float" office:value="22.7243573665619" calcext:value-type="float">
            <text:p>22.7243573665619</text:p>
          </table:table-cell>
          <table:table-cell office:value-type="float" office:value="11.3900185426076" calcext:value-type="float">
            <text:p>11.390018542607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8738202936628" calcext:value-type="float">
            <text:p>0.98873820293662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9" calcext:value-type="float">
            <text:p>59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91078066914498" calcext:value-type="float">
            <text:p>0.99107806691449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88864142538976" calcext:value-type="float">
            <text:p>0.98886414253897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7379361544172" calcext:value-type="float">
            <text:p>0.98737936154417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121752041574" calcext:value-type="float">
            <text:p>0.98812175204157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6636971046771" calcext:value-type="float">
            <text:p>0.986636971046771</text:p>
          </table:table-cell>
          <table:table-cell office:value-type="float" office:value="4.58661078077595" calcext:value-type="float">
            <text:p>4.58661078077595</text:p>
          </table:table-cell>
          <table:table-cell office:value-type="float" office:value="0.702233169042837" calcext:value-type="float">
            <text:p>0.702233169042837</text:p>
          </table:table-cell>
          <table:table-cell office:value-type="float" office:value="0.00589970137982032" calcext:value-type="float">
            <text:p>0.00589970137982</text:p>
          </table:table-cell>
          <table:table-cell office:value-type="float" office:value="0.00156667812857212" calcext:value-type="float">
            <text:p>0.001566678128572</text:p>
          </table:table-cell>
        </table:table-row>
        <table:table-row table:style-name="ro1">
          <table:table-cell office:value-type="float" office:value="19.0051674842834" calcext:value-type="float">
            <text:p>19.0051674842834</text:p>
          </table:table-cell>
          <table:table-cell office:value-type="float" office:value="9.97695223490397" calcext:value-type="float">
            <text:p>9.9769522349039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400828312768" calcext:value-type="float">
            <text:p>0.9724008283127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9" calcext:value-type="float">
            <text:p>59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71747211895911" calcext:value-type="float">
            <text:p>0.97174721189591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5501113585746" calcext:value-type="float">
            <text:p>0.97550111358574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29452115050056" calcext:value-type="float">
            <text:p>0.929452115050056</text:p>
          </table:table-cell>
          <table:table-cell office:value-type="float" office:value="0.94126840157714" calcext:value-type="float">
            <text:p>0.94126840157714</text:p>
          </table:table-cell>
          <table:table-cell office:value-type="float" office:value="0.00458301002397648" calcext:value-type="float">
            <text:p>0.004583010023976</text:p>
          </table:table-cell>
          <table:table-cell office:value-type="float" office:value="0.00179125381720733" calcext:value-type="float">
            <text:p>0.001791253817207</text:p>
          </table:table-cell>
        </table:table-row>
        <table:table-row table:style-name="ro1">
          <table:table-cell office:value-type="float" office:value="19.3010096152623" calcext:value-type="float">
            <text:p>19.3010096152623</text:p>
          </table:table-cell>
          <table:table-cell office:value-type="float" office:value="9.89849507808685" calcext:value-type="float">
            <text:p>9.8984950780868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8688323862565" calcext:value-type="float">
            <text:p>0.96868832386256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9" calcext:value-type="float">
            <text:p>59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9516728624535" calcext:value-type="float">
            <text:p>0.96951672862453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1.88189713083969" calcext:value-type="float">
            <text:p>1.88189713083969</text:p>
          </table:table-cell>
          <table:table-cell office:value-type="float" office:value="0.1670635838853" calcext:value-type="float">
            <text:p>0.1670635838853</text:p>
          </table:table-cell>
          <table:table-cell office:value-type="float" office:value="0.00822231734711981" calcext:value-type="float">
            <text:p>0.00822231734712</text:p>
          </table:table-cell>
          <table:table-cell office:value-type="float" office:value="0.00162350508862683" calcext:value-type="float">
            <text:p>0.001623505088627</text:p>
          </table:table-cell>
        </table:table-row>
        <table:table-row table:style-name="ro1">
          <table:table-cell office:value-type="float" office:value="20.6074904203415" calcext:value-type="float">
            <text:p>20.6074904203415</text:p>
          </table:table-cell>
          <table:table-cell office:value-type="float" office:value="9.76231853167216" calcext:value-type="float">
            <text:p>9.7623185316721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6782422548064" calcext:value-type="float">
            <text:p>0.996782422548064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9" calcext:value-type="float">
            <text:p>59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7769516728625" calcext:value-type="float">
            <text:p>0.9977695167286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1.35377669300274" calcext:value-type="float">
            <text:p>1.35377669300274</text:p>
          </table:table-cell>
          <table:table-cell office:value-type="float" office:value="0.782811445442238" calcext:value-type="float">
            <text:p>0.782811445442238</text:p>
          </table:table-cell>
          <table:table-cell office:value-type="float" office:value="0.00632467481965496" calcext:value-type="float">
            <text:p>0.006324674819655</text:p>
          </table:table-cell>
          <table:table-cell office:value-type="float" office:value="0.00133222224725139" calcext:value-type="float">
            <text:p>0.001332222247251</text:p>
          </table:table-cell>
        </table:table-row>
        <table:table-row table:style-name="ro1">
          <table:table-cell office:value-type="float" office:value="19.0067724784215" calcext:value-type="float">
            <text:p>19.0067724784215</text:p>
          </table:table-cell>
          <table:table-cell office:value-type="float" office:value="10.0235494772593" calcext:value-type="float">
            <text:p>10.023549477259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819266091337" calcext:value-type="float">
            <text:p>0.96819266091337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9" calcext:value-type="float">
            <text:p>59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6542750929368" calcext:value-type="float">
            <text:p>0.96654275092936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674206536994374" calcext:value-type="float">
            <text:p>0.674206536994374</text:p>
          </table:table-cell>
          <table:table-cell office:value-type="float" office:value="0.524784614031316" calcext:value-type="float">
            <text:p>0.524784614031316</text:p>
          </table:table-cell>
          <table:table-cell office:value-type="float" office:value="0.00846245419569368" calcext:value-type="float">
            <text:p>0.008462454195694</text:p>
          </table:table-cell>
          <table:table-cell office:value-type="float" office:value="0.00132550240379" calcext:value-type="float">
            <text:p>0.00132550240379</text:p>
          </table:table-cell>
        </table:table-row>
        <table:table-row table:style-name="ro1">
          <table:table-cell office:value-type="float" office:value="21.9007741212845" calcext:value-type="float">
            <text:p>21.9007741212845</text:p>
          </table:table-cell>
          <table:table-cell office:value-type="float" office:value="9.46282879511515" calcext:value-type="float">
            <text:p>9.4628287951151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8267571518331" calcext:value-type="float">
            <text:p>0.998267571518331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9" calcext:value-type="float">
            <text:p>59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9256505576208" calcext:value-type="float">
            <text:p>0.99925650557620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840187591184457" calcext:value-type="float">
            <text:p>0.840187591184457</text:p>
          </table:table-cell>
          <table:table-cell office:value-type="float" office:value="1.03915520441276" calcext:value-type="float">
            <text:p>1.03915520441276</text:p>
          </table:table-cell>
          <table:table-cell office:value-type="float" office:value="0.00464738466804698" calcext:value-type="float">
            <text:p>0.004647384668047</text:p>
          </table:table-cell>
          <table:table-cell office:value-type="float" office:value="0.000553016133844425" calcext:value-type="float">
            <text:p>0.000553016133844</text:p>
          </table:table-cell>
        </table:table-row>
        <table:table-row table:style-name="ro1">
          <table:table-cell office:value-type="float" office:value="21.3577454884847" calcext:value-type="float">
            <text:p>21.3577454884847</text:p>
          </table:table-cell>
          <table:table-cell office:value-type="float" office:value="9.7557680606842" calcext:value-type="float">
            <text:p>9.755768060684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7153617796765" calcext:value-type="float">
            <text:p>0.99715361779676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9" calcext:value-type="float">
            <text:p>59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7769516728625" calcext:value-type="float">
            <text:p>0.99776951672862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1.38953269992035" calcext:value-type="float">
            <text:p>1.38953269992035</text:p>
          </table:table-cell>
          <table:table-cell office:value-type="float" office:value="0.527984322596079" calcext:value-type="float">
            <text:p>0.527984322596079</text:p>
          </table:table-cell>
          <table:table-cell office:value-type="float" office:value="0.00511849744389827" calcext:value-type="float">
            <text:p>0.005118497443898</text:p>
          </table:table-cell>
          <table:table-cell office:value-type="float" office:value="0.000509490774267632" calcext:value-type="float">
            <text:p>0.000509490774268</text:p>
          </table:table-cell>
        </table:table-row>
        <table:table-row table:style-name="ro1">
          <table:table-cell office:value-type="float" office:value="25.1757619380951" calcext:value-type="float">
            <text:p>25.1757619380951</text:p>
          </table:table-cell>
          <table:table-cell office:value-type="float" office:value="10.7195052703222" calcext:value-type="float">
            <text:p>10.719505270322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5024778547766" calcext:value-type="float">
            <text:p>0.98502477854776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88121752041574" calcext:value-type="float">
            <text:p>0.98812175204157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6636971046771" calcext:value-type="float">
            <text:p>0.98663697104677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5894580549369" calcext:value-type="float">
            <text:p>0.98589458054936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925018559762" calcext:value-type="float">
            <text:p>0.98292501855976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1440237564959" calcext:value-type="float">
            <text:p>0.981440237564959</text:p>
          </table:table-cell>
          <table:table-cell office:value-type="float" office:value="3.81327191966105" calcext:value-type="float">
            <text:p>3.81327191966105</text:p>
          </table:table-cell>
          <table:table-cell office:value-type="float" office:value="1.68045295009829" calcext:value-type="float">
            <text:p>1.68045295009829</text:p>
          </table:table-cell>
          <table:table-cell office:value-type="float" office:value="0.0054696132428682" calcext:value-type="float">
            <text:p>0.005469613242868</text:p>
          </table:table-cell>
          <table:table-cell office:value-type="float" office:value="0.00224410286817646" calcext:value-type="float">
            <text:p>0.002244102868176</text:p>
          </table:table-cell>
        </table:table-row>
        <table:table-row table:style-name="ro1">
          <table:table-cell office:value-type="float" office:value="19.406591852506" calcext:value-type="float">
            <text:p>19.406591852506</text:p>
          </table:table-cell>
          <table:table-cell office:value-type="float" office:value="10.1827494303385" calcext:value-type="float">
            <text:p>10.182749430338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0544300106069" calcext:value-type="float">
            <text:p>0.97054430010606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69516728624535" calcext:value-type="float">
            <text:p>0.96951672862453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1.67214655983301" calcext:value-type="float">
            <text:p>1.67214655983301</text:p>
          </table:table-cell>
          <table:table-cell office:value-type="float" office:value="0.555367110102298" calcext:value-type="float">
            <text:p>0.555367110102298</text:p>
          </table:table-cell>
          <table:table-cell office:value-type="float" office:value="0.0089014352202151" calcext:value-type="float">
            <text:p>0.008901435220215</text:p>
          </table:table-cell>
          <table:table-cell office:value-type="float" office:value="0.00158933444013137" calcext:value-type="float">
            <text:p>0.001589334440131</text:p>
          </table:table-cell>
        </table:table-row>
        <table:table-row table:style-name="ro1">
          <table:table-cell office:value-type="float" office:value="18.9778829813004" calcext:value-type="float">
            <text:p>18.9778829813004</text:p>
          </table:table-cell>
          <table:table-cell office:value-type="float" office:value="10.1108184655507" calcext:value-type="float">
            <text:p>10.110818465550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7326722654133" calcext:value-type="float">
            <text:p>0.96732672265413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1.07956510664984" calcext:value-type="float">
            <text:p>1.07956510664984</text:p>
          </table:table-cell>
          <table:table-cell office:value-type="float" office:value="0.463949841962484" calcext:value-type="float">
            <text:p>0.463949841962484</text:p>
          </table:table-cell>
          <table:table-cell office:value-type="float" office:value="0.00699386872346545" calcext:value-type="float">
            <text:p>0.006993868723465</text:p>
          </table:table-cell>
          <table:table-cell office:value-type="float" office:value="0.00171457297475226" calcext:value-type="float">
            <text:p>0.001714572974752</text:p>
          </table:table-cell>
        </table:table-row>
        <table:table-row table:style-name="ro1">
          <table:table-cell office:value-type="float" office:value="19.0794392029444" calcext:value-type="float">
            <text:p>19.0794392029444</text:p>
          </table:table-cell>
          <table:table-cell office:value-type="float" office:value="10.4499071041743" calcext:value-type="float">
            <text:p>10.449907104174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7202990904566" calcext:value-type="float">
            <text:p>0.96720299090456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1575163981539" calcext:value-type="float">
            <text:p>0.91575163981539</text:p>
          </table:table-cell>
          <table:table-cell office:value-type="float" office:value="0.543853405748298" calcext:value-type="float">
            <text:p>0.543853405748298</text:p>
          </table:table-cell>
          <table:table-cell office:value-type="float" office:value="0.0078817822755595" calcext:value-type="float">
            <text:p>0.00788178227556</text:p>
          </table:table-cell>
          <table:table-cell office:value-type="float" office:value="0.00138275723929904" calcext:value-type="float">
            <text:p>0.001382757239299</text:p>
          </table:table-cell>
        </table:table-row>
        <table:table-row table:style-name="ro1">
          <table:table-cell office:value-type="float" office:value="20.3657081127167" calcext:value-type="float">
            <text:p>20.3657081127167</text:p>
          </table:table-cell>
          <table:table-cell office:value-type="float" office:value="10.0136839151382" calcext:value-type="float">
            <text:p>10.013683915138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7153617796765" calcext:value-type="float">
            <text:p>0.99715361779676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7769516728625" calcext:value-type="float">
            <text:p>0.99776951672862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1.6936843865538" calcext:value-type="float">
            <text:p>1.6936843865538</text:p>
          </table:table-cell>
          <table:table-cell office:value-type="float" office:value="0.360058688152926" calcext:value-type="float">
            <text:p>0.360058688152926</text:p>
          </table:table-cell>
          <table:table-cell office:value-type="float" office:value="0.00735358962996568" calcext:value-type="float">
            <text:p>0.007353589629966</text:p>
          </table:table-cell>
          <table:table-cell office:value-type="float" office:value="0.000791839598331222" calcext:value-type="float">
            <text:p>0.000791839598331</text:p>
          </table:table-cell>
        </table:table-row>
        <table:table-row table:style-name="ro1">
          <table:table-cell office:value-type="float" office:value="18.6029771963755" calcext:value-type="float">
            <text:p>18.6029771963755</text:p>
          </table:table-cell>
          <table:table-cell office:value-type="float" office:value="9.7823391755422" calcext:value-type="float">
            <text:p>9.782339175542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687955887101" calcext:value-type="float">
            <text:p>0.968687955887101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8029739776952" calcext:value-type="float">
            <text:p>0.96802973977695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63496506297827" calcext:value-type="float">
            <text:p>0.63496506297827</text:p>
          </table:table-cell>
          <table:table-cell office:value-type="float" office:value="0.601725397863144" calcext:value-type="float">
            <text:p>0.601725397863144</text:p>
          </table:table-cell>
          <table:table-cell office:value-type="float" office:value="0.00699386872346545" calcext:value-type="float">
            <text:p>0.006993868723465</text:p>
          </table:table-cell>
          <table:table-cell office:value-type="float" office:value="0.00117160212572675" calcext:value-type="float">
            <text:p>0.001171602125727</text:p>
          </table:table-cell>
        </table:table-row>
        <table:table-row table:style-name="ro1">
          <table:table-cell office:value-type="float" office:value="19.1835200389226" calcext:value-type="float">
            <text:p>19.1835200389226</text:p>
          </table:table-cell>
          <table:table-cell office:value-type="float" office:value="10.2696456114451" calcext:value-type="float">
            <text:p>10.269645611445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68777189937" calcext:value-type="float">
            <text:p>0.96868777189937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2.10394997666161" calcext:value-type="float">
            <text:p>2.10394997666161</text:p>
          </table:table-cell>
          <table:table-cell office:value-type="float" office:value="0.675245716223486" calcext:value-type="float">
            <text:p>0.675245716223486</text:p>
          </table:table-cell>
          <table:table-cell office:value-type="float" office:value="0.00699386872346545" calcext:value-type="float">
            <text:p>0.006993868723465</text:p>
          </table:table-cell>
          <table:table-cell office:value-type="float" office:value="0.00100870451702309" calcext:value-type="float">
            <text:p>0.001008704517023</text:p>
          </table:table-cell>
        </table:table-row>
        <table:table-row table:style-name="ro1">
          <table:table-cell office:value-type="float" office:value="18.6657157739004" calcext:value-type="float">
            <text:p>18.6657157739004</text:p>
          </table:table-cell>
          <table:table-cell office:value-type="float" office:value="10.1240576505661" calcext:value-type="float">
            <text:p>10.12405765056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564224137535" calcext:value-type="float">
            <text:p>0.96856422413753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8029739776952" calcext:value-type="float">
            <text:p>0.96802973977695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60893955154561" calcext:value-type="float">
            <text:p>0.960893955154561</text:p>
          </table:table-cell>
          <table:table-cell office:value-type="float" office:value="0.831187661908263" calcext:value-type="float">
            <text:p>0.831187661908263</text:p>
          </table:table-cell>
          <table:table-cell office:value-type="float" office:value="0.00720180507760625" calcext:value-type="float">
            <text:p>0.007201805077606</text:p>
          </table:table-cell>
          <table:table-cell office:value-type="float" office:value="0.00146679261613359" calcext:value-type="float">
            <text:p>0.001466792616134</text:p>
          </table:table-cell>
        </table:table-row>
        <table:table-row table:style-name="ro1">
          <table:table-cell office:value-type="float" office:value="18.7363797028859" calcext:value-type="float">
            <text:p>18.7363797028859</text:p>
          </table:table-cell>
          <table:table-cell office:value-type="float" office:value="10.0996226469676" calcext:value-type="float">
            <text:p>10.099622646967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7574002165536" calcext:value-type="float">
            <text:p>0.9675740021655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6542750929368" calcext:value-type="float">
            <text:p>0.96654275092936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1.04944401420848" calcext:value-type="float">
            <text:p>1.04944401420848</text:p>
          </table:table-cell>
          <table:table-cell office:value-type="float" office:value="0.502152186115102" calcext:value-type="float">
            <text:p>0.502152186115102</text:p>
          </table:table-cell>
          <table:table-cell office:value-type="float" office:value="0.00657712217371507" calcext:value-type="float">
            <text:p>0.006577122173715</text:p>
          </table:table-cell>
          <table:table-cell office:value-type="float" office:value="0.0012684346274133" calcext:value-type="float">
            <text:p>0.001268434627413</text:p>
          </table:table-cell>
        </table:table-row>
        <table:table-row table:style-name="ro1">
          <table:table-cell office:value-type="float" office:value="19.3527069489161" calcext:value-type="float">
            <text:p>19.3527069489161</text:p>
          </table:table-cell>
          <table:table-cell office:value-type="float" office:value="9.72161002953847" calcext:value-type="float">
            <text:p>9.721610029538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069113151535" calcext:value-type="float">
            <text:p>0.96806911315153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1.47350506414165" calcext:value-type="float">
            <text:p>1.47350506414165</text:p>
          </table:table-cell>
          <table:table-cell office:value-type="float" office:value="0.562664307485148" calcext:value-type="float">
            <text:p>0.562664307485148</text:p>
          </table:table-cell>
          <table:table-cell office:value-type="float" office:value="0.00751444131031909" calcext:value-type="float">
            <text:p>0.007514441310319</text:p>
          </table:table-cell>
          <table:table-cell office:value-type="float" office:value="0.0011394514115553" calcext:value-type="float">
            <text:p>0.001139451411555</text:p>
          </table:table-cell>
        </table:table-row>
        <table:table-row table:style-name="ro1">
          <table:table-cell office:value-type="float" office:value="19.2905753056208" calcext:value-type="float">
            <text:p>19.2905753056208</text:p>
          </table:table-cell>
          <table:table-cell office:value-type="float" office:value="9.52172672748566" calcext:value-type="float">
            <text:p>9.5217267274856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069113151535" calcext:value-type="float">
            <text:p>0.96806911315153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807056385354198" calcext:value-type="float">
            <text:p>0.807056385354198</text:p>
          </table:table-cell>
          <table:table-cell office:value-type="float" office:value="1.06945517071552" calcext:value-type="float">
            <text:p>1.06945517071552</text:p>
          </table:table-cell>
          <table:table-cell office:value-type="float" office:value="0.00751444131031909" calcext:value-type="float">
            <text:p>0.007514441310319</text:p>
          </table:table-cell>
          <table:table-cell office:value-type="float" office:value="0.00135996072367096" calcext:value-type="float">
            <text:p>0.001359960723671</text:p>
          </table:table-cell>
        </table:table-row>
        <table:table-row table:style-name="ro1">
          <table:table-cell office:value-type="float" office:value="19.782076716423" calcext:value-type="float">
            <text:p>19.782076716423</text:p>
          </table:table-cell>
          <table:table-cell office:value-type="float" office:value="9.79585123062134" calcext:value-type="float">
            <text:p>9.7958512306213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7574186153267" calcext:value-type="float">
            <text:p>0.967574186153267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1.37865539577994" calcext:value-type="float">
            <text:p>1.37865539577994</text:p>
          </table:table-cell>
          <table:table-cell office:value-type="float" office:value="0.437967596601884" calcext:value-type="float">
            <text:p>0.437967596601884</text:p>
          </table:table-cell>
          <table:table-cell office:value-type="float" office:value="0.00657712217371507" calcext:value-type="float">
            <text:p>0.006577122173715</text:p>
          </table:table-cell>
          <table:table-cell office:value-type="float" office:value="0.000928261230388688" calcext:value-type="float">
            <text:p>0.000928261230389</text:p>
          </table:table-cell>
        </table:table-row>
        <table:table-row table:style-name="ro1">
          <table:table-cell office:value-type="float" office:value="18.5874754985174" calcext:value-type="float">
            <text:p>18.5874754985174</text:p>
          </table:table-cell>
          <table:table-cell office:value-type="float" office:value="10.4584109783173" calcext:value-type="float">
            <text:p>10.45841097831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316392662937" calcext:value-type="float">
            <text:p>0.968316392662937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6542750929368" calcext:value-type="float">
            <text:p>0.96654275092936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774483909832324" calcext:value-type="float">
            <text:p>0.774483909832324</text:p>
          </table:table-cell>
          <table:table-cell office:value-type="float" office:value="0.299373747977217" calcext:value-type="float">
            <text:p>0.299373747977217</text:p>
          </table:table-cell>
          <table:table-cell office:value-type="float" office:value="0.0083451282701965" calcext:value-type="float">
            <text:p>0.008345128270197</text:p>
          </table:table-cell>
          <table:table-cell office:value-type="float" office:value="0.00147389389766769" calcext:value-type="float">
            <text:p>0.001473893897668</text:p>
          </table:table-cell>
        </table:table-row>
        <table:table-row table:style-name="ro1">
          <table:table-cell office:value-type="float" office:value="19.0842467546463" calcext:value-type="float">
            <text:p>19.0842467546463</text:p>
          </table:table-cell>
          <table:table-cell office:value-type="float" office:value="10.4012100299199" calcext:value-type="float">
            <text:p>10.401210029919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192844901102" calcext:value-type="float">
            <text:p>0.968192844901102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819231371814824" calcext:value-type="float">
            <text:p>0.819231371814824</text:p>
          </table:table-cell>
          <table:table-cell office:value-type="float" office:value="0.349062076614806" calcext:value-type="float">
            <text:p>0.349062076614806</text:p>
          </table:table-cell>
          <table:table-cell office:value-type="float" office:value="0.00751444131031909" calcext:value-type="float">
            <text:p>0.007514441310319</text:p>
          </table:table-cell>
          <table:table-cell office:value-type="float" office:value="0.00132073073708392" calcext:value-type="float">
            <text:p>0.001320730737084</text:p>
          </table:table-cell>
        </table:table-row>
        <table:table-row table:style-name="ro1">
          <table:table-cell office:value-type="float" office:value="18.8284325997035" calcext:value-type="float">
            <text:p>18.8284325997035</text:p>
          </table:table-cell>
          <table:table-cell office:value-type="float" office:value="10.7657161553701" calcext:value-type="float">
            <text:p>10.765716155370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0308400236" calcext:value-type="float">
            <text:p>0.968440308400236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1.20604678778756" calcext:value-type="float">
            <text:p>1.20604678778756</text:p>
          </table:table-cell>
          <table:table-cell office:value-type="float" office:value="0.602089164411479" calcext:value-type="float">
            <text:p>0.602089164411479</text:p>
          </table:table-cell>
          <table:table-cell office:value-type="float" office:value="0.00751444131031909" calcext:value-type="float">
            <text:p>0.007514441310319</text:p>
          </table:table-cell>
          <table:table-cell office:value-type="float" office:value="0.00120089359423478" calcext:value-type="float">
            <text:p>0.001200893594235</text:p>
          </table:table-cell>
        </table:table-row>
        <table:table-row table:style-name="ro1">
          <table:table-cell office:value-type="float" office:value="19.7057596445084" calcext:value-type="float">
            <text:p>19.7057596445084</text:p>
          </table:table-cell>
          <table:table-cell office:value-type="float" office:value="9.88525104522705" calcext:value-type="float">
            <text:p>9.8852510452270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0308400236" calcext:value-type="float">
            <text:p>0.968440308400236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1.66289661646411" calcext:value-type="float">
            <text:p>1.66289661646411</text:p>
          </table:table-cell>
          <table:table-cell office:value-type="float" office:value="0.568853366365363" calcext:value-type="float">
            <text:p>0.568853366365363</text:p>
          </table:table-cell>
          <table:table-cell office:value-type="float" office:value="0.00720180507760625" calcext:value-type="float">
            <text:p>0.007201805077606</text:p>
          </table:table-cell>
          <table:table-cell office:value-type="float" office:value="0.000723583218172125" calcext:value-type="float">
            <text:p>0.000723583218172</text:p>
          </table:table-cell>
        </table:table-row>
        <table:table-row table:style-name="ro1">
          <table:table-cell office:value-type="float" office:value="19.338716228803" calcext:value-type="float">
            <text:p>19.338716228803</text:p>
          </table:table-cell>
          <table:table-cell office:value-type="float" office:value="9.97088058789571" calcext:value-type="float">
            <text:p>9.9708805878957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563856162071" calcext:value-type="float">
            <text:p>0.968563856162071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6542750929368" calcext:value-type="float">
            <text:p>0.96654275092936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1.17015461772951" calcext:value-type="float">
            <text:p>1.17015461772951</text:p>
          </table:table-cell>
          <table:table-cell office:value-type="float" office:value="0.434889394238046" calcext:value-type="float">
            <text:p>0.434889394238046</text:p>
          </table:table-cell>
          <table:table-cell office:value-type="float" office:value="0.00751444131031909" calcext:value-type="float">
            <text:p>0.007514441310319</text:p>
          </table:table-cell>
          <table:table-cell office:value-type="float" office:value="0.0011215561478757" calcext:value-type="float">
            <text:p>0.001121556147876</text:p>
          </table:table-cell>
        </table:table-row>
        <table:table-row table:style-name="ro1">
          <table:table-cell office:value-type="float" office:value="19.2234388987223" calcext:value-type="float">
            <text:p>19.2234388987223</text:p>
          </table:table-cell>
          <table:table-cell office:value-type="float" office:value="10.2202583948771" calcext:value-type="float">
            <text:p>10.220258394877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563672174339" calcext:value-type="float">
            <text:p>0.968563672174339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5799256505576" calcext:value-type="float">
            <text:p>0.96579925650557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1.42130085139747" calcext:value-type="float">
            <text:p>1.42130085139747</text:p>
          </table:table-cell>
          <table:table-cell office:value-type="float" office:value="0.568879224220955" calcext:value-type="float">
            <text:p>0.568879224220955</text:p>
          </table:table-cell>
          <table:table-cell office:value-type="float" office:value="0.00751444131031909" calcext:value-type="float">
            <text:p>0.007514441310319</text:p>
          </table:table-cell>
          <table:table-cell office:value-type="float" office:value="0.00154061212799011" calcext:value-type="float">
            <text:p>0.00154061212799</text:p>
          </table:table-cell>
        </table:table-row>
        <table:table-row table:style-name="ro1">
          <table:table-cell office:value-type="float" office:value="19.8299091657003" calcext:value-type="float">
            <text:p>19.8299091657003</text:p>
          </table:table-cell>
          <table:table-cell office:value-type="float" office:value="10.5036230484645" calcext:value-type="float">
            <text:p>10.503623048464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0668031855636" calcext:value-type="float">
            <text:p>0.97066803185563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4" calcext:value-type="float">
            <text:p>84</text:p>
          </table:table-cell>
          <table:table-cell office:value-type="float" office:value="0.922509225092251" calcext:value-type="float">
            <text:p>0.922509225092251</text:p>
          </table:table-cell>
          <table:table-cell office:value-type="float" office:value="0.969516728624535" calcext:value-type="float">
            <text:p>0.96951672862453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4758723088344" calcext:value-type="float">
            <text:p>0.974758723088344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495117121156516" calcext:value-type="float">
            <text:p>0.495117121156516</text:p>
          </table:table-cell>
          <table:table-cell office:value-type="float" office:value="1.23262391297714" calcext:value-type="float">
            <text:p>1.23262391297714</text:p>
          </table:table-cell>
          <table:table-cell office:value-type="float" office:value="0.00842989504365299" calcext:value-type="float">
            <text:p>0.008429895043653</text:p>
          </table:table-cell>
          <table:table-cell office:value-type="float" office:value="0.00226167282150895" calcext:value-type="float">
            <text:p>0.002261672821509</text:p>
          </table:table-cell>
        </table:table-row>
        <table:table-row table:style-name="ro1">
          <table:table-cell office:value-type="float" office:value="20.2272365490596" calcext:value-type="float">
            <text:p>20.2272365490596</text:p>
          </table:table-cell>
          <table:table-cell office:value-type="float" office:value="10.4934229453405" calcext:value-type="float">
            <text:p>10.493422945340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0172920869636" calcext:value-type="float">
            <text:p>0.97017292086963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4" calcext:value-type="float">
            <text:p>84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68773234200743" calcext:value-type="float">
            <text:p>0.9687732342007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1.64566026395535" calcext:value-type="float">
            <text:p>1.64566026395535</text:p>
          </table:table-cell>
          <table:table-cell office:value-type="float" office:value="0.621515067470853" calcext:value-type="float">
            <text:p>0.621515067470853</text:p>
          </table:table-cell>
          <table:table-cell office:value-type="float" office:value="0.00819502077025429" calcext:value-type="float">
            <text:p>0.008195020770254</text:p>
          </table:table-cell>
          <table:table-cell office:value-type="float" office:value="0.00203460103669361" calcext:value-type="float">
            <text:p>0.002034601036694</text:p>
          </table:table-cell>
        </table:table-row>
        <table:table-row table:style-name="ro1">
          <table:table-cell office:value-type="float" office:value="19.3776423136393" calcext:value-type="float">
            <text:p>19.3776423136393</text:p>
          </table:table-cell>
          <table:table-cell office:value-type="float" office:value="10.0197140773137" calcext:value-type="float">
            <text:p>10.019714077313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0049373107801" calcext:value-type="float">
            <text:p>0.97004937310780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4" calcext:value-type="float">
            <text:p>84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69516728624535" calcext:value-type="float">
            <text:p>0.96951672862453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3273942093541" calcext:value-type="float">
            <text:p>0.9732739420935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1.58903283262912" calcext:value-type="float">
            <text:p>1.58903283262912</text:p>
          </table:table-cell>
          <table:table-cell office:value-type="float" office:value="0.982461152681592" calcext:value-type="float">
            <text:p>0.982461152681592</text:p>
          </table:table-cell>
          <table:table-cell office:value-type="float" office:value="0.00698248079863592" calcext:value-type="float">
            <text:p>0.006982480798636</text:p>
          </table:table-cell>
          <table:table-cell office:value-type="float" office:value="0.00175204470621245" calcext:value-type="float">
            <text:p>0.001752044706212</text:p>
          </table:table-cell>
        </table:table-row>
        <table:table-row table:style-name="ro1">
          <table:table-cell office:value-type="float" office:value="18.837565501531" calcext:value-type="float">
            <text:p>18.837565501531</text:p>
          </table:table-cell>
          <table:table-cell office:value-type="float" office:value="10.5448691447576" calcext:value-type="float">
            <text:p>10.544869144757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6707879918567" calcext:value-type="float">
            <text:p>0.9667078799185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4" calcext:value-type="float">
            <text:p>84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6542750929368" calcext:value-type="float">
            <text:p>0.96654275092936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1.11209917264495" calcext:value-type="float">
            <text:p>1.11209917264495</text:p>
          </table:table-cell>
          <table:table-cell office:value-type="float" office:value="0.217120690040487" calcext:value-type="float">
            <text:p>0.217120690040487</text:p>
          </table:table-cell>
          <table:table-cell office:value-type="float" office:value="0.00765629245091544" calcext:value-type="float">
            <text:p>0.007656292450915</text:p>
          </table:table-cell>
          <table:table-cell office:value-type="float" office:value="0.00131619538389853" calcext:value-type="float">
            <text:p>0.001316195383899</text:p>
          </table:table-cell>
        </table:table-row>
        <table:table-row table:style-name="ro1">
          <table:table-cell office:value-type="float" office:value="18.9190325737" calcext:value-type="float">
            <text:p>18.9190325737</text:p>
          </table:table-cell>
          <table:table-cell office:value-type="float" office:value="10.0829769770304" calcext:value-type="float">
            <text:p>10.082976977030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8192844901102" calcext:value-type="float">
            <text:p>0.968192844901102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4" calcext:value-type="float">
            <text:p>84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851280846835916" calcext:value-type="float">
            <text:p>0.851280846835916</text:p>
          </table:table-cell>
          <table:table-cell office:value-type="float" office:value="0.923735308626664" calcext:value-type="float">
            <text:p>0.923735308626664</text:p>
          </table:table-cell>
          <table:table-cell office:value-type="float" office:value="0.00854689811782684" calcext:value-type="float">
            <text:p>0.008546898117827</text:p>
          </table:table-cell>
          <table:table-cell office:value-type="float" office:value="0.000801275469868972" calcext:value-type="float">
            <text:p>0.000801275469869</text:p>
          </table:table-cell>
        </table:table-row>
        <table:table-row table:style-name="ro1">
          <table:table-cell office:value-type="float" office:value="18.8334917624791" calcext:value-type="float">
            <text:p>18.8334917624791</text:p>
          </table:table-cell>
          <table:table-cell office:value-type="float" office:value="10.6817007462184" calcext:value-type="float">
            <text:p>10.681700746218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8316576650669" calcext:value-type="float">
            <text:p>0.968316576650669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4" calcext:value-type="float">
            <text:p>84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867380594576009" calcext:value-type="float">
            <text:p>0.867380594576009</text:p>
          </table:table-cell>
          <table:table-cell office:value-type="float" office:value="0.531215833968764" calcext:value-type="float">
            <text:p>0.531215833968764</text:p>
          </table:table-cell>
          <table:table-cell office:value-type="float" office:value="0.00702973331166659" calcext:value-type="float">
            <text:p>0.007029733311667</text:p>
          </table:table-cell>
          <table:table-cell office:value-type="float" office:value="0.000934713270090926" calcext:value-type="float">
            <text:p>0.000934713270091</text:p>
          </table:table-cell>
        </table:table-row>
        <table:table-row table:style-name="ro1">
          <table:table-cell office:value-type="float" office:value="19.1582450071971" calcext:value-type="float">
            <text:p>19.1582450071971</text:p>
          </table:table-cell>
          <table:table-cell office:value-type="float" office:value="9.97214953104655" calcext:value-type="float">
            <text:p>9.9721495310465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8935419386235" calcext:value-type="float">
            <text:p>0.96893541938623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4" calcext:value-type="float">
            <text:p>84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8029739776952" calcext:value-type="float">
            <text:p>0.96802973977695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1.13444743919048" calcext:value-type="float">
            <text:p>1.13444743919048</text:p>
          </table:table-cell>
          <table:table-cell office:value-type="float" office:value="0.660009593048413" calcext:value-type="float">
            <text:p>0.660009593048413</text:p>
          </table:table-cell>
          <table:table-cell office:value-type="float" office:value="0.00765629245091544" calcext:value-type="float">
            <text:p>0.007656292450915</text:p>
          </table:table-cell>
          <table:table-cell office:value-type="float" office:value="0.00132060449898781" calcext:value-type="float">
            <text:p>0.001320604498988</text:p>
          </table:table-cell>
        </table:table-row>
        <table:table-row table:style-name="ro1">
          <table:table-cell office:value-type="float" office:value="19.4146112998327" calcext:value-type="float">
            <text:p>19.4146112998327</text:p>
          </table:table-cell>
          <table:table-cell office:value-type="float" office:value="9.89316213130951" calcext:value-type="float">
            <text:p>9.8931621313095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8563672174339" calcext:value-type="float">
            <text:p>0.968563672174339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4" calcext:value-type="float">
            <text:p>84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5799256505576" calcext:value-type="float">
            <text:p>0.96579925650557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825792708558583" calcext:value-type="float">
            <text:p>0.825792708558583</text:p>
          </table:table-cell>
          <table:table-cell office:value-type="float" office:value="0.858853678827613" calcext:value-type="float">
            <text:p>0.858853678827613</text:p>
          </table:table-cell>
          <table:table-cell office:value-type="float" office:value="0.00928567741612396" calcext:value-type="float">
            <text:p>0.009285677416124</text:p>
          </table:table-cell>
          <table:table-cell office:value-type="float" office:value="0.00154061212799011" calcext:value-type="float">
            <text:p>0.00154061212799</text:p>
          </table:table-cell>
        </table:table-row>
        <table:table-row table:style-name="ro1">
          <table:table-cell office:value-type="float" office:value="19.5328454971313" calcext:value-type="float">
            <text:p>19.5328454971313</text:p>
          </table:table-cell>
          <table:table-cell office:value-type="float" office:value="10.0052256584167" calcext:value-type="float">
            <text:p>10.005225658416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8687587911638" calcext:value-type="float">
            <text:p>0.968687587911638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4" calcext:value-type="float">
            <text:p>84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66542750929368" calcext:value-type="float">
            <text:p>0.96654275092936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1.92466765194608" calcext:value-type="float">
            <text:p>1.92466765194608</text:p>
          </table:table-cell>
          <table:table-cell office:value-type="float" office:value="0.631369086416055" calcext:value-type="float">
            <text:p>0.631369086416055</text:p>
          </table:table-cell>
          <table:table-cell office:value-type="float" office:value="0.00899782534371967" calcext:value-type="float">
            <text:p>0.00899782534372</text:p>
          </table:table-cell>
          <table:table-cell office:value-type="float" office:value="0.00132859025552355" calcext:value-type="float">
            <text:p>0.001328590255524</text:p>
          </table:table-cell>
        </table:table-row>
        <table:table-row table:style-name="ro1">
          <table:table-cell office:value-type="float" office:value="20.3286575078964" calcext:value-type="float">
            <text:p>20.3286575078964</text:p>
          </table:table-cell>
          <table:table-cell office:value-type="float" office:value="10.647213379542" calcext:value-type="float">
            <text:p>10.64721337954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89728056933163" calcext:value-type="float">
            <text:p>0.98972805693316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3" calcext:value-type="float">
            <text:p>9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91078066914498" calcext:value-type="float">
            <text:p>0.99107806691449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121752041574" calcext:value-type="float">
            <text:p>0.98812175204157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7379361544172" calcext:value-type="float">
            <text:p>0.987379361544172</text:p>
          </table:table-cell>
          <table:table-cell office:value-type="float" office:value="1.70212959810066" calcext:value-type="float">
            <text:p>1.70212959810066</text:p>
          </table:table-cell>
          <table:table-cell office:value-type="float" office:value="0.422295617353787" calcext:value-type="float">
            <text:p>0.422295617353787</text:p>
          </table:table-cell>
          <table:table-cell office:value-type="float" office:value="0.00613424342461789" calcext:value-type="float">
            <text:p>0.006134243424618</text:p>
          </table:table-cell>
          <table:table-cell office:value-type="float" office:value="0.00150835563184959" calcext:value-type="float">
            <text:p>0.00150835563185</text:p>
          </table:table-cell>
        </table:table-row>
        <table:table-row table:style-name="ro1">
          <table:table-cell office:value-type="float" office:value="19.3936554988225" calcext:value-type="float">
            <text:p>19.3936554988225</text:p>
          </table:table-cell>
          <table:table-cell office:value-type="float" office:value="9.84454830487569" calcext:value-type="float">
            <text:p>9.8445483048756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68929163803" calcext:value-type="float">
            <text:p>0.96806892916380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3" calcext:value-type="float">
            <text:p>9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6542750929368" calcext:value-type="float">
            <text:p>0.96654275092936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1.520420596165" calcext:value-type="float">
            <text:p>1.520420596165</text:p>
          </table:table-cell>
          <table:table-cell office:value-type="float" office:value="0.595944407710856" calcext:value-type="float">
            <text:p>0.595944407710856</text:p>
          </table:table-cell>
          <table:table-cell office:value-type="float" office:value="0.00717157150725367" calcext:value-type="float">
            <text:p>0.007171571507254</text:p>
          </table:table-cell>
          <table:table-cell office:value-type="float" office:value="0.00122255694420877" calcext:value-type="float">
            <text:p>0.001222556944209</text:p>
          </table:table-cell>
        </table:table-row>
        <table:table-row table:style-name="ro1">
          <table:table-cell office:value-type="float" office:value="19.120018084844" calcext:value-type="float">
            <text:p>19.120018084844</text:p>
          </table:table-cell>
          <table:table-cell office:value-type="float" office:value="10.1911148230235" calcext:value-type="float">
            <text:p>10.191114823023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6831611668134" calcext:value-type="float">
            <text:p>0.96683161166813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3" calcext:value-type="float">
            <text:p>9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6542750929368" calcext:value-type="float">
            <text:p>0.96654275092936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1.05067280433856" calcext:value-type="float">
            <text:p>1.05067280433856</text:p>
          </table:table-cell>
          <table:table-cell office:value-type="float" office:value="0.423130580353436" calcext:value-type="float">
            <text:p>0.423130580353436</text:p>
          </table:table-cell>
          <table:table-cell office:value-type="float" office:value="0.00717157150725367" calcext:value-type="float">
            <text:p>0.007171571507254</text:p>
          </table:table-cell>
          <table:table-cell office:value-type="float" office:value="0.000928318391635913" calcext:value-type="float">
            <text:p>0.000928318391636</text:p>
          </table:table-cell>
        </table:table-row>
        <table:table-row table:style-name="ro1">
          <table:table-cell office:value-type="float" office:value="19.3376514911652" calcext:value-type="float">
            <text:p>19.3376514911652</text:p>
          </table:table-cell>
          <table:table-cell office:value-type="float" office:value="10.1321802139282" calcext:value-type="float">
            <text:p>10.132180213928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69113151535" calcext:value-type="float">
            <text:p>0.96806911315153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3" calcext:value-type="float">
            <text:p>9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1.66125064032886" calcext:value-type="float">
            <text:p>1.66125064032886</text:p>
          </table:table-cell>
          <table:table-cell office:value-type="float" office:value="0.450587093436409" calcext:value-type="float">
            <text:p>0.450587093436409</text:p>
          </table:table-cell>
          <table:table-cell office:value-type="float" office:value="0.00782695722460682" calcext:value-type="float">
            <text:p>0.007826957224607</text:p>
          </table:table-cell>
          <table:table-cell office:value-type="float" office:value="0.00121740053782891" calcext:value-type="float">
            <text:p>0.001217400537829</text:p>
          </table:table-cell>
        </table:table-row>
        <table:table-row table:style-name="ro1">
          <table:table-cell office:value-type="float" office:value="19.6461126406988" calcext:value-type="float">
            <text:p>19.6461126406988</text:p>
          </table:table-cell>
          <table:table-cell office:value-type="float" office:value="9.80415085951487" calcext:value-type="float">
            <text:p>9.8041508595148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7945381401968" calcext:value-type="float">
            <text:p>0.967945381401968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3" calcext:value-type="float">
            <text:p>93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95998221883986" calcext:value-type="float">
            <text:p>0.995998221883986</text:p>
          </table:table-cell>
          <table:table-cell office:value-type="float" office:value="1.1633363965503" calcext:value-type="float">
            <text:p>1.1633363965503</text:p>
          </table:table-cell>
          <table:table-cell office:value-type="float" office:value="0.00831700985182758" calcext:value-type="float">
            <text:p>0.008317009851828</text:p>
          </table:table-cell>
          <table:table-cell office:value-type="float" office:value="0.000798771379557369" calcext:value-type="float">
            <text:p>0.000798771379557</text:p>
          </table:table-cell>
        </table:table-row>
        <table:table-row table:style-name="ro1">
          <table:table-cell office:value-type="float" office:value="19.1694287061691" calcext:value-type="float">
            <text:p>19.1694287061691</text:p>
          </table:table-cell>
          <table:table-cell office:value-type="float" office:value="10.1001942157745" calcext:value-type="float">
            <text:p>10.100194215774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7944829438773" calcext:value-type="float">
            <text:p>0.96794482943877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3" calcext:value-type="float">
            <text:p>9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5055762081784" calcext:value-type="float">
            <text:p>0.965055762081784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1.33135997102973" calcext:value-type="float">
            <text:p>1.33135997102973</text:p>
          </table:table-cell>
          <table:table-cell office:value-type="float" office:value="0.486933409294562" calcext:value-type="float">
            <text:p>0.486933409294562</text:p>
          </table:table-cell>
          <table:table-cell office:value-type="float" office:value="0.00717157150725367" calcext:value-type="float">
            <text:p>0.007171571507254</text:p>
          </table:table-cell>
          <table:table-cell office:value-type="float" office:value="0.00146526443660913" calcext:value-type="float">
            <text:p>0.001465264436609</text:p>
          </table:table-cell>
        </table:table-row>
        <table:table-row table:style-name="ro1">
          <table:table-cell office:value-type="float" office:value="20.7460973262787" calcext:value-type="float">
            <text:p>20.7460973262787</text:p>
          </table:table-cell>
          <table:table-cell office:value-type="float" office:value="10.1806972821554" calcext:value-type="float">
            <text:p>10.180697282155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0049005132338" calcext:value-type="float">
            <text:p>0.9700490051323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9" calcext:value-type="float">
            <text:p>99</text:p>
          </table:table-cell>
          <table:table-cell office:value-type="float" office:value="0.922509225092251" calcext:value-type="float">
            <text:p>0.922509225092251</text:p>
          </table:table-cell>
          <table:table-cell office:value-type="float" office:value="0.968029739776952" calcext:value-type="float">
            <text:p>0.968029739776952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74016332590943" calcext:value-type="float">
            <text:p>0.97401633259094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1046770601336" calcext:value-type="float">
            <text:p>0.97104677060133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2.00659424846173" calcext:value-type="float">
            <text:p>2.00659424846173</text:p>
          </table:table-cell>
          <table:table-cell office:value-type="float" office:value="0.575717132936902" calcext:value-type="float">
            <text:p>0.575717132936902</text:p>
          </table:table-cell>
          <table:table-cell office:value-type="float" office:value="0.00862124405520466" calcext:value-type="float">
            <text:p>0.008621244055205</text:p>
          </table:table-cell>
          <table:table-cell office:value-type="float" office:value="0.00234133211878313" calcext:value-type="float">
            <text:p>0.002341332118783</text:p>
          </table:table-cell>
        </table:table-row>
        <table:table-row table:style-name="ro1">
          <table:table-cell office:value-type="float" office:value="18.8201781511307" calcext:value-type="float">
            <text:p>18.8201781511307</text:p>
          </table:table-cell>
          <table:table-cell office:value-type="float" office:value="10.2790669600169" calcext:value-type="float">
            <text:p>10.279066960016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6583228230342" calcext:value-type="float">
            <text:p>0.96658322823034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9" calcext:value-type="float">
            <text:p>99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2825278810409" calcext:value-type="float">
            <text:p>0.96282527881040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723600907817016" calcext:value-type="float">
            <text:p>0.723600907817016</text:p>
          </table:table-cell>
          <table:table-cell office:value-type="float" office:value="0.587165371255192" calcext:value-type="float">
            <text:p>0.587165371255192</text:p>
          </table:table-cell>
          <table:table-cell office:value-type="float" office:value="0.00873568463538539" calcext:value-type="float">
            <text:p>0.008735684635385</text:p>
          </table:table-cell>
          <table:table-cell office:value-type="float" office:value="0.00215906976975315" calcext:value-type="float">
            <text:p>0.002159069769753</text:p>
          </table:table-cell>
        </table:table-row>
        <table:table-row table:style-name="ro1">
          <table:table-cell office:value-type="float" office:value="18.5035017331441" calcext:value-type="float">
            <text:p>18.5035017331441</text:p>
          </table:table-cell>
          <table:table-cell office:value-type="float" office:value="10.4121751387914" calcext:value-type="float">
            <text:p>10.412175138791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534462282055" calcext:value-type="float">
            <text:p>0.9653446228205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9" calcext:value-type="float">
            <text:p>99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7620817843866" calcext:value-type="float">
            <text:p>0.95762081784386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02071977117047" calcext:value-type="float">
            <text:p>0.902071977117047</text:p>
          </table:table-cell>
          <table:table-cell office:value-type="float" office:value="0.348797693482888" calcext:value-type="float">
            <text:p>0.348797693482888</text:p>
          </table:table-cell>
          <table:table-cell office:value-type="float" office:value="0.00633243513813429" calcext:value-type="float">
            <text:p>0.006332435138134</text:p>
          </table:table-cell>
          <table:table-cell office:value-type="float" office:value="0.00425490793680088" calcext:value-type="float">
            <text:p>0.004254907936801</text:p>
          </table:table-cell>
        </table:table-row>
        <table:table-row table:style-name="ro1">
          <table:table-cell office:value-type="float" office:value="18.6691255172094" calcext:value-type="float">
            <text:p>18.6691255172094</text:p>
          </table:table-cell>
          <table:table-cell office:value-type="float" office:value="10.3054228226344" calcext:value-type="float">
            <text:p>10.305422822634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192844901102" calcext:value-type="float">
            <text:p>0.968192844901102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9" calcext:value-type="float">
            <text:p>99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6728624535316" calcext:value-type="float">
            <text:p>0.9672862453531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1.14926846256567" calcext:value-type="float">
            <text:p>1.14926846256567</text:p>
          </table:table-cell>
          <table:table-cell office:value-type="float" office:value="0.448093355738648" calcext:value-type="float">
            <text:p>0.448093355738648</text:p>
          </table:table-cell>
          <table:table-cell office:value-type="float" office:value="0.00782428401686095" calcext:value-type="float">
            <text:p>0.007824284016861</text:p>
          </table:table-cell>
          <table:table-cell office:value-type="float" office:value="0.00100472457869568" calcext:value-type="float">
            <text:p>0.001004724578696</text:p>
          </table:table-cell>
        </table:table-row>
        <table:table-row table:style-name="ro1">
          <table:table-cell office:value-type="float" office:value="20.923447171847" calcext:value-type="float">
            <text:p>20.923447171847</text:p>
          </table:table-cell>
          <table:table-cell office:value-type="float" office:value="9.5155881245931" calcext:value-type="float">
            <text:p>9.515588124593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6707511943104" calcext:value-type="float">
            <text:p>0.96670751194310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3" calcext:value-type="float">
            <text:p>10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5055762081784" calcext:value-type="float">
            <text:p>0.96505576208178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1.94172702135647" calcext:value-type="float">
            <text:p>1.94172702135647</text:p>
          </table:table-cell>
          <table:table-cell office:value-type="float" office:value="1.50856773171106" calcext:value-type="float">
            <text:p>1.50856773171106</text:p>
          </table:table-cell>
          <table:table-cell office:value-type="float" office:value="0.00672184063202723" calcext:value-type="float">
            <text:p>0.006721840632027</text:p>
          </table:table-cell>
          <table:table-cell office:value-type="float" office:value="0.00208090731538312" calcext:value-type="float">
            <text:p>0.002080907315383</text:p>
          </table:table-cell>
        </table:table-row>
        <table:table-row table:style-name="ro1">
          <table:table-cell office:value-type="float" office:value="20.0583359797796" calcext:value-type="float">
            <text:p>20.0583359797796</text:p>
          </table:table-cell>
          <table:table-cell office:value-type="float" office:value="10.1436473925908" calcext:value-type="float">
            <text:p>10.143647392590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7202438941372" calcext:value-type="float">
            <text:p>0.96720243894137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3" calcext:value-type="float">
            <text:p>10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5055762081784" calcext:value-type="float">
            <text:p>0.96505576208178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2.02141962177638" calcext:value-type="float">
            <text:p>2.02141962177638</text:p>
          </table:table-cell>
          <table:table-cell office:value-type="float" office:value="0.843505929594421" calcext:value-type="float">
            <text:p>0.843505929594421</text:p>
          </table:table-cell>
          <table:table-cell office:value-type="float" office:value="0.00672184063202723" calcext:value-type="float">
            <text:p>0.006721840632027</text:p>
          </table:table-cell>
          <table:table-cell office:value-type="float" office:value="0.00189838793216093" calcext:value-type="float">
            <text:p>0.001898387932161</text:p>
          </table:table-cell>
        </table:table-row>
        <table:table-row table:style-name="ro1">
          <table:table-cell office:value-type="float" office:value="19.1284039020538" calcext:value-type="float">
            <text:p>19.1284039020538</text:p>
          </table:table-cell>
          <table:table-cell office:value-type="float" office:value="9.99760937690735" calcext:value-type="float">
            <text:p>9.9976093769073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6954975442237" calcext:value-type="float">
            <text:p>0.96695497544223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3" calcext:value-type="float">
            <text:p>10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5055762081784" calcext:value-type="float">
            <text:p>0.96505576208178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857362199181906" calcext:value-type="float">
            <text:p>0.857362199181906</text:p>
          </table:table-cell>
          <table:table-cell office:value-type="float" office:value="0.32847609832505" calcext:value-type="float">
            <text:p>0.32847609832505</text:p>
          </table:table-cell>
          <table:table-cell office:value-type="float" office:value="0.00825756021076124" calcext:value-type="float">
            <text:p>0.008257560210761</text:p>
          </table:table-cell>
          <table:table-cell office:value-type="float" office:value="0.00165597775650007" calcext:value-type="float">
            <text:p>0.0016559777565</text:p>
          </table:table-cell>
        </table:table-row>
        <table:table-row table:style-name="ro1">
          <table:table-cell office:value-type="float" office:value="18.618617494901" calcext:value-type="float">
            <text:p>18.618617494901</text:p>
          </table:table-cell>
          <table:table-cell office:value-type="float" office:value="10.1624586979548" calcext:value-type="float">
            <text:p>10.162458697954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6707511943103" calcext:value-type="float">
            <text:p>0.9667075119431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3" calcext:value-type="float">
            <text:p>10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5055762081784" calcext:value-type="float">
            <text:p>0.96505576208178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776095313418118" calcext:value-type="float">
            <text:p>0.776095313418118</text:p>
          </table:table-cell>
          <table:table-cell office:value-type="float" office:value="0.443222402800808" calcext:value-type="float">
            <text:p>0.443222402800808</text:p>
          </table:table-cell>
          <table:table-cell office:value-type="float" office:value="0.00797411241480531" calcext:value-type="float">
            <text:p>0.007974112414805</text:p>
          </table:table-cell>
          <table:table-cell office:value-type="float" office:value="0.00174475597254737" calcext:value-type="float">
            <text:p>0.001744755972547</text:p>
          </table:table-cell>
        </table:table-row>
        <table:table-row table:style-name="ro1">
          <table:table-cell office:value-type="float" office:value="18.7559659878413" calcext:value-type="float">
            <text:p>18.7559659878413</text:p>
          </table:table-cell>
          <table:table-cell office:value-type="float" office:value="9.83877909183502" calcext:value-type="float">
            <text:p>9.8387790918350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108041275808" calcext:value-type="float">
            <text:p>0.96410804127580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3" calcext:value-type="float">
            <text:p>10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138084632517" calcext:value-type="float">
            <text:p>0.96213808463251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790701733893035" calcext:value-type="float">
            <text:p>0.790701733893035</text:p>
          </table:table-cell>
          <table:table-cell office:value-type="float" office:value="0.692413074680355" calcext:value-type="float">
            <text:p>0.692413074680355</text:p>
          </table:table-cell>
          <table:table-cell office:value-type="float" office:value="0.00470945669163625" calcext:value-type="float">
            <text:p>0.004709456691636</text:p>
          </table:table-cell>
          <table:table-cell office:value-type="float" office:value="0.00222869850007995" calcext:value-type="float">
            <text:p>0.00222869850008</text:p>
          </table:table-cell>
        </table:table-row>
        <table:table-row table:style-name="ro1">
          <table:table-cell office:value-type="float" office:value="18.8047257661819" calcext:value-type="float">
            <text:p>18.8047257661819</text:p>
          </table:table-cell>
          <table:table-cell office:value-type="float" office:value="10.4128561814626" calcext:value-type="float">
            <text:p>10.412856181462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5467986594654" calcext:value-type="float">
            <text:p>0.9654679865946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8" calcext:value-type="float">
            <text:p>108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6133828996282" calcext:value-type="float">
            <text:p>0.95613382899628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1.66997507305453" calcext:value-type="float">
            <text:p>1.66997507305453</text:p>
          </table:table-cell>
          <table:table-cell office:value-type="float" office:value="0.44833435989215" calcext:value-type="float">
            <text:p>0.44833435989215</text:p>
          </table:table-cell>
          <table:table-cell office:value-type="float" office:value="0.00597479676694385" calcext:value-type="float">
            <text:p>0.005974796766944</text:p>
          </table:table-cell>
          <table:table-cell office:value-type="float" office:value="0.00488418968423862" calcext:value-type="float">
            <text:p>0.004884189684239</text:p>
          </table:table-cell>
        </table:table-row>
        <table:table-row table:style-name="ro1">
          <table:table-cell office:value-type="float" office:value="19.0986111164093" calcext:value-type="float">
            <text:p>19.0986111164093</text:p>
          </table:table-cell>
          <table:table-cell office:value-type="float" office:value="10.2078952789307" calcext:value-type="float">
            <text:p>10.207895278930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5467986594654" calcext:value-type="float">
            <text:p>0.9654679865946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8" calcext:value-type="float">
            <text:p>108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6133828996282" calcext:value-type="float">
            <text:p>0.95613382899628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2531551596139" calcext:value-type="float">
            <text:p>0.972531551596139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600615676199063" calcext:value-type="float">
            <text:p>0.600615676199063</text:p>
          </table:table-cell>
          <table:table-cell office:value-type="float" office:value="0.530483991933662" calcext:value-type="float">
            <text:p>0.530483991933662</text:p>
          </table:table-cell>
          <table:table-cell office:value-type="float" office:value="0.00597479676694385" calcext:value-type="float">
            <text:p>0.005974796766944</text:p>
          </table:table-cell>
          <table:table-cell office:value-type="float" office:value="0.00488418968423862" calcext:value-type="float">
            <text:p>0.004884189684239</text:p>
          </table:table-cell>
        </table:table-row>
        <table:table-row table:style-name="ro1">
          <table:table-cell office:value-type="float" office:value="18.7880974610647" calcext:value-type="float">
            <text:p>18.7880974610647</text:p>
          </table:table-cell>
          <table:table-cell office:value-type="float" office:value="10.0946138302485" calcext:value-type="float">
            <text:p>10.094613830248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4479236524509" calcext:value-type="float">
            <text:p>0.96447923652450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8" calcext:value-type="float">
            <text:p>108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758487397492232" calcext:value-type="float">
            <text:p>0.758487397492232</text:p>
          </table:table-cell>
          <table:table-cell office:value-type="float" office:value="0.49568852970566" calcext:value-type="float">
            <text:p>0.49568852970566</text:p>
          </table:table-cell>
          <table:table-cell office:value-type="float" office:value="0.00597479676694385" calcext:value-type="float">
            <text:p>0.005974796766944</text:p>
          </table:table-cell>
          <table:table-cell office:value-type="float" office:value="0.00209219120194288" calcext:value-type="float">
            <text:p>0.002092191201943</text:p>
          </table:table-cell>
        </table:table-row>
        <table:table-row table:style-name="ro1">
          <table:table-cell office:value-type="float" office:value="18.9856738249461" calcext:value-type="float">
            <text:p>18.9856738249461</text:p>
          </table:table-cell>
          <table:table-cell office:value-type="float" office:value="10.5694459279378" calcext:value-type="float">
            <text:p>10.569445927937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4479236524509" calcext:value-type="float">
            <text:p>0.96447923652450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8" calcext:value-type="float">
            <text:p>108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1.37269430440362" calcext:value-type="float">
            <text:p>1.37269430440362</text:p>
          </table:table-cell>
          <table:table-cell office:value-type="float" office:value="0.219960371895958" calcext:value-type="float">
            <text:p>0.219960371895958</text:p>
          </table:table-cell>
          <table:table-cell office:value-type="float" office:value="0.00597479676694385" calcext:value-type="float">
            <text:p>0.005974796766944</text:p>
          </table:table-cell>
          <table:table-cell office:value-type="float" office:value="0.00209219120194288" calcext:value-type="float">
            <text:p>0.002092191201943</text:p>
          </table:table-cell>
        </table:table-row>
        <table:table-row table:style-name="ro1">
          <table:table-cell office:value-type="float" office:value="18.5157993237178" calcext:value-type="float">
            <text:p>18.5157993237178</text:p>
          </table:table-cell>
          <table:table-cell office:value-type="float" office:value="9.46654828389486" calcext:value-type="float">
            <text:p>9.4665482838948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534462282055" calcext:value-type="float">
            <text:p>0.9653446228205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7620817843866" calcext:value-type="float">
            <text:p>0.95762081784386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1.02599363754455" calcext:value-type="float">
            <text:p>1.02599363754455</text:p>
          </table:table-cell>
          <table:table-cell office:value-type="float" office:value="1.18469213517368" calcext:value-type="float">
            <text:p>1.18469213517368</text:p>
          </table:table-cell>
          <table:table-cell office:value-type="float" office:value="0.00662198779545642" calcext:value-type="float">
            <text:p>0.006621987795456</text:p>
          </table:table-cell>
          <table:table-cell office:value-type="float" office:value="0.0041455601309832" calcext:value-type="float">
            <text:p>0.004145560130983</text:p>
          </table:table-cell>
        </table:table-row>
        <table:table-row table:style-name="ro1">
          <table:table-cell office:value-type="float" office:value="18.6361121336619" calcext:value-type="float">
            <text:p>18.6361121336619</text:p>
          </table:table-cell>
          <table:table-cell office:value-type="float" office:value="10.2689084211985" calcext:value-type="float">
            <text:p>10.268908421198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4107857288076" calcext:value-type="float">
            <text:p>0.96410785728807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3" calcext:value-type="float">
            <text:p>11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138084632517" calcext:value-type="float">
            <text:p>0.96213808463251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57369294590964" calcext:value-type="float">
            <text:p>0.957369294590964</text:p>
          </table:table-cell>
          <table:table-cell office:value-type="float" office:value="0.505360441421321" calcext:value-type="float">
            <text:p>0.505360441421321</text:p>
          </table:table-cell>
          <table:table-cell office:value-type="float" office:value="0.00473392435773792" calcext:value-type="float">
            <text:p>0.004733924357738</text:p>
          </table:table-cell>
          <table:table-cell office:value-type="float" office:value="0.00254024765795471" calcext:value-type="float">
            <text:p>0.002540247657955</text:p>
          </table:table-cell>
        </table:table-row>
        <table:table-row table:style-name="ro1">
          <table:table-cell office:value-type="float" office:value="18.8697519302368" calcext:value-type="float">
            <text:p>18.8697519302368</text:p>
          </table:table-cell>
          <table:table-cell office:value-type="float" office:value="10.4197355508804" calcext:value-type="float">
            <text:p>10.419735550880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4231773025375" calcext:value-type="float">
            <text:p>0.964231773025375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3" calcext:value-type="float">
            <text:p>11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1.29049684035703" calcext:value-type="float">
            <text:p>1.29049684035703</text:p>
          </table:table-cell>
          <table:table-cell office:value-type="float" office:value="0.333948190738819" calcext:value-type="float">
            <text:p>0.333948190738819</text:p>
          </table:table-cell>
          <table:table-cell office:value-type="float" office:value="0.00638853403734881" calcext:value-type="float">
            <text:p>0.006388534037349</text:p>
          </table:table-cell>
          <table:table-cell office:value-type="float" office:value="0.00213451455123228" calcext:value-type="float">
            <text:p>0.002134514551232</text:p>
          </table:table-cell>
        </table:table-row>
        <table:table-row table:style-name="ro1">
          <table:table-cell office:value-type="float" office:value="18.6110371748606" calcext:value-type="float">
            <text:p>18.6110371748606</text:p>
          </table:table-cell>
          <table:table-cell office:value-type="float" office:value="10.8009528716405" calcext:value-type="float">
            <text:p>10.800952871640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4231773025375" calcext:value-type="float">
            <text:p>0.964231773025375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3" calcext:value-type="float">
            <text:p>11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624703770481452" calcext:value-type="float">
            <text:p>0.624703770481452</text:p>
          </table:table-cell>
          <table:table-cell office:value-type="float" office:value="0.784258020465493" calcext:value-type="float">
            <text:p>0.784258020465493</text:p>
          </table:table-cell>
          <table:table-cell office:value-type="float" office:value="0.00638853403734881" calcext:value-type="float">
            <text:p>0.006388534037349</text:p>
          </table:table-cell>
          <table:table-cell office:value-type="float" office:value="0.00213451455123228" calcext:value-type="float">
            <text:p>0.002134514551232</text:p>
          </table:table-cell>
        </table:table-row>
        <table:table-row table:style-name="ro1">
          <table:table-cell office:value-type="float" office:value="18.7649042606354" calcext:value-type="float">
            <text:p>18.7649042606354</text:p>
          </table:table-cell>
          <table:table-cell office:value-type="float" office:value="10.4660110870997" calcext:value-type="float">
            <text:p>10.46601108709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435532078721" calcext:value-type="float">
            <text:p>0.96435532078721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3" calcext:value-type="float">
            <text:p>11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51488013724746" calcext:value-type="float">
            <text:p>0.951488013724746</text:p>
          </table:table-cell>
          <table:table-cell office:value-type="float" office:value="0.453938872116934" calcext:value-type="float">
            <text:p>0.453938872116934</text:p>
          </table:table-cell>
          <table:table-cell office:value-type="float" office:value="0.0056224286109807" calcext:value-type="float">
            <text:p>0.005622428610981</text:p>
          </table:table-cell>
          <table:table-cell office:value-type="float" office:value="0.00244292242269114" calcext:value-type="float">
            <text:p>0.002442922422691</text:p>
          </table:table-cell>
        </table:table-row>
        <table:table-row table:style-name="ro1">
          <table:table-cell office:value-type="float" office:value="18.7495810190837" calcext:value-type="float">
            <text:p>18.7495810190837</text:p>
          </table:table-cell>
          <table:table-cell office:value-type="float" office:value="10.2220357259115" calcext:value-type="float">
            <text:p>10.222035725911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4107857288076" calcext:value-type="float">
            <text:p>0.964107857288076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3" calcext:value-type="float">
            <text:p>11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138084632517" calcext:value-type="float">
            <text:p>0.96213808463251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715911661928279" calcext:value-type="float">
            <text:p>0.715911661928279</text:p>
          </table:table-cell>
          <table:table-cell office:value-type="float" office:value="0.676212075196157" calcext:value-type="float">
            <text:p>0.676212075196157</text:p>
          </table:table-cell>
          <table:table-cell office:value-type="float" office:value="0.0056224286109807" calcext:value-type="float">
            <text:p>0.005622428610981</text:p>
          </table:table-cell>
          <table:table-cell office:value-type="float" office:value="0.00257615463704242" calcext:value-type="float">
            <text:p>0.002576154637042</text:p>
          </table:table-cell>
        </table:table-row>
        <table:table-row table:style-name="ro1">
          <table:table-cell office:value-type="float" office:value="18.8543357849121" calcext:value-type="float">
            <text:p>18.8543357849121</text:p>
          </table:table-cell>
          <table:table-cell office:value-type="float" office:value="10.357025663058" calcext:value-type="float">
            <text:p>10.35702566305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736662039375" calcext:value-type="float">
            <text:p>0.96373666203937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3" calcext:value-type="float">
            <text:p>11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1.19426514086665" calcext:value-type="float">
            <text:p>1.19426514086665</text:p>
          </table:table-cell>
          <table:table-cell office:value-type="float" office:value="0.281035311788184" calcext:value-type="float">
            <text:p>0.281035311788184</text:p>
          </table:table-cell>
          <table:table-cell office:value-type="float" office:value="0.0056224286109807" calcext:value-type="float">
            <text:p>0.005622428610981</text:p>
          </table:table-cell>
          <table:table-cell office:value-type="float" office:value="0.00200281413847987" calcext:value-type="float">
            <text:p>0.00200281413848</text:p>
          </table:table-cell>
        </table:table-row>
        <table:table-row table:style-name="ro1">
          <table:table-cell office:value-type="float" office:value="19.058907310168" calcext:value-type="float">
            <text:p>19.058907310168</text:p>
          </table:table-cell>
          <table:table-cell office:value-type="float" office:value="10.3919217189153" calcext:value-type="float">
            <text:p>10.391921718915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355504774942" calcext:value-type="float">
            <text:p>0.96435550477494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1.15304288591249" calcext:value-type="float">
            <text:p>1.15304288591249</text:p>
          </table:table-cell>
          <table:table-cell office:value-type="float" office:value="0.439252970679427" calcext:value-type="float">
            <text:p>0.439252970679427</text:p>
          </table:table-cell>
          <table:table-cell office:value-type="float" office:value="0.00452297992423905" calcext:value-type="float">
            <text:p>0.004522979924239</text:p>
          </table:table-cell>
          <table:table-cell office:value-type="float" office:value="0.00228404814838668" calcext:value-type="float">
            <text:p>0.002284048148387</text:p>
          </table:table-cell>
        </table:table-row>
        <table:table-row table:style-name="ro1">
          <table:table-cell office:value-type="float" office:value="19.3662382364273" calcext:value-type="float">
            <text:p>19.3662382364273</text:p>
          </table:table-cell>
          <table:table-cell office:value-type="float" office:value="9.76718457539876" calcext:value-type="float">
            <text:p>9.7671845753987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479236524508" calcext:value-type="float">
            <text:p>0.96447923652450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1.85664409727351" calcext:value-type="float">
            <text:p>1.85664409727351</text:p>
          </table:table-cell>
          <table:table-cell office:value-type="float" office:value="0.165008311802137" calcext:value-type="float">
            <text:p>0.165008311802137</text:p>
          </table:table-cell>
          <table:table-cell office:value-type="float" office:value="0.00579928314836171" calcext:value-type="float">
            <text:p>0.005799283148362</text:p>
          </table:table-cell>
          <table:table-cell office:value-type="float" office:value="0.00234084414832592" calcext:value-type="float">
            <text:p>0.002340844148326</text:p>
          </table:table-cell>
        </table:table-row>
        <table:table-row table:style-name="ro1">
          <table:table-cell office:value-type="float" office:value="18.567321340243" calcext:value-type="float">
            <text:p>18.567321340243</text:p>
          </table:table-cell>
          <table:table-cell office:value-type="float" office:value="9.94861384232839" calcext:value-type="float">
            <text:p>9.9486138423283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602968274075" calcext:value-type="float">
            <text:p>0.96460296827407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690488100927698" calcext:value-type="float">
            <text:p>0.690488100927698</text:p>
          </table:table-cell>
          <table:table-cell office:value-type="float" office:value="0.504207319351978" calcext:value-type="float">
            <text:p>0.504207319351978</text:p>
          </table:table-cell>
          <table:table-cell office:value-type="float" office:value="0.00721352981254337" calcext:value-type="float">
            <text:p>0.007213529812543</text:p>
          </table:table-cell>
          <table:table-cell office:value-type="float" office:value="0.00253898913319769" calcext:value-type="float">
            <text:p>0.002538989133198</text:p>
          </table:table-cell>
        </table:table-row>
        <table:table-row table:style-name="ro1">
          <table:table-cell office:value-type="float" office:value="18.8784497578939" calcext:value-type="float">
            <text:p>18.8784497578939</text:p>
          </table:table-cell>
          <table:table-cell office:value-type="float" office:value="9.99860469500224" calcext:value-type="float">
            <text:p>9.9986046950022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479052536777" calcext:value-type="float">
            <text:p>0.964479052536777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1.02407899014241" calcext:value-type="float">
            <text:p>1.02407899014241</text:p>
          </table:table-cell>
          <table:table-cell office:value-type="float" office:value="0.165573719948415" calcext:value-type="float">
            <text:p>0.165573719948415</text:p>
          </table:table-cell>
          <table:table-cell office:value-type="float" office:value="0.00693270065540402" calcext:value-type="float">
            <text:p>0.006932700655404</text:p>
          </table:table-cell>
          <table:table-cell office:value-type="float" office:value="0.00274164051757581" calcext:value-type="float">
            <text:p>0.002741640517576</text:p>
          </table:table-cell>
        </table:table-row>
        <table:table-row table:style-name="ro1">
          <table:table-cell office:value-type="float" office:value="18.9335317611694" calcext:value-type="float">
            <text:p>18.9335317611694</text:p>
          </table:table-cell>
          <table:table-cell office:value-type="float" office:value="10.2773767312368" calcext:value-type="float">
            <text:p>10.277376731236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479052536777" calcext:value-type="float">
            <text:p>0.964479052536777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1.15420427966535" calcext:value-type="float">
            <text:p>1.15420427966535</text:p>
          </table:table-cell>
          <table:table-cell office:value-type="float" office:value="0.531178958078981" calcext:value-type="float">
            <text:p>0.531178958078981</text:p>
          </table:table-cell>
          <table:table-cell office:value-type="float" office:value="0.00693270065540402" calcext:value-type="float">
            <text:p>0.006932700655404</text:p>
          </table:table-cell>
          <table:table-cell office:value-type="float" office:value="0.00274164051757581" calcext:value-type="float">
            <text:p>0.002741640517576</text:p>
          </table:table-cell>
        </table:table-row>
        <table:table-row table:style-name="ro1">
          <table:table-cell office:value-type="float" office:value="19.0545024474462" calcext:value-type="float">
            <text:p>19.0545024474462</text:p>
          </table:table-cell>
          <table:table-cell office:value-type="float" office:value="9.9157829284668" calcext:value-type="float">
            <text:p>9.915782928466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726516035911" calcext:value-type="float">
            <text:p>0.964726516035911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755940274881722" calcext:value-type="float">
            <text:p>0.755940274881722</text:p>
          </table:table-cell>
          <table:table-cell office:value-type="float" office:value="0.513227566112203" calcext:value-type="float">
            <text:p>0.513227566112203</text:p>
          </table:table-cell>
          <table:table-cell office:value-type="float" office:value="0.00579928314836171" calcext:value-type="float">
            <text:p>0.005799283148362</text:p>
          </table:table-cell>
          <table:table-cell office:value-type="float" office:value="0.00300873139038274" calcext:value-type="float">
            <text:p>0.003008731390383</text:p>
          </table:table-cell>
        </table:table-row>
        <table:table-row table:style-name="ro1">
          <table:table-cell office:value-type="float" office:value="18.8681897719701" calcext:value-type="float">
            <text:p>18.8681897719701</text:p>
          </table:table-cell>
          <table:table-cell office:value-type="float" office:value="10.1900649468104" calcext:value-type="float">
            <text:p>10.190064946810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231589037643" calcext:value-type="float">
            <text:p>0.964231589037643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1.15125810060697" calcext:value-type="float">
            <text:p>1.15125810060697</text:p>
          </table:table-cell>
          <table:table-cell office:value-type="float" office:value="0.360165782867656" calcext:value-type="float">
            <text:p>0.360165782867656</text:p>
          </table:table-cell>
          <table:table-cell office:value-type="float" office:value="0.00579928314836171" calcext:value-type="float">
            <text:p>0.005799283148362</text:p>
          </table:table-cell>
          <table:table-cell office:value-type="float" office:value="0.00270702067052159" calcext:value-type="float">
            <text:p>0.002707020670522</text:p>
          </table:table-cell>
        </table:table-row>
        <table:table-row table:style-name="ro1">
          <table:table-cell office:value-type="float" office:value="18.8974856138229" calcext:value-type="float">
            <text:p>18.8974856138229</text:p>
          </table:table-cell>
          <table:table-cell office:value-type="float" office:value="10.2117660045624" calcext:value-type="float">
            <text:p>10.211766004562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3736662039375" calcext:value-type="float">
            <text:p>0.963736662039375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768794790202571" calcext:value-type="float">
            <text:p>0.768794790202571</text:p>
          </table:table-cell>
          <table:table-cell office:value-type="float" office:value="0.539602148167974" calcext:value-type="float">
            <text:p>0.539602148167974</text:p>
          </table:table-cell>
          <table:table-cell office:value-type="float" office:value="0.0049426735047019" calcext:value-type="float">
            <text:p>0.004942673504702</text:p>
          </table:table-cell>
          <table:table-cell office:value-type="float" office:value="0.00200281413847987" calcext:value-type="float">
            <text:p>0.00200281413848</text:p>
          </table:table-cell>
        </table:table-row>
        <table:table-row table:style-name="ro1">
          <table:table-cell office:value-type="float" office:value="19.0538655122121" calcext:value-type="float">
            <text:p>19.0538655122121</text:p>
          </table:table-cell>
          <table:table-cell office:value-type="float" office:value="10.1676869392395" calcext:value-type="float">
            <text:p>10.167686939239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231773025375" calcext:value-type="float">
            <text:p>0.96423177302537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771385698375086" calcext:value-type="float">
            <text:p>0.771385698375086</text:p>
          </table:table-cell>
          <table:table-cell office:value-type="float" office:value="0.642917847553137" calcext:value-type="float">
            <text:p>0.642917847553137</text:p>
          </table:table-cell>
          <table:table-cell office:value-type="float" office:value="0.00839275518992612" calcext:value-type="float">
            <text:p>0.008392755189926</text:p>
          </table:table-cell>
          <table:table-cell office:value-type="float" office:value="0.00213451455123228" calcext:value-type="float">
            <text:p>0.002134514551232</text:p>
          </table:table-cell>
        </table:table-row>
        <table:table-row table:style-name="ro1">
          <table:table-cell office:value-type="float" office:value="18.9048700730006" calcext:value-type="float">
            <text:p>18.9048700730006</text:p>
          </table:table-cell>
          <table:table-cell office:value-type="float" office:value="10.5428620179494" calcext:value-type="float">
            <text:p>10.542862017949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231773025375" calcext:value-type="float">
            <text:p>0.96423177302537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20752528869063" calcext:value-type="float">
            <text:p>0.920752528869063</text:p>
          </table:table-cell>
          <table:table-cell office:value-type="float" office:value="0.312679793335806" calcext:value-type="float">
            <text:p>0.312679793335806</text:p>
          </table:table-cell>
          <table:table-cell office:value-type="float" office:value="0.00839275518992612" calcext:value-type="float">
            <text:p>0.008392755189926</text:p>
          </table:table-cell>
          <table:table-cell office:value-type="float" office:value="0.00213451455123228" calcext:value-type="float">
            <text:p>0.002134514551232</text:p>
          </table:table-cell>
        </table:table-row>
        <table:table-row table:style-name="ro1">
          <table:table-cell office:value-type="float" office:value="18.9613142808278" calcext:value-type="float">
            <text:p>18.9613142808278</text:p>
          </table:table-cell>
          <table:table-cell office:value-type="float" office:value="10.1599153677622" calcext:value-type="float">
            <text:p>10.159915367762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355504774942" calcext:value-type="float">
            <text:p>0.964355504774942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1.35551891825533" calcext:value-type="float">
            <text:p>1.35551891825533</text:p>
          </table:table-cell>
          <table:table-cell office:value-type="float" office:value="0.376286464506792" calcext:value-type="float">
            <text:p>0.376286464506792</text:p>
          </table:table-cell>
          <table:table-cell office:value-type="float" office:value="0.00839275518992612" calcext:value-type="float">
            <text:p>0.008392755189926</text:p>
          </table:table-cell>
          <table:table-cell office:value-type="float" office:value="0.00228404814838668" calcext:value-type="float">
            <text:p>0.002284048148387</text:p>
          </table:table-cell>
        </table:table-row>
        <table:table-row table:style-name="ro1">
          <table:table-cell office:value-type="float" office:value="18.7480096419652" calcext:value-type="float">
            <text:p>18.7480096419652</text:p>
          </table:table-cell>
          <table:table-cell office:value-type="float" office:value="10.3775322834651" calcext:value-type="float">
            <text:p>10.377532283465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355504774942" calcext:value-type="float">
            <text:p>0.964355504774942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571521251392458" calcext:value-type="float">
            <text:p>0.571521251392458</text:p>
          </table:table-cell>
          <table:table-cell office:value-type="float" office:value="0.661652975809256" calcext:value-type="float">
            <text:p>0.661652975809256</text:p>
          </table:table-cell>
          <table:table-cell office:value-type="float" office:value="0.00839275518992612" calcext:value-type="float">
            <text:p>0.008392755189926</text:p>
          </table:table-cell>
          <table:table-cell office:value-type="float" office:value="0.00228404814838668" calcext:value-type="float">
            <text:p>0.002284048148387</text:p>
          </table:table-cell>
        </table:table-row>
        <table:table-row table:style-name="ro1">
          <table:table-cell office:value-type="float" office:value="18.6369460423787" calcext:value-type="float">
            <text:p>18.6369460423787</text:p>
          </table:table-cell>
          <table:table-cell office:value-type="float" office:value="10.2483770052592" calcext:value-type="float">
            <text:p>10.248377005259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231589037643" calcext:value-type="float">
            <text:p>0.96423158903764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96698759220973" calcext:value-type="float">
            <text:p>0.996698759220973</text:p>
          </table:table-cell>
          <table:table-cell office:value-type="float" office:value="0.558665001638876" calcext:value-type="float">
            <text:p>0.558665001638876</text:p>
          </table:table-cell>
          <table:table-cell office:value-type="float" office:value="0.00654471914566714" calcext:value-type="float">
            <text:p>0.006544719145667</text:p>
          </table:table-cell>
          <table:table-cell office:value-type="float" office:value="0.00249512997845136" calcext:value-type="float">
            <text:p>0.002495129978451</text:p>
          </table:table-cell>
        </table:table-row>
        <table:table-row table:style-name="ro1">
          <table:table-cell office:value-type="float" office:value="18.9528364340464" calcext:value-type="float">
            <text:p>18.9528364340464</text:p>
          </table:table-cell>
          <table:table-cell office:value-type="float" office:value="10.1492201487223" calcext:value-type="float">
            <text:p>10.149220148722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3736662039375" calcext:value-type="float">
            <text:p>0.96373666203937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9" calcext:value-type="float">
            <text:p>119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34032586801131" calcext:value-type="float">
            <text:p>0.934032586801131</text:p>
          </table:table-cell>
          <table:table-cell office:value-type="float" office:value="0.62520930300212" calcext:value-type="float">
            <text:p>0.62520930300212</text:p>
          </table:table-cell>
          <table:table-cell office:value-type="float" office:value="0.00618324484920879" calcext:value-type="float">
            <text:p>0.006183244849209</text:p>
          </table:table-cell>
          <table:table-cell office:value-type="float" office:value="0.00200281413847987" calcext:value-type="float">
            <text:p>0.00200281413848</text:p>
          </table:table-cell>
        </table:table-row>
        <table:table-row table:style-name="ro1">
          <table:table-cell office:value-type="float" office:value="19.3192535241445" calcext:value-type="float">
            <text:p>19.3192535241445</text:p>
          </table:table-cell>
          <table:table-cell office:value-type="float" office:value="10.0083589156469" calcext:value-type="float">
            <text:p>10.008358915646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5220891070983" calcext:value-type="float">
            <text:p>0.96522089107098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57620817843866" calcext:value-type="float">
            <text:p>0.957620817843866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1.57216392923036" calcext:value-type="float">
            <text:p>1.57216392923036</text:p>
          </table:table-cell>
          <table:table-cell office:value-type="float" office:value="0.300325323847603" calcext:value-type="float">
            <text:p>0.300325323847603</text:p>
          </table:table-cell>
          <table:table-cell office:value-type="float" office:value="0.00595935970947828" calcext:value-type="float">
            <text:p>0.005959359709478</text:p>
          </table:table-cell>
          <table:table-cell office:value-type="float" office:value="0.00420574471271708" calcext:value-type="float">
            <text:p>0.004205744712717</text:p>
          </table:table-cell>
        </table:table-row>
        <table:table-row table:style-name="ro1">
          <table:table-cell office:value-type="float" office:value="18.884202003479" calcext:value-type="float">
            <text:p>18.884202003479</text:p>
          </table:table-cell>
          <table:table-cell office:value-type="float" office:value="9.99379543463389" calcext:value-type="float">
            <text:p>9.9937954346338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472651603591" calcext:value-type="float">
            <text:p>0.96472651603591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1.15965214825173" calcext:value-type="float">
            <text:p>1.15965214825173</text:p>
          </table:table-cell>
          <table:table-cell office:value-type="float" office:value="0.192792498279794" calcext:value-type="float">
            <text:p>0.192792498279794</text:p>
          </table:table-cell>
          <table:table-cell office:value-type="float" office:value="0.00697770060885071" calcext:value-type="float">
            <text:p>0.006977700608851</text:p>
          </table:table-cell>
          <table:table-cell office:value-type="float" office:value="0.00268613459777557" calcext:value-type="float">
            <text:p>0.002686134597776</text:p>
          </table:table-cell>
        </table:table-row>
        <table:table-row table:style-name="ro1">
          <table:table-cell office:value-type="float" office:value="18.8574726978938" calcext:value-type="float">
            <text:p>18.8574726978938</text:p>
          </table:table-cell>
          <table:table-cell office:value-type="float" office:value="9.69407868385315" calcext:value-type="float">
            <text:p>9.6940786838531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472651603591" calcext:value-type="float">
            <text:p>0.96472651603591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754708824455096" calcext:value-type="float">
            <text:p>0.754708824455096</text:p>
          </table:table-cell>
          <table:table-cell office:value-type="float" office:value="1.12385640589872" calcext:value-type="float">
            <text:p>1.12385640589872</text:p>
          </table:table-cell>
          <table:table-cell office:value-type="float" office:value="0.00697770060885071" calcext:value-type="float">
            <text:p>0.006977700608851</text:p>
          </table:table-cell>
          <table:table-cell office:value-type="float" office:value="0.00268613459777557" calcext:value-type="float">
            <text:p>0.002686134597776</text:p>
          </table:table-cell>
        </table:table-row>
        <table:table-row table:style-name="ro1">
          <table:table-cell office:value-type="float" office:value="18.7175047000249" calcext:value-type="float">
            <text:p>18.7175047000249</text:p>
          </table:table-cell>
          <table:table-cell office:value-type="float" office:value="9.85294111569723" calcext:value-type="float">
            <text:p>9.8529411156972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4479236524509" calcext:value-type="float">
            <text:p>0.964479236524509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138084632517" calcext:value-type="float">
            <text:p>0.96213808463251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52375266308638" calcext:value-type="float">
            <text:p>0.952375266308638</text:p>
          </table:table-cell>
          <table:table-cell office:value-type="float" office:value="0.505326527094981" calcext:value-type="float">
            <text:p>0.505326527094981</text:p>
          </table:table-cell>
          <table:table-cell office:value-type="float" office:value="0.00822920354346141" calcext:value-type="float">
            <text:p>0.008229203543461</text:p>
          </table:table-cell>
          <table:table-cell office:value-type="float" office:value="0.00280496710845091" calcext:value-type="float">
            <text:p>0.002804967108451</text:p>
          </table:table-cell>
        </table:table-row>
        <table:table-row table:style-name="ro1">
          <table:table-cell office:value-type="float" office:value="18.7334260145823" calcext:value-type="float">
            <text:p>18.7334260145823</text:p>
          </table:table-cell>
          <table:table-cell office:value-type="float" office:value="10.3082357645035" calcext:value-type="float">
            <text:p>10.308235764503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4850247785478" calcext:value-type="float">
            <text:p>0.96485024778547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7" calcext:value-type="float">
            <text:p>137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1.0737128507811" calcext:value-type="float">
            <text:p>1.0737128507811</text:p>
          </table:table-cell>
          <table:table-cell office:value-type="float" office:value="0.518244694637789" calcext:value-type="float">
            <text:p>0.518244694637789</text:p>
          </table:table-cell>
          <table:table-cell office:value-type="float" office:value="0.00560369568130332" calcext:value-type="float">
            <text:p>0.005603695681303</text:p>
          </table:table-cell>
          <table:table-cell office:value-type="float" office:value="0.00306709027702655" calcext:value-type="float">
            <text:p>0.003067090277027</text:p>
          </table:table-cell>
        </table:table-row>
        <table:table-row table:style-name="ro1">
          <table:table-cell office:value-type="float" office:value="19.1085609197617" calcext:value-type="float">
            <text:p>19.1085609197617</text:p>
          </table:table-cell>
          <table:table-cell office:value-type="float" office:value="10.6440693934759" calcext:value-type="float">
            <text:p>10.644069393475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3984309526241" calcext:value-type="float">
            <text:p>0.963984309526241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7" calcext:value-type="float">
            <text:p>137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1.66002394670302" calcext:value-type="float">
            <text:p>1.66002394670302</text:p>
          </table:table-cell>
          <table:table-cell office:value-type="float" office:value="0.382656975514918" calcext:value-type="float">
            <text:p>0.382656975514918</text:p>
          </table:table-cell>
          <table:table-cell office:value-type="float" office:value="0.00793593537335329" calcext:value-type="float">
            <text:p>0.007935935373353</text:p>
          </table:table-cell>
          <table:table-cell office:value-type="float" office:value="0.00192197596121712" calcext:value-type="float">
            <text:p>0.001921975961217</text:p>
          </table:table-cell>
        </table:table-row>
        <table:table-row table:style-name="ro1">
          <table:table-cell office:value-type="float" office:value="18.6503938833872" calcext:value-type="float">
            <text:p>18.6503938833872</text:p>
          </table:table-cell>
          <table:table-cell office:value-type="float" office:value="10.1596891085307" calcext:value-type="float">
            <text:p>10.159689108530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4108041275808" calcext:value-type="float">
            <text:p>0.964108041275808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7" calcext:value-type="float">
            <text:p>137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534453217677925" calcext:value-type="float">
            <text:p>0.534453217677925</text:p>
          </table:table-cell>
          <table:table-cell office:value-type="float" office:value="0.857367611171426" calcext:value-type="float">
            <text:p>0.857367611171426</text:p>
          </table:table-cell>
          <table:table-cell office:value-type="float" office:value="0.00793593537335329" calcext:value-type="float">
            <text:p>0.007935935373353</text:p>
          </table:table-cell>
          <table:table-cell office:value-type="float" office:value="0.00201209449410432" calcext:value-type="float">
            <text:p>0.002012094494104</text:p>
          </table:table-cell>
        </table:table-row>
        <table:table-row table:style-name="ro1">
          <table:table-cell office:value-type="float" office:value="19.0388808647792" calcext:value-type="float">
            <text:p>19.0388808647792</text:p>
          </table:table-cell>
          <table:table-cell office:value-type="float" office:value="10.5244150956472" calcext:value-type="float">
            <text:p>10.524415095647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4108041275808" calcext:value-type="float">
            <text:p>0.964108041275808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7" calcext:value-type="float">
            <text:p>137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1.37570693885877" calcext:value-type="float">
            <text:p>1.37570693885877</text:p>
          </table:table-cell>
          <table:table-cell office:value-type="float" office:value="0.30830753748084" calcext:value-type="float">
            <text:p>0.30830753748084</text:p>
          </table:table-cell>
          <table:table-cell office:value-type="float" office:value="0.00793593537335329" calcext:value-type="float">
            <text:p>0.007935935373353</text:p>
          </table:table-cell>
          <table:table-cell office:value-type="float" office:value="0.00201209449410432" calcext:value-type="float">
            <text:p>0.002012094494104</text:p>
          </table:table-cell>
        </table:table-row>
        <table:table-row table:style-name="ro1">
          <table:table-cell office:value-type="float" office:value="20.8587281703949" calcext:value-type="float">
            <text:p>20.8587281703949</text:p>
          </table:table-cell>
          <table:table-cell office:value-type="float" office:value="9.91360541184743" calcext:value-type="float">
            <text:p>9.91360541184743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2.50141131232016" calcext:value-type="float">
            <text:p>2.50141131232016</text:p>
          </table:table-cell>
          <table:table-cell office:value-type="float" office:value="0.512389154693168" calcext:value-type="float">
            <text:p>0.512389154693168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9.41459385554" calcext:value-type="float">
            <text:p>19.41459385554</text:p>
          </table:table-cell>
          <table:table-cell office:value-type="float" office:value="9.9358823299408" calcext:value-type="float">
            <text:p>9.9358823299408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30523635308419" calcext:value-type="float">
            <text:p>1.30523635308419</text:p>
          </table:table-cell>
          <table:table-cell office:value-type="float" office:value="0.653785599357593" calcext:value-type="float">
            <text:p>0.653785599357593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7997897863388" calcext:value-type="float">
            <text:p>18.7997897863388</text:p>
          </table:table-cell>
          <table:table-cell office:value-type="float" office:value="10.0705794890722" calcext:value-type="float">
            <text:p>10.0705794890722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830492430220532" calcext:value-type="float">
            <text:p>0.830492430220532</text:p>
          </table:table-cell>
          <table:table-cell office:value-type="float" office:value="0.468439603725937" calcext:value-type="float">
            <text:p>0.468439603725937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4203971624374" calcext:value-type="float">
            <text:p>18.4203971624374</text:p>
          </table:table-cell>
          <table:table-cell office:value-type="float" office:value="10.3985898097356" calcext:value-type="float">
            <text:p>10.3985898097356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3589121270218" calcext:value-type="float">
            <text:p>1.3589121270218</text:p>
          </table:table-cell>
          <table:table-cell office:value-type="float" office:value="0.525904949157783" calcext:value-type="float">
            <text:p>0.525904949157783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6713563601176" calcext:value-type="float">
            <text:p>18.6713563601176</text:p>
          </table:table-cell>
          <table:table-cell office:value-type="float" office:value="9.90798970063528" calcext:value-type="float">
            <text:p>9.90798970063528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44991703106915" calcext:value-type="float">
            <text:p>1.44991703106915</text:p>
          </table:table-cell>
          <table:table-cell office:value-type="float" office:value="0.84659960216851" calcext:value-type="float">
            <text:p>0.84659960216851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9.1114085117976" calcext:value-type="float">
            <text:p>19.1114085117976</text:p>
          </table:table-cell>
          <table:table-cell office:value-type="float" office:value="10.524623076121" calcext:value-type="float">
            <text:p>10.524623076121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05511015040291" calcext:value-type="float">
            <text:p>1.05511015040291</text:p>
          </table:table-cell>
          <table:table-cell office:value-type="float" office:value="0.544925380265396" calcext:value-type="float">
            <text:p>0.544925380265396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4058536291122" calcext:value-type="float">
            <text:p>18.4058536291122</text:p>
          </table:table-cell>
          <table:table-cell office:value-type="float" office:value="10.194177031517" calcext:value-type="float">
            <text:p>10.194177031517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870146914082611" calcext:value-type="float">
            <text:p>0.870146914082611</text:p>
          </table:table-cell>
          <table:table-cell office:value-type="float" office:value="0.823464306561668" calcext:value-type="float">
            <text:p>0.823464306561668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9886469443639" calcext:value-type="float">
            <text:p>18.9886469443639</text:p>
          </table:table-cell>
          <table:table-cell office:value-type="float" office:value="10.4306391477585" calcext:value-type="float">
            <text:p>10.4306391477585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37609208041824" calcext:value-type="float">
            <text:p>1.37609208041824</text:p>
          </table:table-cell>
          <table:table-cell office:value-type="float" office:value="0.322456348305487" calcext:value-type="float">
            <text:p>0.322456348305487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9.0420840978622" calcext:value-type="float">
            <text:p>19.0420840978622</text:p>
          </table:table-cell>
          <table:table-cell office:value-type="float" office:value="10.0634783109029" calcext:value-type="float">
            <text:p>10.0634783109029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983065733885877" calcext:value-type="float">
            <text:p>0.983065733885877</text:p>
          </table:table-cell>
          <table:table-cell office:value-type="float" office:value="0.644088396779249" calcext:value-type="float">
            <text:p>0.644088396779249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7068903048833" calcext:value-type="float">
            <text:p>18.7068903048833</text:p>
          </table:table-cell>
          <table:table-cell office:value-type="float" office:value="10.1392180124919" calcext:value-type="float">
            <text:p>10.1392180124919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49071307854874" calcext:value-type="float">
            <text:p>1.49071307854874</text:p>
          </table:table-cell>
          <table:table-cell office:value-type="float" office:value="0.480992388110432" calcext:value-type="float">
            <text:p>0.480992388110432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9246589342753" calcext:value-type="float">
            <text:p>18.9246589342753</text:p>
          </table:table-cell>
          <table:table-cell office:value-type="float" office:value="9.7123396396637" calcext:value-type="float">
            <text:p>9.7123396396637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700882372915038" calcext:value-type="float">
            <text:p>0.700882372915038</text:p>
          </table:table-cell>
          <table:table-cell office:value-type="float" office:value="1.01479933869395" calcext:value-type="float">
            <text:p>1.01479933869395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9.6204261779785" calcext:value-type="float">
            <text:p>19.6204261779785</text:p>
          </table:table-cell>
          <table:table-cell office:value-type="float" office:value="9.42629134654999" calcext:value-type="float">
            <text:p>9.42629134654999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66339998607153" calcext:value-type="float">
            <text:p>1.66339998607153</text:p>
          </table:table-cell>
          <table:table-cell office:value-type="float" office:value="0.482459524888565" calcext:value-type="float">
            <text:p>0.482459524888565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9.1223993301392" calcext:value-type="float">
            <text:p>19.1223993301392</text:p>
          </table:table-cell>
          <table:table-cell office:value-type="float" office:value="9.40033328533173" calcext:value-type="float">
            <text:p>9.40033328533173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28533614417341" calcext:value-type="float">
            <text:p>1.28533614417341</text:p>
          </table:table-cell>
          <table:table-cell office:value-type="float" office:value="0.581693407853615" calcext:value-type="float">
            <text:p>0.581693407853615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9.01200735569" calcext:value-type="float">
            <text:p>19.01200735569</text:p>
          </table:table-cell>
          <table:table-cell office:value-type="float" office:value="9.87303837140401" calcext:value-type="float">
            <text:p>9.87303837140401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49145859551007" calcext:value-type="float">
            <text:p>1.49145859551007</text:p>
          </table:table-cell>
          <table:table-cell office:value-type="float" office:value="0.563892897951458" calcext:value-type="float">
            <text:p>0.563892897951458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8502141634623" calcext:value-type="float">
            <text:p>18.8502141634623</text:p>
          </table:table-cell>
          <table:table-cell office:value-type="float" office:value="9.4812243382136" calcext:value-type="float">
            <text:p>9.4812243382136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795372336260179" calcext:value-type="float">
            <text:p>0.795372336260179</text:p>
          </table:table-cell>
          <table:table-cell office:value-type="float" office:value="1.18080503665393" calcext:value-type="float">
            <text:p>1.18080503665393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9030499458313" calcext:value-type="float">
            <text:p>18.9030499458313</text:p>
          </table:table-cell>
          <table:table-cell office:value-type="float" office:value="9.85908476511637" calcext:value-type="float">
            <text:p>9.85908476511637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37845176774065" calcext:value-type="float">
            <text:p>1.37845176774065</text:p>
          </table:table-cell>
          <table:table-cell office:value-type="float" office:value="0.293859318334928" calcext:value-type="float">
            <text:p>0.293859318334928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5734743674596" calcext:value-type="float">
            <text:p>18.5734743674596</text:p>
          </table:table-cell>
          <table:table-cell office:value-type="float" office:value="10.2269387642543" calcext:value-type="float">
            <text:p>10.2269387642543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891028409497053" calcext:value-type="float">
            <text:p>0.891028409497053</text:p>
          </table:table-cell>
          <table:table-cell office:value-type="float" office:value="0.369654888300276" calcext:value-type="float">
            <text:p>0.369654888300276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4911690155665" calcext:value-type="float">
            <text:p>18.4911690155665</text:p>
          </table:table-cell>
          <table:table-cell office:value-type="float" office:value="10.2935424645742" calcext:value-type="float">
            <text:p>10.2935424645742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24398374310052" calcext:value-type="float">
            <text:p>1.24398374310052</text:p>
          </table:table-cell>
          <table:table-cell office:value-type="float" office:value="0.313306430757339" calcext:value-type="float">
            <text:p>0.313306430757339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9.0351616541545" calcext:value-type="float">
            <text:p>19.0351616541545</text:p>
          </table:table-cell>
          <table:table-cell office:value-type="float" office:value="9.94963018099467" calcext:value-type="float">
            <text:p>9.94963018099467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939447527505548" calcext:value-type="float">
            <text:p>0.939447527505548</text:p>
          </table:table-cell>
          <table:table-cell office:value-type="float" office:value="0.642693630654408" calcext:value-type="float">
            <text:p>0.642693630654408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6816065311432" calcext:value-type="float">
            <text:p>18.6816065311432</text:p>
          </table:table-cell>
          <table:table-cell office:value-type="float" office:value="9.98994898796082" calcext:value-type="float">
            <text:p>9.98994898796082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32252876436667" calcext:value-type="float">
            <text:p>1.32252876436667</text:p>
          </table:table-cell>
          <table:table-cell office:value-type="float" office:value="0.581732171555284" calcext:value-type="float">
            <text:p>0.581732171555284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24.4239636262258" calcext:value-type="float">
            <text:p>24.4239636262258</text:p>
          </table:table-cell>
          <table:table-cell office:value-type="float" office:value="10.5997384389242" calcext:value-type="float">
            <text:p>10.5997384389242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7.73039740135471" calcext:value-type="float">
            <text:p>7.73039740135471</text:p>
          </table:table-cell>
          <table:table-cell office:value-type="float" office:value="0.871662945628068" calcext:value-type="float">
            <text:p>0.871662945628068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23.8038267294566" calcext:value-type="float">
            <text:p>23.8038267294566</text:p>
          </table:table-cell>
          <table:table-cell office:value-type="float" office:value="10.2105181217194" calcext:value-type="float">
            <text:p>10.2105181217194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8.16248644927187" calcext:value-type="float">
            <text:p>8.16248644927187</text:p>
          </table:table-cell>
          <table:table-cell office:value-type="float" office:value="0.642779304025683" calcext:value-type="float">
            <text:p>0.642779304025683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3583799203237" calcext:value-type="float">
            <text:p>18.3583799203237</text:p>
          </table:table-cell>
          <table:table-cell office:value-type="float" office:value="9.962610801061" calcext:value-type="float">
            <text:p>9.962610801061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45853022873777" calcext:value-type="float">
            <text:p>1.45853022873777</text:p>
          </table:table-cell>
          <table:table-cell office:value-type="float" office:value="1.52155148241597" calcext:value-type="float">
            <text:p>1.52155148241597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9.747211933136" calcext:value-type="float">
            <text:p>19.747211933136</text:p>
          </table:table-cell>
          <table:table-cell office:value-type="float" office:value="9.81284749507904" calcext:value-type="float">
            <text:p>9.81284749507904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77768301723466" calcext:value-type="float">
            <text:p>1.77768301723466</text:p>
          </table:table-cell>
          <table:table-cell office:value-type="float" office:value="0.523338362900657" calcext:value-type="float">
            <text:p>0.523338362900657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5830944379171" calcext:value-type="float">
            <text:p>18.5830944379171</text:p>
          </table:table-cell>
          <table:table-cell office:value-type="float" office:value="9.53561325867971" calcext:value-type="float">
            <text:p>9.53561325867971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963981506563158" calcext:value-type="float">
            <text:p>0.963981506563158</text:p>
          </table:table-cell>
          <table:table-cell office:value-type="float" office:value="1.00311769563647" calcext:value-type="float">
            <text:p>1.00311769563647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9.0787434180578" calcext:value-type="float">
            <text:p>19.0787434180578</text:p>
          </table:table-cell>
          <table:table-cell office:value-type="float" office:value="10.2349598407745" calcext:value-type="float">
            <text:p>10.2349598407745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6397370455247" calcext:value-type="float">
            <text:p>1.6397370455247</text:p>
          </table:table-cell>
          <table:table-cell office:value-type="float" office:value="0.544359448505426" calcext:value-type="float">
            <text:p>0.544359448505426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7454032500585" calcext:value-type="float">
            <text:p>18.7454032500585</text:p>
          </table:table-cell>
          <table:table-cell office:value-type="float" office:value="10.0621667702993" calcext:value-type="float">
            <text:p>10.0621667702993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52541659549812" calcext:value-type="float">
            <text:p>0.52541659549812</text:p>
          </table:table-cell>
          <table:table-cell office:value-type="float" office:value="0.99400685505985" calcext:value-type="float">
            <text:p>0.99400685505985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9.8883524735769" calcext:value-type="float">
            <text:p>19.8883524735769</text:p>
          </table:table-cell>
          <table:table-cell office:value-type="float" office:value="9.98233803113302" calcext:value-type="float">
            <text:p>9.98233803113302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2.09836360126166" calcext:value-type="float">
            <text:p>2.09836360126166</text:p>
          </table:table-cell>
          <table:table-cell office:value-type="float" office:value="0.550446222231011" calcext:value-type="float">
            <text:p>0.550446222231011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9.508386572202" calcext:value-type="float">
            <text:p>19.508386572202</text:p>
          </table:table-cell>
          <table:table-cell office:value-type="float" office:value="9.94558691978455" calcext:value-type="float">
            <text:p>9.94558691978455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775735931660523" calcext:value-type="float">
            <text:p>0.775735931660523</text:p>
          </table:table-cell>
          <table:table-cell office:value-type="float" office:value="0.803801639888904" calcext:value-type="float">
            <text:p>0.803801639888904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8646054267883" calcext:value-type="float">
            <text:p>18.8646054267883</text:p>
          </table:table-cell>
          <table:table-cell office:value-type="float" office:value="10.5976047118505" calcext:value-type="float">
            <text:p>10.5976047118505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63800142095426" calcext:value-type="float">
            <text:p>1.63800142095426</text:p>
          </table:table-cell>
          <table:table-cell office:value-type="float" office:value="0.436904050985979" calcext:value-type="float">
            <text:p>0.436904050985979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6832345724106" calcext:value-type="float">
            <text:p>18.6832345724106</text:p>
          </table:table-cell>
          <table:table-cell office:value-type="float" office:value="10.4173547824224" calcext:value-type="float">
            <text:p>10.4173547824224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96482197587971" calcext:value-type="float">
            <text:p>0.96482197587971</text:p>
          </table:table-cell>
          <table:table-cell office:value-type="float" office:value="0.309648778401551" calcext:value-type="float">
            <text:p>0.309648778401551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4051602681478" calcext:value-type="float">
            <text:p>18.4051602681478</text:p>
          </table:table-cell>
          <table:table-cell office:value-type="float" office:value="10.5917032957077" calcext:value-type="float">
            <text:p>10.5917032957077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22581768654865" calcext:value-type="float">
            <text:p>1.22581768654865</text:p>
          </table:table-cell>
          <table:table-cell office:value-type="float" office:value="0.177741742661913" calcext:value-type="float">
            <text:p>0.177741742661913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526496887207" calcext:value-type="float">
            <text:p>18.526496887207</text:p>
          </table:table-cell>
          <table:table-cell office:value-type="float" office:value="10.355411251386" calcext:value-type="float">
            <text:p>10.355411251386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0.815934709674426" calcext:value-type="float">
            <text:p>0.815934709674426</text:p>
          </table:table-cell>
          <table:table-cell office:value-type="float" office:value="0.441978992817824" calcext:value-type="float">
            <text:p>0.441978992817824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8.6975123087565" calcext:value-type="float">
            <text:p>18.6975123087565</text:p>
          </table:table-cell>
          <table:table-cell office:value-type="float" office:value="10.3446082274119" calcext:value-type="float">
            <text:p>10.3446082274119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1.52354239859703" calcext:value-type="float">
            <text:p>1.52354239859703</text:p>
          </table:table-cell>
          <table:table-cell office:value-type="float" office:value="0.518433594055069" calcext:value-type="float">
            <text:p>0.518433594055069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  <table:table-row table:style-name="ro1">
          <table:table-cell office:value-type="float" office:value="17.4994271596273" calcext:value-type="float">
            <text:p>17.4994271596273</text:p>
          </table:table-cell>
          <table:table-cell office:value-type="float" office:value="8.31653002897898" calcext:value-type="float">
            <text:p>8.31653002897898</text:p>
          </table:table-cell>
          <table:table-cell office:value-type="float" office:value="0.918316831683168" calcext:value-type="float">
            <text:p>0.918316831683168</text:p>
          </table:table-cell>
          <table:table-cell office:value-type="float" office:value="0.937746187084245" calcext:value-type="float">
            <text:p>0.93774618708424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1" calcext:value-type="float">
            <text:p>141</text:p>
          </table:table-cell>
          <table:table-cell office:value-type="float" office:value="0.900369003690037" calcext:value-type="float">
            <text:p>0.900369003690037</text:p>
          </table:table-cell>
          <table:table-cell office:value-type="float" office:value="0.932342007434944" calcext:value-type="float">
            <text:p>0.93234200743494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5910780669145" calcext:value-type="float">
            <text:p>0.95910780669145</text:p>
          </table:table-cell>
          <table:table-cell office:value-type="float" office:value="0.932442464736451" calcext:value-type="float">
            <text:p>0.93244246473645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42835931700074" calcext:value-type="float">
            <text:p>0.94283593170007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36896807720861" calcext:value-type="float">
            <text:p>0.93689680772086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39123979213066" calcext:value-type="float">
            <text:p>0.939123979213066</text:p>
          </table:table-cell>
          <table:table-cell office:value-type="float" office:value="2.13145534545448" calcext:value-type="float">
            <text:p>2.13145534545448</text:p>
          </table:table-cell>
          <table:table-cell office:value-type="float" office:value="2.50550201379297" calcext:value-type="float">
            <text:p>2.50550201379297</text:p>
          </table:table-cell>
          <table:table-cell office:value-type="float" office:value="0.0195540609034188" calcext:value-type="float">
            <text:p>0.019554060903419</text:p>
          </table:table-cell>
          <table:table-cell office:value-type="float" office:value="0.00431596619901639" calcext:value-type="float">
            <text:p>0.004315966199016</text:p>
          </table:table-cell>
        </table:table-row>
      </table:table>
      <table:named-expressions/>
      <table:database-ranges>
        <table:database-range table:name="__Anonymous_Sheet_DB__0" table:target-range-address="search_results.A1:search_results.AA176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07:03:09.987643050</dc:date>
    <meta:editing-duration>PT5M38S</meta:editing-duration>
    <meta:editing-cycles>1</meta:editing-cycles>
    <meta:document-statistic meta:table-count="1" meta:cell-count="4752" meta:object-count="3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AA2:search_results.AA176" chart:error-lower-range="search_results.AA2:search_results.AA176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AA2:search_results.AA176" chart:error-lower-range="search_results.AA2:search_results.AA176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Z2:search_results.Z176" chart:error-lower-range="search_results.Z2:search_results.Z176"/>
      <style:graphic-properties draw:stroke="none" svg:stroke-width="0.08cm" svg:stroke-color="#ccff99" draw:fill-color="#ccff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Z2:search_results.Z176" chart:error-lower-range="search_results.Z2:search_results.Z176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31cm" svg:height="9.31cm" xlink:href=".." xlink:type="simple" chart:class="chart:scatter" chart:style-name="ch1">
        <chart:legend chart:legend-position="end" svg:x="17.551cm" svg:y="4.107cm" style:legend-expansion="high" chart:style-name="ch2"/>
        <chart:plot-area chart:style-name="ch3" table:cell-range-address="search_results.C1:search_results.D176 search_results.F2:search_results.F176" chart:data-source-has-labels="row" svg:x="1.431cm" svg:y="0.186cm" svg:width="15.7cm" svg:height="7.957cm">
          <chartooo:coordinate-region svg:x="2.343cm" svg:y="0.385cm" svg:width="14.601cm" svg:height="7.111cm"/>
          <chart:axis chart:dimension="x" chart:name="primary-x" chart:style-name="ch4">
            <chart:title svg:x="8.443cm" svg:y="8.329cm" chart:style-name="ch5">
              <text:p>Max Depth</text:p>
            </chart:title>
          </chart:axis>
          <chart:axis chart:dimension="y" chart:name="primary-y" chart:style-name="ch4">
            <chart:title svg:x="0.451cm" svg:y="4.909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D2:search_results.D176" chart:label-cell-address="search_results.D1:search_results.D1" chart:class="chart:scatter">
            <chart:domain table:cell-range-address="search_results.F2:search_results.F176"/>
            <chart:error-indicator chart:style-name="ch9" chart:dimension="y"/>
            <chart:data-point chart:repeated="175"/>
          </chart:series>
          <chart:series chart:style-name="ch10" chart:values-cell-range-address="search_results.C2:search_results.C176" chart:label-cell-address="search_results.C1:search_results.C1" chart:class="chart:scatter">
            <chart:error-indicator chart:style-name="ch11" chart:dimension="y"/>
            <chart:data-point chart:repeated="1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AA</text:p>
              </table:table-cell>
              <table:table-cell office:value-type="string">
                <text:p>Spalte AA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Z</text:p>
              </table:table-cell>
              <table:table-cell office:value-type="string">
                <text:p>Spalte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earch_results.F2:search_results.F176</svg:desc>
                </draw:g>
              </table:table-cell>
              <table:table-cell office:value-type="float" office:value="0.996287311562065">
                <text:p>0.996287311562065</text:p>
                <draw:g>
                  <svg:desc>search_results.D2:search_results.D176</svg:desc>
                </draw:g>
              </table:table-cell>
              <table:table-cell office:value-type="float" office:value="0.00121186896315386">
                <text:p>0.00121186896315386</text:p>
                <draw:g>
                  <svg:desc>search_results.AA2:search_results.AA176</svg:desc>
                </draw:g>
              </table:table-cell>
              <table:table-cell office:value-type="float" office:value="0.00121186896315386">
                <text:p>0.00121186896315386</text:p>
                <draw:g>
                  <svg:desc>search_results.AA2:search_results.AA176</svg:desc>
                </draw:g>
              </table:table-cell>
              <table:table-cell office:value-type="float" office:value="0.945544554455446">
                <text:p>0.945544554455446</text:p>
                <draw:g>
                  <svg:desc>search_results.C2:search_results.C176</svg:desc>
                </draw:g>
              </table:table-cell>
              <table:table-cell office:value-type="float" office:value="0.00738117942365919">
                <text:p>0.00738117942365919</text:p>
                <draw:g>
                  <svg:desc>search_results.Z2:search_results.Z176</svg:desc>
                </draw:g>
              </table:table-cell>
              <table:table-cell office:value-type="float" office:value="0.00738117942365919">
                <text:p>0.00738117942365919</text:p>
                <draw:g>
                  <svg:desc>search_results.Z2:search_results.Z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0.998514851029733">
                <text:p>0.998514851029733</text:p>
              </table:table-cell>
              <table:table-cell office:value-type="float" office:value="0.000428620143297583">
                <text:p>0.000428620143297583</text:p>
              </table:table-cell>
              <table:table-cell office:value-type="float" office:value="0.000428620143297583">
                <text:p>0.000428620143297583</text:p>
              </table:table-cell>
              <table:table-cell office:value-type="float" office:value="0.944306930693069">
                <text:p>0.944306930693069</text:p>
              </table:table-cell>
              <table:table-cell office:value-type="float" office:value="0.00643670135531985">
                <text:p>0.00643670135531985</text:p>
              </table:table-cell>
              <table:table-cell office:value-type="float" office:value="0.00643670135531985">
                <text:p>0.00643670135531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0.995173725815963">
                <text:p>0.995173725815963</text:p>
              </table:table-cell>
              <table:table-cell office:value-type="float" office:value="0.00126679643494519">
                <text:p>0.00126679643494519</text:p>
              </table:table-cell>
              <table:table-cell office:value-type="float" office:value="0.00126679643494519">
                <text:p>0.00126679643494519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728889752903922">
                <text:p>0.00728889752903922</text:p>
              </table:table-cell>
              <table:table-cell office:value-type="float" office:value="0.00728889752903922">
                <text:p>0.00728889752903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0.996906154297632">
                <text:p>0.996906154297632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495019210262303">
                <text:p>0.00495019210262303</text:p>
              </table:table-cell>
              <table:table-cell office:value-type="float" office:value="0.00495019210262303">
                <text:p>0.00495019210262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974504820018601">
                <text:p>0.974504820018601</text:p>
              </table:table-cell>
              <table:table-cell office:value-type="float" office:value="0.00118956285808455">
                <text:p>0.00118956285808455</text:p>
              </table:table-cell>
              <table:table-cell office:value-type="float" office:value="0.00118956285808455">
                <text:p>0.00118956285808455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57542201698747">
                <text:p>0.00757542201698747</text:p>
              </table:table-cell>
              <table:table-cell office:value-type="float" office:value="0.00757542201698747">
                <text:p>0.00757542201698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45365586177519">
                <text:p>0.0045365586177519</text:p>
              </table:table-cell>
              <table:table-cell office:value-type="float" office:value="0.0045365586177519">
                <text:p>0.0045365586177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993812492582994">
                <text:p>0.993812492582994</text:p>
              </table:table-cell>
              <table:table-cell office:value-type="float" office:value="0.00221235301860574">
                <text:p>0.00221235301860574</text:p>
              </table:table-cell>
              <table:table-cell office:value-type="float" office:value="0.00221235301860574">
                <text:p>0.0022123530186057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9477549703441">
                <text:p>0.00879477549703441</text:p>
              </table:table-cell>
              <table:table-cell office:value-type="float" office:value="0.00879477549703441">
                <text:p>0.00879477549703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0.999257425514867">
                <text:p>0.999257425514867</text:p>
              </table:table-cell>
              <table:table-cell office:value-type="float" office:value="0.000000411409075103124">
                <text:p>0.000000411409075103124</text:p>
              </table:table-cell>
              <table:table-cell office:value-type="float" office:value="0.000000411409075103124">
                <text:p>0.00000041140907510312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58819689725697">
                <text:p>0.00458819689725697</text:p>
              </table:table-cell>
              <table:table-cell office:value-type="float" office:value="0.00458819689725697">
                <text:p>0.00458819689725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997524997033197">
                <text:p>0.997524997033197</text:p>
              </table:table-cell>
              <table:table-cell office:value-type="float" office:value="0.000925530529325591">
                <text:p>0.000925530529325591</text:p>
              </table:table-cell>
              <table:table-cell office:value-type="float" office:value="0.000925530529325591">
                <text:p>0.00092553052932559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11982729131262">
                <text:p>0.00511982729131262</text:p>
              </table:table-cell>
              <table:table-cell office:value-type="float" office:value="0.00511982729131262">
                <text:p>0.00511982729131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974381456244497">
                <text:p>0.974381456244497</text:p>
              </table:table-cell>
              <table:table-cell office:value-type="float" office:value="0.000926987567995187">
                <text:p>0.000926987567995187</text:p>
              </table:table-cell>
              <table:table-cell office:value-type="float" office:value="0.000926987567995187">
                <text:p>0.000926987567995187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97542412691645">
                <text:p>0.00697542412691645</text:p>
              </table:table-cell>
              <table:table-cell office:value-type="float" office:value="0.00697542412691645">
                <text:p>0.00697542412691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97400952504487">
                <text:p>0.97400952504487</text:p>
              </table:table-cell>
              <table:table-cell office:value-type="float" office:value="0.00122072255044462">
                <text:p>0.00122072255044462</text:p>
              </table:table-cell>
              <table:table-cell office:value-type="float" office:value="0.00122072255044462">
                <text:p>0.00122072255044462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06481812095888">
                <text:p>0.00506481812095888</text:p>
              </table:table-cell>
              <table:table-cell office:value-type="float" office:value="0.00506481812095888">
                <text:p>0.00506481812095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.973762245533468">
                <text:p>0.973762245533468</text:p>
              </table:table-cell>
              <table:table-cell office:value-type="float" office:value="0.00110974744036307">
                <text:p>0.00110974744036307</text:p>
              </table:table-cell>
              <table:table-cell office:value-type="float" office:value="0.00110974744036307">
                <text:p>0.00110974744036307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28131181279661">
                <text:p>0.00628131181279661</text:p>
              </table:table-cell>
              <table:table-cell office:value-type="float" office:value="0.00628131181279661">
                <text:p>0.00628131181279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0.999009962015733">
                <text:p>0.999009962015733</text:p>
              </table:table-cell>
              <table:table-cell office:value-type="float" office:value="0.00034983635541326">
                <text:p>0.00034983635541326</text:p>
              </table:table-cell>
              <table:table-cell office:value-type="float" office:value="0.00034983635541326">
                <text:p>0.00034983635541326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64884928369102">
                <text:p>0.00464884928369102</text:p>
              </table:table-cell>
              <table:table-cell office:value-type="float" office:value="0.00464884928369102">
                <text:p>0.00464884928369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0.9754950419906">
                <text:p>0.9754950419906</text:p>
              </table:table-cell>
              <table:table-cell office:value-type="float" office:value="0.00135548139915143">
                <text:p>0.00135548139915143</text:p>
              </table:table-cell>
              <table:table-cell office:value-type="float" office:value="0.00135548139915143">
                <text:p>0.00135548139915143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32575110038755">
                <text:p>0.00632575110038755</text:p>
              </table:table-cell>
              <table:table-cell office:value-type="float" office:value="0.00632575110038755">
                <text:p>0.00632575110038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0.972400644325036">
                <text:p>0.972400644325036</text:p>
              </table:table-cell>
              <table:table-cell office:value-type="float" office:value="0.00139049744633018">
                <text:p>0.00139049744633018</text:p>
              </table:table-cell>
              <table:table-cell office:value-type="float" office:value="0.00139049744633018">
                <text:p>0.00139049744633018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92618136245928">
                <text:p>0.00592618136245928</text:p>
              </table:table-cell>
              <table:table-cell office:value-type="float" office:value="0.00592618136245928">
                <text:p>0.00592618136245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995173725815963">
                <text:p>0.995173725815963</text:p>
              </table:table-cell>
              <table:table-cell office:value-type="float" office:value="0.00140435120536544">
                <text:p>0.00140435120536544</text:p>
              </table:table-cell>
              <table:table-cell office:value-type="float" office:value="0.00140435120536544">
                <text:p>0.00140435120536544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709923522956202">
                <text:p>0.00709923522956202</text:p>
              </table:table-cell>
              <table:table-cell office:value-type="float" office:value="0.00709923522956202">
                <text:p>0.00709923522956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0.993688392857964">
                <text:p>0.993688392857964</text:p>
              </table:table-cell>
              <table:table-cell office:value-type="float" office:value="0.00175338489899602">
                <text:p>0.00175338489899602</text:p>
              </table:table-cell>
              <table:table-cell office:value-type="float" office:value="0.00175338489899602">
                <text:p>0.00175338489899602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01259236051848">
                <text:p>0.00801259236051848</text:p>
              </table:table-cell>
              <table:table-cell office:value-type="float" office:value="0.00801259236051848">
                <text:p>0.00801259236051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0.974010260995797">
                <text:p>0.974010260995797</text:p>
              </table:table-cell>
              <table:table-cell office:value-type="float" office:value="0.00141527891084915">
                <text:p>0.00141527891084915</text:p>
              </table:table-cell>
              <table:table-cell office:value-type="float" office:value="0.00141527891084915">
                <text:p>0.0014152789108491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03564424731273">
                <text:p>0.00503564424731273</text:p>
              </table:table-cell>
              <table:table-cell office:value-type="float" office:value="0.00503564424731273">
                <text:p>0.00503564424731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0.975495225978332">
                <text:p>0.975495225978332</text:p>
              </table:table-cell>
              <table:table-cell office:value-type="float" office:value="0.00120877951409576">
                <text:p>0.00120877951409576</text:p>
              </table:table-cell>
              <table:table-cell office:value-type="float" office:value="0.00120877951409576">
                <text:p>0.001208779514095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461704776340627">
                <text:p>0.00461704776340627</text:p>
              </table:table-cell>
              <table:table-cell office:value-type="float" office:value="0.00461704776340627">
                <text:p>0.00461704776340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0.975618773740167">
                <text:p>0.975618773740167</text:p>
              </table:table-cell>
              <table:table-cell office:value-type="float" office:value="0.0010865182235182">
                <text:p>0.0010865182235182</text:p>
              </table:table-cell>
              <table:table-cell office:value-type="float" office:value="0.0010865182235182">
                <text:p>0.0010865182235182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30241678811824">
                <text:p>0.00630241678811824</text:p>
              </table:table-cell>
              <table:table-cell office:value-type="float" office:value="0.00630241678811824">
                <text:p>0.00630241678811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5916300301096">
                <text:p>0.995916300301096</text:p>
              </table:table-cell>
              <table:table-cell office:value-type="float" office:value="0.00175361665656784">
                <text:p>0.00175361665656784</text:p>
              </table:table-cell>
              <table:table-cell office:value-type="float" office:value="0.00175361665656784">
                <text:p>0.0017536166565678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74558291175656">
                <text:p>0.00874558291175656</text:p>
              </table:table-cell>
              <table:table-cell office:value-type="float" office:value="0.00874558291175656">
                <text:p>0.00874558291175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9991336937653">
                <text:p>0.9991336937653</text:p>
              </table:table-cell>
              <table:table-cell office:value-type="float" office:value="0.000276590614923982">
                <text:p>0.000276590614923982</text:p>
              </table:table-cell>
              <table:table-cell office:value-type="float" office:value="0.000276590614923982">
                <text:p>0.000276590614923982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6886308847746">
                <text:p>0.0066886308847746</text:p>
              </table:table-cell>
              <table:table-cell office:value-type="float" office:value="0.0066886308847746">
                <text:p>0.0066886308847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996163579812498">
                <text:p>0.996163579812498</text:p>
              </table:table-cell>
              <table:table-cell office:value-type="float" office:value="0.00144780373074213">
                <text:p>0.00144780373074213</text:p>
              </table:table-cell>
              <table:table-cell office:value-type="float" office:value="0.00144780373074213">
                <text:p>0.00144780373074213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68715063256159">
                <text:p>0.00868715063256159</text:p>
              </table:table-cell>
              <table:table-cell office:value-type="float" office:value="0.00868715063256159">
                <text:p>0.00868715063256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993688208870232">
                <text:p>0.993688208870232</text:p>
              </table:table-cell>
              <table:table-cell office:value-type="float" office:value="0.00195217699591997">
                <text:p>0.00195217699591997</text:p>
              </table:table-cell>
              <table:table-cell office:value-type="float" office:value="0.00195217699591997">
                <text:p>0.00195217699591997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58877811029276">
                <text:p>0.00758877811029276</text:p>
              </table:table-cell>
              <table:table-cell office:value-type="float" office:value="0.00758877811029276">
                <text:p>0.00758877811029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.973762797496663">
                <text:p>0.973762797496663</text:p>
              </table:table-cell>
              <table:table-cell office:value-type="float" office:value="0.00109722970014826">
                <text:p>0.00109722970014826</text:p>
              </table:table-cell>
              <table:table-cell office:value-type="float" office:value="0.00109722970014826">
                <text:p>0.0010972297001482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17249403200844">
                <text:p>0.00617249403200844</text:p>
              </table:table-cell>
              <table:table-cell office:value-type="float" office:value="0.00617249403200844">
                <text:p>0.00617249403200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973886345258498">
                <text:p>0.973886345258498</text:p>
              </table:table-cell>
              <table:table-cell office:value-type="float" office:value="0.000894854956228567">
                <text:p>0.000894854956228567</text:p>
              </table:table-cell>
              <table:table-cell office:value-type="float" office:value="0.000894854956228567">
                <text:p>0.000894854956228567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83426242275202">
                <text:p>0.00683426242275202</text:p>
              </table:table-cell>
              <table:table-cell office:value-type="float" office:value="0.00683426242275202">
                <text:p>0.00683426242275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97388652924623">
                <text:p>0.97388652924623</text:p>
              </table:table-cell>
              <table:table-cell office:value-type="float" office:value="0.00156380584696124">
                <text:p>0.00156380584696124</text:p>
              </table:table-cell>
              <table:table-cell office:value-type="float" office:value="0.00156380584696124">
                <text:p>0.0015638058469612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492921769492836">
                <text:p>0.00492921769492836</text:p>
              </table:table-cell>
              <table:table-cell office:value-type="float" office:value="0.00492921769492836">
                <text:p>0.00492921769492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0.999504889014001">
                <text:p>0.999504889014001</text:p>
              </table:table-cell>
              <table:table-cell office:value-type="float" office:value="0.000350096553196926">
                <text:p>0.000350096553196926</text:p>
              </table:table-cell>
              <table:table-cell office:value-type="float" office:value="0.000350096553196926">
                <text:p>0.00035009655319692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88608806935692">
                <text:p>0.00788608806935692</text:p>
              </table:table-cell>
              <table:table-cell office:value-type="float" office:value="0.00788608806935692">
                <text:p>0.00788608806935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0.974628551768168">
                <text:p>0.974628551768168</text:p>
              </table:table-cell>
              <table:table-cell office:value-type="float" office:value="0.00117077953281458">
                <text:p>0.00117077953281458</text:p>
              </table:table-cell>
              <table:table-cell office:value-type="float" office:value="0.00117077953281458">
                <text:p>0.00117077953281458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20431662729815">
                <text:p>0.00720431662729815</text:p>
              </table:table-cell>
              <table:table-cell office:value-type="float" office:value="0.00720431662729815">
                <text:p>0.00720431662729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0.999381157264433">
                <text:p>0.999381157264433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81689463451788">
                <text:p>0.00781689463451788</text:p>
              </table:table-cell>
              <table:table-cell office:value-type="float" office:value="0.00781689463451788">
                <text:p>0.00781689463451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0.997277533534064">
                <text:p>0.997277533534064</text:p>
              </table:table-cell>
              <table:table-cell office:value-type="float" office:value="0.000925432136745964">
                <text:p>0.000925432136745964</text:p>
              </table:table-cell>
              <table:table-cell office:value-type="float" office:value="0.000925432136745964">
                <text:p>0.00092543213674596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81689463451788">
                <text:p>0.00781689463451788</text:p>
              </table:table-cell>
              <table:table-cell office:value-type="float" office:value="0.00781689463451788">
                <text:p>0.00781689463451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0.991955964376295">
                <text:p>0.991955964376295</text:p>
              </table:table-cell>
              <table:table-cell office:value-type="float" office:value="0.00116463225933891">
                <text:p>0.00116463225933891</text:p>
              </table:table-cell>
              <table:table-cell office:value-type="float" office:value="0.00116463225933891">
                <text:p>0.0011646322593389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62782982637954">
                <text:p>0.00562782982637954</text:p>
              </table:table-cell>
              <table:table-cell office:value-type="float" office:value="0.00562782982637954">
                <text:p>0.00562782982637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0.972771839573737">
                <text:p>0.972771839573737</text:p>
              </table:table-cell>
              <table:table-cell office:value-type="float" office:value="0.00200139922981997">
                <text:p>0.00200139922981997</text:p>
              </table:table-cell>
              <table:table-cell office:value-type="float" office:value="0.00200139922981997">
                <text:p>0.00200139922981997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8">
                <text:p>0.0052030411034598</text:p>
              </table:table-cell>
              <table:table-cell office:value-type="float" office:value="0.0052030411034598">
                <text:p>0.0052030411034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0.972400644325036">
                <text:p>0.972400644325036</text:p>
              </table:table-cell>
              <table:table-cell office:value-type="float" office:value="0.00244442288749046">
                <text:p>0.00244442288749046</text:p>
              </table:table-cell>
              <table:table-cell office:value-type="float" office:value="0.00244442288749046">
                <text:p>0.0024444228874904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02273197021765">
                <text:p>0.00602273197021765</text:p>
              </table:table-cell>
              <table:table-cell office:value-type="float" office:value="0.00602273197021765">
                <text:p>0.00602273197021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0.973268054486127">
                <text:p>0.973268054486127</text:p>
              </table:table-cell>
              <table:table-cell office:value-type="float" office:value="0.00159286213847312">
                <text:p>0.00159286213847312</text:p>
              </table:table-cell>
              <table:table-cell office:value-type="float" office:value="0.00159286213847312">
                <text:p>0.0015928621384731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67738649813123">
                <text:p>0.00567738649813123</text:p>
              </table:table-cell>
              <table:table-cell office:value-type="float" office:value="0.00567738649813123">
                <text:p>0.00567738649813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0.973268054486127">
                <text:p>0.973268054486127</text:p>
              </table:table-cell>
              <table:table-cell office:value-type="float" office:value="0.00180888584300505">
                <text:p>0.00180888584300505</text:p>
              </table:table-cell>
              <table:table-cell office:value-type="float" office:value="0.00180888584300505">
                <text:p>0.0018088858430050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02273197021765">
                <text:p>0.00602273197021765</text:p>
              </table:table-cell>
              <table:table-cell office:value-type="float" office:value="0.00602273197021765">
                <text:p>0.0060227319702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0.973144138748828">
                <text:p>0.973144138748828</text:p>
              </table:table-cell>
              <table:table-cell office:value-type="float" office:value="0.00130445986410706">
                <text:p>0.00130445986410706</text:p>
              </table:table-cell>
              <table:table-cell office:value-type="float" office:value="0.00130445986410706">
                <text:p>0.0013044598641070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97319822307551">
                <text:p>0.00597319822307551</text:p>
              </table:table-cell>
              <table:table-cell office:value-type="float" office:value="0.00597319822307551">
                <text:p>0.00597319822307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0.97339141826023">
                <text:p>0.97339141826023</text:p>
              </table:table-cell>
              <table:table-cell office:value-type="float" office:value="0.000989084338762608">
                <text:p>0.000989084338762608</text:p>
              </table:table-cell>
              <table:table-cell office:value-type="float" office:value="0.000989084338762608">
                <text:p>0.00098908433876260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8">
                <text:p>0.0052030411034598</text:p>
              </table:table-cell>
              <table:table-cell office:value-type="float" office:value="0.0052030411034598">
                <text:p>0.0052030411034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0.996782422548064">
                <text:p>0.996782422548064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30378542257963">
                <text:p>0.0030378542257963</text:p>
              </table:table-cell>
              <table:table-cell office:value-type="float" office:value="0.0030378542257963">
                <text:p>0.0030378542257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0.996906154297632">
                <text:p>0.996906154297632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79906801247631">
                <text:p>0.00479906801247631</text:p>
              </table:table-cell>
              <table:table-cell office:value-type="float" office:value="0.00479906801247631">
                <text:p>0.004799068012476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0.994926262316829">
                <text:p>0.994926262316829</text:p>
              </table:table-cell>
              <table:table-cell office:value-type="float" office:value="0.00144717463798792">
                <text:p>0.00144717463798792</text:p>
              </table:table-cell>
              <table:table-cell office:value-type="float" office:value="0.00144717463798792">
                <text:p>0.0014471746379879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79906801247631">
                <text:p>0.00479906801247631</text:p>
              </table:table-cell>
              <table:table-cell office:value-type="float" office:value="0.00479906801247631">
                <text:p>0.00479906801247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0.973391050284767">
                <text:p>0.973391050284767</text:p>
              </table:table-cell>
              <table:table-cell office:value-type="float" office:value="0.00116807877614441">
                <text:p>0.00116807877614441</text:p>
              </table:table-cell>
              <table:table-cell office:value-type="float" office:value="0.00116807877614441">
                <text:p>0.0011680787761444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97319822307551">
                <text:p>0.00597319822307551</text:p>
              </table:table-cell>
              <table:table-cell office:value-type="float" office:value="0.00597319822307551">
                <text:p>0.005973198223075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0.975989968988868">
                <text:p>0.975989968988868</text:p>
              </table:table-cell>
              <table:table-cell office:value-type="float" office:value="0.000929262547243183">
                <text:p>0.000929262547243183</text:p>
              </table:table-cell>
              <table:table-cell office:value-type="float" office:value="0.000929262547243183">
                <text:p>0.00092926254724318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76">
                <text:p>0.00520304110345976</text:p>
              </table:table-cell>
              <table:table-cell office:value-type="float" office:value="0.00520304110345976">
                <text:p>0.00520304110345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974999747016869">
                <text:p>0.974999747016869</text:p>
              </table:table-cell>
              <table:table-cell office:value-type="float" office:value="0.000828598713005877">
                <text:p>0.000828598713005877</text:p>
              </table:table-cell>
              <table:table-cell office:value-type="float" office:value="0.000828598713005877">
                <text:p>0.000828598713005877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76">
                <text:p>0.00520304110345976</text:p>
              </table:table-cell>
              <table:table-cell office:value-type="float" office:value="0.00520304110345976">
                <text:p>0.00520304110345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0.994926262316829">
                <text:p>0.994926262316829</text:p>
              </table:table-cell>
              <table:table-cell office:value-type="float" office:value="0.001314110091436">
                <text:p>0.001314110091436</text:p>
              </table:table-cell>
              <table:table-cell office:value-type="float" office:value="0.001314110091436">
                <text:p>0.001314110091436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71756662307437">
                <text:p>0.0071756662307437</text:p>
              </table:table-cell>
              <table:table-cell office:value-type="float" office:value="0.0071756662307437">
                <text:p>0.0071756662307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0.973886345258498">
                <text:p>0.973886345258498</text:p>
              </table:table-cell>
              <table:table-cell office:value-type="float" office:value="0.000785525838197639">
                <text:p>0.000785525838197639</text:p>
              </table:table-cell>
              <table:table-cell office:value-type="float" office:value="0.000785525838197639">
                <text:p>0.00078552583819763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75211774335815">
                <text:p>0.00575211774335815</text:p>
              </table:table-cell>
              <table:table-cell office:value-type="float" office:value="0.00575211774335815">
                <text:p>0.00575211774335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0.973514966022066">
                <text:p>0.973514966022066</text:p>
              </table:table-cell>
              <table:table-cell office:value-type="float" office:value="0.00110390070826869">
                <text:p>0.00110390070826869</text:p>
              </table:table-cell>
              <table:table-cell office:value-type="float" office:value="0.00110390070826869">
                <text:p>0.0011039007082686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75211774335815">
                <text:p>0.00575211774335815</text:p>
              </table:table-cell>
              <table:table-cell office:value-type="float" office:value="0.00575211774335815">
                <text:p>0.00575211774335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987129138229063">
                <text:p>0.987129138229063</text:p>
              </table:table-cell>
              <table:table-cell office:value-type="float" office:value="0.00237157955885841">
                <text:p>0.00237157955885841</text:p>
              </table:table-cell>
              <table:table-cell office:value-type="float" office:value="0.00237157955885841">
                <text:p>0.0023715795588584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23942524812577">
                <text:p>0.00623942524812577</text:p>
              </table:table-cell>
              <table:table-cell office:value-type="float" office:value="0.00623942524812577">
                <text:p>0.00623942524812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0.998886230266166">
                <text:p>0.998886230266166</text:p>
              </table:table-cell>
              <table:table-cell office:value-type="float" office:value="0.000566889796505956">
                <text:p>0.000566889796505956</text:p>
              </table:table-cell>
              <table:table-cell office:value-type="float" office:value="0.000566889796505956">
                <text:p>0.00056688979650595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33126209332343">
                <text:p>0.00633126209332343</text:p>
              </table:table-cell>
              <table:table-cell office:value-type="float" office:value="0.00633126209332343">
                <text:p>0.00633126209332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0.972400092361841">
                <text:p>0.972400092361841</text:p>
              </table:table-cell>
              <table:table-cell office:value-type="float" office:value="0.00213106812334478">
                <text:p>0.00213106812334478</text:p>
              </table:table-cell>
              <table:table-cell office:value-type="float" office:value="0.00213106812334478">
                <text:p>0.0021310681233447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5240898742559">
                <text:p>0.00545240898742559</text:p>
              </table:table-cell>
              <table:table-cell office:value-type="float" office:value="0.00545240898742559">
                <text:p>0.005452408987425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0.973515333997529">
                <text:p>0.973515333997529</text:p>
              </table:table-cell>
              <table:table-cell office:value-type="float" office:value="0.0013236508864347">
                <text:p>0.0013236508864347</text:p>
              </table:table-cell>
              <table:table-cell office:value-type="float" office:value="0.0013236508864347">
                <text:p>0.001323650886434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459579193157161">
                <text:p>0.00459579193157161</text:p>
              </table:table-cell>
              <table:table-cell office:value-type="float" office:value="0.00459579193157161">
                <text:p>0.00459579193157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0.973144138748828">
                <text:p>0.973144138748828</text:p>
              </table:table-cell>
              <table:table-cell office:value-type="float" office:value="0.0011550698838792">
                <text:p>0.0011550698838792</text:p>
              </table:table-cell>
              <table:table-cell office:value-type="float" office:value="0.0011550698838792">
                <text:p>0.001155069883879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01277686873896">
                <text:p>0.00501277686873896</text:p>
              </table:table-cell>
              <table:table-cell office:value-type="float" office:value="0.00501277686873896">
                <text:p>0.00501277686873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">
                <text:p>25</text:p>
              </table:table-cell>
              <table:table-cell office:value-type="float" office:value="0.968687955887101">
                <text:p>0.968687955887101</text:p>
              </table:table-cell>
              <table:table-cell office:value-type="float" office:value="0.00124754402375953">
                <text:p>0.00124754402375953</text:p>
              </table:table-cell>
              <table:table-cell office:value-type="float" office:value="0.00124754402375953">
                <text:p>0.0012475440237595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764775830004679">
                <text:p>0.00764775830004679</text:p>
              </table:table-cell>
              <table:table-cell office:value-type="float" office:value="0.00764775830004679">
                <text:p>0.00764775830004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974010077008065">
                <text:p>0.974010077008065</text:p>
              </table:table-cell>
              <table:table-cell office:value-type="float" office:value="0.000851918829384821">
                <text:p>0.000851918829384821</text:p>
              </table:table-cell>
              <table:table-cell office:value-type="float" office:value="0.000851918829384821">
                <text:p>0.00085191882938482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5240898742559">
                <text:p>0.00545240898742559</text:p>
              </table:table-cell>
              <table:table-cell office:value-type="float" office:value="0.00545240898742559">
                <text:p>0.00545240898742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0.999381157264433">
                <text:p>0.999381157264433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53328758000938">
                <text:p>0.00853328758000938</text:p>
              </table:table-cell>
              <table:table-cell office:value-type="float" office:value="0.00853328758000938">
                <text:p>0.008533287580009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0.974010077008065">
                <text:p>0.974010077008065</text:p>
              </table:table-cell>
              <table:table-cell office:value-type="float" office:value="0.00104555955941395">
                <text:p>0.00104555955941395</text:p>
              </table:table-cell>
              <table:table-cell office:value-type="float" office:value="0.00104555955941395">
                <text:p>0.0010455595594139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12663478347832">
                <text:p>0.00512663478347832</text:p>
              </table:table-cell>
              <table:table-cell office:value-type="float" office:value="0.00512663478347832">
                <text:p>0.00512663478347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0.997648728782765">
                <text:p>0.997648728782765</text:p>
              </table:table-cell>
              <table:table-cell office:value-type="float" office:value="0.000665837880595025">
                <text:p>0.000665837880595025</text:p>
              </table:table-cell>
              <table:table-cell office:value-type="float" office:value="0.000665837880595025">
                <text:p>0.00066583788059502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73677774943587">
                <text:p>0.00873677774943587</text:p>
              </table:table-cell>
              <table:table-cell office:value-type="float" office:value="0.00873677774943587">
                <text:p>0.008736777749435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0.996534775061199">
                <text:p>0.996534775061199</text:p>
              </table:table-cell>
              <table:table-cell office:value-type="float" office:value="0.00101996242186347">
                <text:p>0.00101996242186347</text:p>
              </table:table-cell>
              <table:table-cell office:value-type="float" office:value="0.00101996242186347">
                <text:p>0.0010199624218634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21622187943076">
                <text:p>0.00921622187943076</text:p>
              </table:table-cell>
              <table:table-cell office:value-type="float" office:value="0.00921622187943076">
                <text:p>0.00921622187943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0.988738202936628">
                <text:p>0.988738202936628</text:p>
              </table:table-cell>
              <table:table-cell office:value-type="float" office:value="0.00156667812857212">
                <text:p>0.00156667812857212</text:p>
              </table:table-cell>
              <table:table-cell office:value-type="float" office:value="0.00156667812857212">
                <text:p>0.0015666781285721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89970137982032">
                <text:p>0.00589970137982032</text:p>
              </table:table-cell>
              <table:table-cell office:value-type="float" office:value="0.00589970137982032">
                <text:p>0.00589970137982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.972400828312768">
                <text:p>0.972400828312768</text:p>
              </table:table-cell>
              <table:table-cell office:value-type="float" office:value="0.00179125381720733">
                <text:p>0.00179125381720733</text:p>
              </table:table-cell>
              <table:table-cell office:value-type="float" office:value="0.00179125381720733">
                <text:p>0.0017912538172073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458301002397648">
                <text:p>0.00458301002397648</text:p>
              </table:table-cell>
              <table:table-cell office:value-type="float" office:value="0.00458301002397648">
                <text:p>0.00458301002397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">
                <text:p>25</text:p>
              </table:table-cell>
              <table:table-cell office:value-type="float" office:value="0.968688323862565">
                <text:p>0.968688323862565</text:p>
              </table:table-cell>
              <table:table-cell office:value-type="float" office:value="0.00162350508862683">
                <text:p>0.00162350508862683</text:p>
              </table:table-cell>
              <table:table-cell office:value-type="float" office:value="0.00162350508862683">
                <text:p>0.0016235050886268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22231734711981">
                <text:p>0.00822231734711981</text:p>
              </table:table-cell>
              <table:table-cell office:value-type="float" office:value="0.00822231734711981">
                <text:p>0.00822231734711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">
                <text:p>27</text:p>
              </table:table-cell>
              <table:table-cell office:value-type="float" office:value="0.996782422548064">
                <text:p>0.996782422548064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32467481965496">
                <text:p>0.00632467481965496</text:p>
              </table:table-cell>
              <table:table-cell office:value-type="float" office:value="0.00632467481965496">
                <text:p>0.00632467481965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0.96819266091337">
                <text:p>0.96819266091337</text:p>
              </table:table-cell>
              <table:table-cell office:value-type="float" office:value="0.00132550240379">
                <text:p>0.00132550240379</text:p>
              </table:table-cell>
              <table:table-cell office:value-type="float" office:value="0.00132550240379">
                <text:p>0.00132550240379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46245419569368">
                <text:p>0.00846245419569368</text:p>
              </table:table-cell>
              <table:table-cell office:value-type="float" office:value="0.00846245419569368">
                <text:p>0.008462454195693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0.998267571518331">
                <text:p>0.998267571518331</text:p>
              </table:table-cell>
              <table:table-cell office:value-type="float" office:value="0.000553016133844425">
                <text:p>0.000553016133844425</text:p>
              </table:table-cell>
              <table:table-cell office:value-type="float" office:value="0.000553016133844425">
                <text:p>0.00055301613384442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464738466804698">
                <text:p>0.00464738466804698</text:p>
              </table:table-cell>
              <table:table-cell office:value-type="float" office:value="0.00464738466804698">
                <text:p>0.004647384668046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0.997153617796765">
                <text:p>0.997153617796765</text:p>
              </table:table-cell>
              <table:table-cell office:value-type="float" office:value="0.000509490774267632">
                <text:p>0.000509490774267632</text:p>
              </table:table-cell>
              <table:table-cell office:value-type="float" office:value="0.000509490774267632">
                <text:p>0.00050949077426763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11849744389827">
                <text:p>0.00511849744389827</text:p>
              </table:table-cell>
              <table:table-cell office:value-type="float" office:value="0.00511849744389827">
                <text:p>0.00511849744389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  <table:table-cell office:value-type="float" office:value="0.985024778547766">
                <text:p>0.985024778547766</text:p>
              </table:table-cell>
              <table:table-cell office:value-type="float" office:value="0.00224410286817646">
                <text:p>0.00224410286817646</text:p>
              </table:table-cell>
              <table:table-cell office:value-type="float" office:value="0.00224410286817646">
                <text:p>0.0022441028681764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54696132428682">
                <text:p>0.0054696132428682</text:p>
              </table:table-cell>
              <table:table-cell office:value-type="float" office:value="0.0054696132428682">
                <text:p>0.0054696132428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0.970544300106069">
                <text:p>0.970544300106069</text:p>
              </table:table-cell>
              <table:table-cell office:value-type="float" office:value="0.00158933444013137">
                <text:p>0.00158933444013137</text:p>
              </table:table-cell>
              <table:table-cell office:value-type="float" office:value="0.00158933444013137">
                <text:p>0.00158933444013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014352202151">
                <text:p>0.0089014352202151</text:p>
              </table:table-cell>
              <table:table-cell office:value-type="float" office:value="0.0089014352202151">
                <text:p>0.00890143522021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0.967326722654133">
                <text:p>0.967326722654133</text:p>
              </table:table-cell>
              <table:table-cell office:value-type="float" office:value="0.00171457297475226">
                <text:p>0.00171457297475226</text:p>
              </table:table-cell>
              <table:table-cell office:value-type="float" office:value="0.00171457297475226">
                <text:p>0.0017145729747522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99386872346545">
                <text:p>0.00699386872346545</text:p>
              </table:table-cell>
              <table:table-cell office:value-type="float" office:value="0.00699386872346545">
                <text:p>0.006993868723465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">
                <text:p>21</text:p>
              </table:table-cell>
              <table:table-cell office:value-type="float" office:value="0.967202990904566">
                <text:p>0.967202990904566</text:p>
              </table:table-cell>
              <table:table-cell office:value-type="float" office:value="0.00138275723929904">
                <text:p>0.00138275723929904</text:p>
              </table:table-cell>
              <table:table-cell office:value-type="float" office:value="0.00138275723929904">
                <text:p>0.0013827572392990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8817822755595">
                <text:p>0.0078817822755595</text:p>
              </table:table-cell>
              <table:table-cell office:value-type="float" office:value="0.0078817822755595">
                <text:p>0.00788178227555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0.997153617796765">
                <text:p>0.997153617796765</text:p>
              </table:table-cell>
              <table:table-cell office:value-type="float" office:value="0.000791839598331222">
                <text:p>0.000791839598331222</text:p>
              </table:table-cell>
              <table:table-cell office:value-type="float" office:value="0.000791839598331222">
                <text:p>0.00079183959833122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35358962996568">
                <text:p>0.00735358962996568</text:p>
              </table:table-cell>
              <table:table-cell office:value-type="float" office:value="0.00735358962996568">
                <text:p>0.007353589629965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">
                <text:p>25</text:p>
              </table:table-cell>
              <table:table-cell office:value-type="float" office:value="0.968687955887101">
                <text:p>0.968687955887101</text:p>
              </table:table-cell>
              <table:table-cell office:value-type="float" office:value="0.00117160212572675">
                <text:p>0.00117160212572675</text:p>
              </table:table-cell>
              <table:table-cell office:value-type="float" office:value="0.00117160212572675">
                <text:p>0.001171602125726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99386872346545">
                <text:p>0.00699386872346545</text:p>
              </table:table-cell>
              <table:table-cell office:value-type="float" office:value="0.00699386872346545">
                <text:p>0.006993868723465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0.96868777189937">
                <text:p>0.96868777189937</text:p>
              </table:table-cell>
              <table:table-cell office:value-type="float" office:value="0.00100870451702309">
                <text:p>0.00100870451702309</text:p>
              </table:table-cell>
              <table:table-cell office:value-type="float" office:value="0.00100870451702309">
                <text:p>0.0010087045170230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99386872346545">
                <text:p>0.00699386872346545</text:p>
              </table:table-cell>
              <table:table-cell office:value-type="float" office:value="0.00699386872346545">
                <text:p>0.00699386872346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0.968564224137535">
                <text:p>0.968564224137535</text:p>
              </table:table-cell>
              <table:table-cell office:value-type="float" office:value="0.00146679261613359">
                <text:p>0.00146679261613359</text:p>
              </table:table-cell>
              <table:table-cell office:value-type="float" office:value="0.00146679261613359">
                <text:p>0.00146679261613359</text:p>
              </table:table-cell>
              <table:table-cell office:value-type="float" office:value="0.9375">
                <text:p>0.9375</text:p>
              </table:table-cell>
              <table:table-cell office:value-type="float" office:value="0.00720180507760625">
                <text:p>0.00720180507760625</text:p>
              </table:table-cell>
              <table:table-cell office:value-type="float" office:value="0.00720180507760625">
                <text:p>0.0072018050776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0.967574002165536">
                <text:p>0.967574002165536</text:p>
              </table:table-cell>
              <table:table-cell office:value-type="float" office:value="0.0012684346274133">
                <text:p>0.0012684346274133</text:p>
              </table:table-cell>
              <table:table-cell office:value-type="float" office:value="0.0012684346274133">
                <text:p>0.0012684346274133</text:p>
              </table:table-cell>
              <table:table-cell office:value-type="float" office:value="0.9375">
                <text:p>0.9375</text:p>
              </table:table-cell>
              <table:table-cell office:value-type="float" office:value="0.00657712217371507">
                <text:p>0.00657712217371507</text:p>
              </table:table-cell>
              <table:table-cell office:value-type="float" office:value="0.00657712217371507">
                <text:p>0.00657712217371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">
                <text:p>27</text:p>
              </table:table-cell>
              <table:table-cell office:value-type="float" office:value="0.968069113151535">
                <text:p>0.968069113151535</text:p>
              </table:table-cell>
              <table:table-cell office:value-type="float" office:value="0.0011394514115553">
                <text:p>0.0011394514115553</text:p>
              </table:table-cell>
              <table:table-cell office:value-type="float" office:value="0.0011394514115553">
                <text:p>0.0011394514115553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">
                <text:p>27</text:p>
              </table:table-cell>
              <table:table-cell office:value-type="float" office:value="0.968069113151535">
                <text:p>0.968069113151535</text:p>
              </table:table-cell>
              <table:table-cell office:value-type="float" office:value="0.00135996072367096">
                <text:p>0.00135996072367096</text:p>
              </table:table-cell>
              <table:table-cell office:value-type="float" office:value="0.00135996072367096">
                <text:p>0.00135996072367096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">
                <text:p>27</text:p>
              </table:table-cell>
              <table:table-cell office:value-type="float" office:value="0.967574186153267">
                <text:p>0.967574186153267</text:p>
              </table:table-cell>
              <table:table-cell office:value-type="float" office:value="0.000928261230388688">
                <text:p>0.000928261230388688</text:p>
              </table:table-cell>
              <table:table-cell office:value-type="float" office:value="0.000928261230388688">
                <text:p>0.000928261230388688</text:p>
              </table:table-cell>
              <table:table-cell office:value-type="float" office:value="0.9375">
                <text:p>0.9375</text:p>
              </table:table-cell>
              <table:table-cell office:value-type="float" office:value="0.00657712217371507">
                <text:p>0.00657712217371507</text:p>
              </table:table-cell>
              <table:table-cell office:value-type="float" office:value="0.00657712217371507">
                <text:p>0.00657712217371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0.968316392662937">
                <text:p>0.968316392662937</text:p>
              </table:table-cell>
              <table:table-cell office:value-type="float" office:value="0.00147389389766769">
                <text:p>0.00147389389766769</text:p>
              </table:table-cell>
              <table:table-cell office:value-type="float" office:value="0.00147389389766769">
                <text:p>0.00147389389766769</text:p>
              </table:table-cell>
              <table:table-cell office:value-type="float" office:value="0.9375">
                <text:p>0.9375</text:p>
              </table:table-cell>
              <table:table-cell office:value-type="float" office:value="0.0083451282701965">
                <text:p>0.0083451282701965</text:p>
              </table:table-cell>
              <table:table-cell office:value-type="float" office:value="0.0083451282701965">
                <text:p>0.00834512827019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968192844901102">
                <text:p>0.968192844901102</text:p>
              </table:table-cell>
              <table:table-cell office:value-type="float" office:value="0.00132073073708392">
                <text:p>0.00132073073708392</text:p>
              </table:table-cell>
              <table:table-cell office:value-type="float" office:value="0.00132073073708392">
                <text:p>0.00132073073708392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0.968440308400236">
                <text:p>0.968440308400236</text:p>
              </table:table-cell>
              <table:table-cell office:value-type="float" office:value="0.00120089359423478">
                <text:p>0.00120089359423478</text:p>
              </table:table-cell>
              <table:table-cell office:value-type="float" office:value="0.00120089359423478">
                <text:p>0.00120089359423478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">
                <text:p>35</text:p>
              </table:table-cell>
              <table:table-cell office:value-type="float" office:value="0.968440308400236">
                <text:p>0.968440308400236</text:p>
              </table:table-cell>
              <table:table-cell office:value-type="float" office:value="0.000723583218172125">
                <text:p>0.000723583218172125</text:p>
              </table:table-cell>
              <table:table-cell office:value-type="float" office:value="0.000723583218172125">
                <text:p>0.000723583218172125</text:p>
              </table:table-cell>
              <table:table-cell office:value-type="float" office:value="0.9375">
                <text:p>0.9375</text:p>
              </table:table-cell>
              <table:table-cell office:value-type="float" office:value="0.00720180507760625">
                <text:p>0.00720180507760625</text:p>
              </table:table-cell>
              <table:table-cell office:value-type="float" office:value="0.00720180507760625">
                <text:p>0.0072018050776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968563856162071">
                <text:p>0.968563856162071</text:p>
              </table:table-cell>
              <table:table-cell office:value-type="float" office:value="0.0011215561478757">
                <text:p>0.0011215561478757</text:p>
              </table:table-cell>
              <table:table-cell office:value-type="float" office:value="0.0011215561478757">
                <text:p>0.0011215561478757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">
                <text:p>45</text:p>
              </table:table-cell>
              <table:table-cell office:value-type="float" office:value="0.968563672174339">
                <text:p>0.968563672174339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">
                <text:p>12</text:p>
              </table:table-cell>
              <table:table-cell office:value-type="float" office:value="0.970668031855636">
                <text:p>0.970668031855636</text:p>
              </table:table-cell>
              <table:table-cell office:value-type="float" office:value="0.00226167282150895">
                <text:p>0.00226167282150895</text:p>
              </table:table-cell>
              <table:table-cell office:value-type="float" office:value="0.00226167282150895">
                <text:p>0.0022616728215089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42989504365299">
                <text:p>0.00842989504365299</text:p>
              </table:table-cell>
              <table:table-cell office:value-type="float" office:value="0.00842989504365299">
                <text:p>0.00842989504365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">
                <text:p>12</text:p>
              </table:table-cell>
              <table:table-cell office:value-type="float" office:value="0.970172920869636">
                <text:p>0.970172920869636</text:p>
              </table:table-cell>
              <table:table-cell office:value-type="float" office:value="0.00203460103669361">
                <text:p>0.00203460103669361</text:p>
              </table:table-cell>
              <table:table-cell office:value-type="float" office:value="0.00203460103669361">
                <text:p>0.0020346010366936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19502077025429">
                <text:p>0.00819502077025429</text:p>
              </table:table-cell>
              <table:table-cell office:value-type="float" office:value="0.00819502077025429">
                <text:p>0.00819502077025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0.970049373107801">
                <text:p>0.970049373107801</text:p>
              </table:table-cell>
              <table:table-cell office:value-type="float" office:value="0.00175204470621245">
                <text:p>0.00175204470621245</text:p>
              </table:table-cell>
              <table:table-cell office:value-type="float" office:value="0.00175204470621245">
                <text:p>0.0017520447062124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698248079863592">
                <text:p>0.00698248079863592</text:p>
              </table:table-cell>
              <table:table-cell office:value-type="float" office:value="0.00698248079863592">
                <text:p>0.006982480798635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">
                <text:p>21</text:p>
              </table:table-cell>
              <table:table-cell office:value-type="float" office:value="0.966707879918567">
                <text:p>0.966707879918567</text:p>
              </table:table-cell>
              <table:table-cell office:value-type="float" office:value="0.00131619538389853">
                <text:p>0.00131619538389853</text:p>
              </table:table-cell>
              <table:table-cell office:value-type="float" office:value="0.00131619538389853">
                <text:p>0.0013161953838985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65629245091544">
                <text:p>0.00765629245091544</text:p>
              </table:table-cell>
              <table:table-cell office:value-type="float" office:value="0.00765629245091544">
                <text:p>0.00765629245091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">
                <text:p>27</text:p>
              </table:table-cell>
              <table:table-cell office:value-type="float" office:value="0.968192844901102">
                <text:p>0.968192844901102</text:p>
              </table:table-cell>
              <table:table-cell office:value-type="float" office:value="0.000801275469868972">
                <text:p>0.000801275469868972</text:p>
              </table:table-cell>
              <table:table-cell office:value-type="float" office:value="0.000801275469868972">
                <text:p>0.00080127546986897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54689811782684">
                <text:p>0.00854689811782684</text:p>
              </table:table-cell>
              <table:table-cell office:value-type="float" office:value="0.00854689811782684">
                <text:p>0.008546898117826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0.968316576650669">
                <text:p>0.968316576650669</text:p>
              </table:table-cell>
              <table:table-cell office:value-type="float" office:value="0.000934713270090926">
                <text:p>0.000934713270090926</text:p>
              </table:table-cell>
              <table:table-cell office:value-type="float" office:value="0.000934713270090926">
                <text:p>0.00093471327009092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02973331166659">
                <text:p>0.00702973331166659</text:p>
              </table:table-cell>
              <table:table-cell office:value-type="float" office:value="0.00702973331166659">
                <text:p>0.007029733311666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0.968935419386235">
                <text:p>0.968935419386235</text:p>
              </table:table-cell>
              <table:table-cell office:value-type="float" office:value="0.00132060449898781">
                <text:p>0.00132060449898781</text:p>
              </table:table-cell>
              <table:table-cell office:value-type="float" office:value="0.00132060449898781">
                <text:p>0.0013206044989878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65629245091544">
                <text:p>0.00765629245091544</text:p>
              </table:table-cell>
              <table:table-cell office:value-type="float" office:value="0.00765629245091544">
                <text:p>0.00765629245091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">
                <text:p>45</text:p>
              </table:table-cell>
              <table:table-cell office:value-type="float" office:value="0.968563672174339">
                <text:p>0.968563672174339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28567741612396">
                <text:p>0.00928567741612396</text:p>
              </table:table-cell>
              <table:table-cell office:value-type="float" office:value="0.00928567741612396">
                <text:p>0.009285677416123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">
                <text:p>45</text:p>
              </table:table-cell>
              <table:table-cell office:value-type="float" office:value="0.968687587911638">
                <text:p>0.968687587911638</text:p>
              </table:table-cell>
              <table:table-cell office:value-type="float" office:value="0.00132859025552355">
                <text:p>0.00132859025552355</text:p>
              </table:table-cell>
              <table:table-cell office:value-type="float" office:value="0.00132859025552355">
                <text:p>0.0013285902555235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99782534371967">
                <text:p>0.00899782534371967</text:p>
              </table:table-cell>
              <table:table-cell office:value-type="float" office:value="0.00899782534371967">
                <text:p>0.008997825343719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0.989728056933163">
                <text:p>0.989728056933163</text:p>
              </table:table-cell>
              <table:table-cell office:value-type="float" office:value="0.00150835563184959">
                <text:p>0.00150835563184959</text:p>
              </table:table-cell>
              <table:table-cell office:value-type="float" office:value="0.00150835563184959">
                <text:p>0.001508355631849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3424342461789">
                <text:p>0.00613424342461789</text:p>
              </table:table-cell>
              <table:table-cell office:value-type="float" office:value="0.00613424342461789">
                <text:p>0.006134243424617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">
                <text:p>21</text:p>
              </table:table-cell>
              <table:table-cell office:value-type="float" office:value="0.968068929163803">
                <text:p>0.968068929163803</text:p>
              </table:table-cell>
              <table:table-cell office:value-type="float" office:value="0.00122255694420877">
                <text:p>0.00122255694420877</text:p>
              </table:table-cell>
              <table:table-cell office:value-type="float" office:value="0.00122255694420877">
                <text:p>0.00122255694420877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17157150725367">
                <text:p>0.00717157150725367</text:p>
              </table:table-cell>
              <table:table-cell office:value-type="float" office:value="0.00717157150725367">
                <text:p>0.00717157150725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">
                <text:p>21</text:p>
              </table:table-cell>
              <table:table-cell office:value-type="float" office:value="0.966831611668134">
                <text:p>0.966831611668134</text:p>
              </table:table-cell>
              <table:table-cell office:value-type="float" office:value="0.000928318391635913">
                <text:p>0.000928318391635913</text:p>
              </table:table-cell>
              <table:table-cell office:value-type="float" office:value="0.000928318391635913">
                <text:p>0.0009283183916359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17157150725367">
                <text:p>0.00717157150725367</text:p>
              </table:table-cell>
              <table:table-cell office:value-type="float" office:value="0.00717157150725367">
                <text:p>0.00717157150725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">
                <text:p>27</text:p>
              </table:table-cell>
              <table:table-cell office:value-type="float" office:value="0.968069113151535">
                <text:p>0.968069113151535</text:p>
              </table:table-cell>
              <table:table-cell office:value-type="float" office:value="0.00121740053782891">
                <text:p>0.00121740053782891</text:p>
              </table:table-cell>
              <table:table-cell office:value-type="float" office:value="0.00121740053782891">
                <text:p>0.00121740053782891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82695722460682">
                <text:p>0.00782695722460682</text:p>
              </table:table-cell>
              <table:table-cell office:value-type="float" office:value="0.00782695722460682">
                <text:p>0.00782695722460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">
                <text:p>35</text:p>
              </table:table-cell>
              <table:table-cell office:value-type="float" office:value="0.967945381401968">
                <text:p>0.967945381401968</text:p>
              </table:table-cell>
              <table:table-cell office:value-type="float" office:value="0.000798771379557369">
                <text:p>0.000798771379557369</text:p>
              </table:table-cell>
              <table:table-cell office:value-type="float" office:value="0.000798771379557369">
                <text:p>0.00079877137955736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31700985182758">
                <text:p>0.00831700985182758</text:p>
              </table:table-cell>
              <table:table-cell office:value-type="float" office:value="0.00831700985182758">
                <text:p>0.008317009851827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">
                <text:p>45</text:p>
              </table:table-cell>
              <table:table-cell office:value-type="float" office:value="0.967944829438773">
                <text:p>0.967944829438773</text:p>
              </table:table-cell>
              <table:table-cell office:value-type="float" office:value="0.00146526443660913">
                <text:p>0.00146526443660913</text:p>
              </table:table-cell>
              <table:table-cell office:value-type="float" office:value="0.00146526443660913">
                <text:p>0.001465264436609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17157150725367">
                <text:p>0.00717157150725367</text:p>
              </table:table-cell>
              <table:table-cell office:value-type="float" office:value="0.00717157150725367">
                <text:p>0.00717157150725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  <table:table-cell office:value-type="float" office:value="0.970049005132338">
                <text:p>0.970049005132338</text:p>
              </table:table-cell>
              <table:table-cell office:value-type="float" office:value="0.00234133211878313">
                <text:p>0.00234133211878313</text:p>
              </table:table-cell>
              <table:table-cell office:value-type="float" office:value="0.00234133211878313">
                <text:p>0.0023413321187831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2124405520466">
                <text:p>0.00862124405520466</text:p>
              </table:table-cell>
              <table:table-cell office:value-type="float" office:value="0.00862124405520466">
                <text:p>0.008621244055204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0.966583228230342">
                <text:p>0.966583228230342</text:p>
              </table:table-cell>
              <table:table-cell office:value-type="float" office:value="0.00215906976975315">
                <text:p>0.00215906976975315</text:p>
              </table:table-cell>
              <table:table-cell office:value-type="float" office:value="0.00215906976975315">
                <text:p>0.0021590697697531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73568463538539">
                <text:p>0.00873568463538539</text:p>
              </table:table-cell>
              <table:table-cell office:value-type="float" office:value="0.00873568463538539">
                <text:p>0.008735684635385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  <table:table-cell office:value-type="float" office:value="0.96534462282055">
                <text:p>0.96534462282055</text:p>
              </table:table-cell>
              <table:table-cell office:value-type="float" office:value="0.00425490793680088">
                <text:p>0.00425490793680088</text:p>
              </table:table-cell>
              <table:table-cell office:value-type="float" office:value="0.00425490793680088">
                <text:p>0.00425490793680088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33243513813429">
                <text:p>0.00633243513813429</text:p>
              </table:table-cell>
              <table:table-cell office:value-type="float" office:value="0.00633243513813429">
                <text:p>0.00633243513813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  <table:table-cell office:value-type="float" office:value="0.968192844901102">
                <text:p>0.968192844901102</text:p>
              </table:table-cell>
              <table:table-cell office:value-type="float" office:value="0.00100472457869568">
                <text:p>0.00100472457869568</text:p>
              </table:table-cell>
              <table:table-cell office:value-type="float" office:value="0.00100472457869568">
                <text:p>0.00100472457869568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782428401686095">
                <text:p>0.00782428401686095</text:p>
              </table:table-cell>
              <table:table-cell office:value-type="float" office:value="0.00782428401686095">
                <text:p>0.007824284016860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  <table:table-cell office:value-type="float" office:value="0.966707511943104">
                <text:p>0.966707511943104</text:p>
              </table:table-cell>
              <table:table-cell office:value-type="float" office:value="0.00208090731538312">
                <text:p>0.00208090731538312</text:p>
              </table:table-cell>
              <table:table-cell office:value-type="float" office:value="0.00208090731538312">
                <text:p>0.0020809073153831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72184063202723">
                <text:p>0.00672184063202723</text:p>
              </table:table-cell>
              <table:table-cell office:value-type="float" office:value="0.00672184063202723">
                <text:p>0.006721840632027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  <table:table-cell office:value-type="float" office:value="0.967202438941372">
                <text:p>0.967202438941372</text:p>
              </table:table-cell>
              <table:table-cell office:value-type="float" office:value="0.00189838793216093">
                <text:p>0.00189838793216093</text:p>
              </table:table-cell>
              <table:table-cell office:value-type="float" office:value="0.00189838793216093">
                <text:p>0.001898387932160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72184063202723">
                <text:p>0.00672184063202723</text:p>
              </table:table-cell>
              <table:table-cell office:value-type="float" office:value="0.00672184063202723">
                <text:p>0.006721840632027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0.966954975442237">
                <text:p>0.966954975442237</text:p>
              </table:table-cell>
              <table:table-cell office:value-type="float" office:value="0.00165597775650007">
                <text:p>0.00165597775650007</text:p>
              </table:table-cell>
              <table:table-cell office:value-type="float" office:value="0.00165597775650007">
                <text:p>0.0016559777565000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25756021076124">
                <text:p>0.00825756021076124</text:p>
              </table:table-cell>
              <table:table-cell office:value-type="float" office:value="0.00825756021076124">
                <text:p>0.00825756021076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0.966707511943103">
                <text:p>0.966707511943103</text:p>
              </table:table-cell>
              <table:table-cell office:value-type="float" office:value="0.00174475597254737">
                <text:p>0.00174475597254737</text:p>
              </table:table-cell>
              <table:table-cell office:value-type="float" office:value="0.00174475597254737">
                <text:p>0.0017447559725473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797411241480531">
                <text:p>0.00797411241480531</text:p>
              </table:table-cell>
              <table:table-cell office:value-type="float" office:value="0.00797411241480531">
                <text:p>0.00797411241480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  <table:table-cell office:value-type="float" office:value="0.964108041275808">
                <text:p>0.964108041275808</text:p>
              </table:table-cell>
              <table:table-cell office:value-type="float" office:value="0.00222869850007995">
                <text:p>0.00222869850007995</text:p>
              </table:table-cell>
              <table:table-cell office:value-type="float" office:value="0.00222869850007995">
                <text:p>0.002228698500079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470945669163625">
                <text:p>0.00470945669163625</text:p>
              </table:table-cell>
              <table:table-cell office:value-type="float" office:value="0.00470945669163625">
                <text:p>0.00470945669163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0.965467986594654">
                <text:p>0.965467986594654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">
                <text:p>12</text:p>
              </table:table-cell>
              <table:table-cell office:value-type="float" office:value="0.965467986594654">
                <text:p>0.965467986594654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0.964479236524509">
                <text:p>0.964479236524509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0.964479236524509">
                <text:p>0.964479236524509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0.96534462282055">
                <text:p>0.96534462282055</text:p>
              </table:table-cell>
              <table:table-cell office:value-type="float" office:value="0.0041455601309832">
                <text:p>0.0041455601309832</text:p>
              </table:table-cell>
              <table:table-cell office:value-type="float" office:value="0.0041455601309832">
                <text:p>0.004145560130983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662198779545642">
                <text:p>0.00662198779545642</text:p>
              </table:table-cell>
              <table:table-cell office:value-type="float" office:value="0.00662198779545642">
                <text:p>0.006621987795456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0.964107857288076">
                <text:p>0.964107857288076</text:p>
              </table:table-cell>
              <table:table-cell office:value-type="float" office:value="0.00254024765795471">
                <text:p>0.00254024765795471</text:p>
              </table:table-cell>
              <table:table-cell office:value-type="float" office:value="0.00254024765795471">
                <text:p>0.0025402476579547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473392435773792">
                <text:p>0.00473392435773792</text:p>
              </table:table-cell>
              <table:table-cell office:value-type="float" office:value="0.00473392435773792">
                <text:p>0.004733924357737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638853403734881">
                <text:p>0.00638853403734881</text:p>
              </table:table-cell>
              <table:table-cell office:value-type="float" office:value="0.00638853403734881">
                <text:p>0.00638853403734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">
                <text:p>30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638853403734881">
                <text:p>0.00638853403734881</text:p>
              </table:table-cell>
              <table:table-cell office:value-type="float" office:value="0.00638853403734881">
                <text:p>0.006388534037348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">
                <text:p>30</text:p>
              </table:table-cell>
              <table:table-cell office:value-type="float" office:value="0.96435532078721">
                <text:p>0.96435532078721</text:p>
              </table:table-cell>
              <table:table-cell office:value-type="float" office:value="0.00244292242269114">
                <text:p>0.00244292242269114</text:p>
              </table:table-cell>
              <table:table-cell office:value-type="float" office:value="0.00244292242269114">
                <text:p>0.0024429224226911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56224286109807">
                <text:p>0.0056224286109807</text:p>
              </table:table-cell>
              <table:table-cell office:value-type="float" office:value="0.0056224286109807">
                <text:p>0.0056224286109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">
                <text:p>35</text:p>
              </table:table-cell>
              <table:table-cell office:value-type="float" office:value="0.964107857288076">
                <text:p>0.964107857288076</text:p>
              </table:table-cell>
              <table:table-cell office:value-type="float" office:value="0.00257615463704242">
                <text:p>0.00257615463704242</text:p>
              </table:table-cell>
              <table:table-cell office:value-type="float" office:value="0.00257615463704242">
                <text:p>0.0025761546370424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56224286109807">
                <text:p>0.0056224286109807</text:p>
              </table:table-cell>
              <table:table-cell office:value-type="float" office:value="0.0056224286109807">
                <text:p>0.00562242861098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">
                <text:p>35</text:p>
              </table:table-cell>
              <table:table-cell office:value-type="float" office:value="0.963736662039375">
                <text:p>0.963736662039375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56224286109807">
                <text:p>0.0056224286109807</text:p>
              </table:table-cell>
              <table:table-cell office:value-type="float" office:value="0.0056224286109807">
                <text:p>0.00562242861098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0.964355504774942">
                <text:p>0.964355504774942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452297992423905">
                <text:p>0.00452297992423905</text:p>
              </table:table-cell>
              <table:table-cell office:value-type="float" office:value="0.00452297992423905">
                <text:p>0.004522979924239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0.964479236524508">
                <text:p>0.964479236524508</text:p>
              </table:table-cell>
              <table:table-cell office:value-type="float" office:value="0.00234084414832592">
                <text:p>0.00234084414832592</text:p>
              </table:table-cell>
              <table:table-cell office:value-type="float" office:value="0.00234084414832592">
                <text:p>0.0023408441483259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579928314836171">
                <text:p>0.00579928314836171</text:p>
              </table:table-cell>
              <table:table-cell office:value-type="float" office:value="0.00579928314836171">
                <text:p>0.005799283148361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">
                <text:p>25</text:p>
              </table:table-cell>
              <table:table-cell office:value-type="float" office:value="0.964602968274075">
                <text:p>0.964602968274075</text:p>
              </table:table-cell>
              <table:table-cell office:value-type="float" office:value="0.00253898913319769">
                <text:p>0.00253898913319769</text:p>
              </table:table-cell>
              <table:table-cell office:value-type="float" office:value="0.00253898913319769">
                <text:p>0.0025389891331976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721352981254337">
                <text:p>0.00721352981254337</text:p>
              </table:table-cell>
              <table:table-cell office:value-type="float" office:value="0.00721352981254337">
                <text:p>0.00721352981254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">
                <text:p>27</text:p>
              </table:table-cell>
              <table:table-cell office:value-type="float" office:value="0.964479052536777">
                <text:p>0.964479052536777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93270065540402">
                <text:p>0.00693270065540402</text:p>
              </table:table-cell>
              <table:table-cell office:value-type="float" office:value="0.00693270065540402">
                <text:p>0.00693270065540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0.964479052536777">
                <text:p>0.964479052536777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93270065540402">
                <text:p>0.00693270065540402</text:p>
              </table:table-cell>
              <table:table-cell office:value-type="float" office:value="0.00693270065540402">
                <text:p>0.00693270065540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0.964726516035911">
                <text:p>0.964726516035911</text:p>
              </table:table-cell>
              <table:table-cell office:value-type="float" office:value="0.00300873139038274">
                <text:p>0.00300873139038274</text:p>
              </table:table-cell>
              <table:table-cell office:value-type="float" office:value="0.00300873139038274">
                <text:p>0.0030087313903827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579928314836171">
                <text:p>0.00579928314836171</text:p>
              </table:table-cell>
              <table:table-cell office:value-type="float" office:value="0.00579928314836171">
                <text:p>0.005799283148361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">
                <text:p>27</text:p>
              </table:table-cell>
              <table:table-cell office:value-type="float" office:value="0.964231589037643">
                <text:p>0.964231589037643</text:p>
              </table:table-cell>
              <table:table-cell office:value-type="float" office:value="0.00270702067052159">
                <text:p>0.00270702067052159</text:p>
              </table:table-cell>
              <table:table-cell office:value-type="float" office:value="0.00270702067052159">
                <text:p>0.0027070206705215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579928314836171">
                <text:p>0.00579928314836171</text:p>
              </table:table-cell>
              <table:table-cell office:value-type="float" office:value="0.00579928314836171">
                <text:p>0.005799283148361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0.963736662039375">
                <text:p>0.963736662039375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49426735047019">
                <text:p>0.0049426735047019</text:p>
              </table:table-cell>
              <table:table-cell office:value-type="float" office:value="0.0049426735047019">
                <text:p>0.0049426735047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">
                <text:p>35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">
                <text:p>45</text:p>
              </table:table-cell>
              <table:table-cell office:value-type="float" office:value="0.964355504774942">
                <text:p>0.964355504774942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">
                <text:p>45</text:p>
              </table:table-cell>
              <table:table-cell office:value-type="float" office:value="0.964355504774942">
                <text:p>0.964355504774942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">
                <text:p>45</text:p>
              </table:table-cell>
              <table:table-cell office:value-type="float" office:value="0.964231589037643">
                <text:p>0.964231589037643</text:p>
              </table:table-cell>
              <table:table-cell office:value-type="float" office:value="0.00249512997845136">
                <text:p>0.00249512997845136</text:p>
              </table:table-cell>
              <table:table-cell office:value-type="float" office:value="0.00249512997845136">
                <text:p>0.0024951299784513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54471914566714">
                <text:p>0.00654471914566714</text:p>
              </table:table-cell>
              <table:table-cell office:value-type="float" office:value="0.00654471914566714">
                <text:p>0.006544719145667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">
                <text:p>45</text:p>
              </table:table-cell>
              <table:table-cell office:value-type="float" office:value="0.963736662039375">
                <text:p>0.963736662039375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18324484920879">
                <text:p>0.00618324484920879</text:p>
              </table:table-cell>
              <table:table-cell office:value-type="float" office:value="0.00618324484920879">
                <text:p>0.00618324484920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">
                <text:p>12</text:p>
              </table:table-cell>
              <table:table-cell office:value-type="float" office:value="0.965220891070983">
                <text:p>0.965220891070983</text:p>
              </table:table-cell>
              <table:table-cell office:value-type="float" office:value="0.00420574471271708">
                <text:p>0.00420574471271708</text:p>
              </table:table-cell>
              <table:table-cell office:value-type="float" office:value="0.00420574471271708">
                <text:p>0.0042057447127170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595935970947828">
                <text:p>0.00595935970947828</text:p>
              </table:table-cell>
              <table:table-cell office:value-type="float" office:value="0.00595935970947828">
                <text:p>0.00595935970947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">
                <text:p>25</text:p>
              </table:table-cell>
              <table:table-cell office:value-type="float" office:value="0.96472651603591">
                <text:p>0.96472651603591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697770060885071">
                <text:p>0.00697770060885071</text:p>
              </table:table-cell>
              <table:table-cell office:value-type="float" office:value="0.00697770060885071">
                <text:p>0.006977700608850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">
                <text:p>25</text:p>
              </table:table-cell>
              <table:table-cell office:value-type="float" office:value="0.96472651603591">
                <text:p>0.96472651603591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697770060885071">
                <text:p>0.00697770060885071</text:p>
              </table:table-cell>
              <table:table-cell office:value-type="float" office:value="0.00697770060885071">
                <text:p>0.006977700608850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">
                <text:p>27</text:p>
              </table:table-cell>
              <table:table-cell office:value-type="float" office:value="0.964479236524509">
                <text:p>0.964479236524509</text:p>
              </table:table-cell>
              <table:table-cell office:value-type="float" office:value="0.00280496710845091">
                <text:p>0.00280496710845091</text:p>
              </table:table-cell>
              <table:table-cell office:value-type="float" office:value="0.00280496710845091">
                <text:p>0.0028049671084509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822920354346141">
                <text:p>0.00822920354346141</text:p>
              </table:table-cell>
              <table:table-cell office:value-type="float" office:value="0.00822920354346141">
                <text:p>0.008229203543461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">
                <text:p>21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306709027702655">
                <text:p>0.00306709027702655</text:p>
              </table:table-cell>
              <table:table-cell office:value-type="float" office:value="0.00306709027702655">
                <text:p>0.0030670902770265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560369568130332">
                <text:p>0.00560369568130332</text:p>
              </table:table-cell>
              <table:table-cell office:value-type="float" office:value="0.00560369568130332">
                <text:p>0.005603695681303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0.963984309526241">
                <text:p>0.963984309526241</text:p>
              </table:table-cell>
              <table:table-cell office:value-type="float" office:value="0.00192197596121712">
                <text:p>0.00192197596121712</text:p>
              </table:table-cell>
              <table:table-cell office:value-type="float" office:value="0.00192197596121712">
                <text:p>0.0019219759612171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793593537335329">
                <text:p>0.00793593537335329</text:p>
              </table:table-cell>
              <table:table-cell office:value-type="float" office:value="0.00793593537335329">
                <text:p>0.007935935373353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0.964108041275808">
                <text:p>0.964108041275808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793593537335329">
                <text:p>0.00793593537335329</text:p>
              </table:table-cell>
              <table:table-cell office:value-type="float" office:value="0.00793593537335329">
                <text:p>0.007935935373353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">
                <text:p>45</text:p>
              </table:table-cell>
              <table:table-cell office:value-type="float" office:value="0.964108041275808">
                <text:p>0.964108041275808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793593537335329">
                <text:p>0.00793593537335329</text:p>
              </table:table-cell>
              <table:table-cell office:value-type="float" office:value="0.00793593537335329">
                <text:p>0.007935935373353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">
                <text:p>21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">
                <text:p>21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">
                <text:p>21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">
                <text:p>21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">
                <text:p>2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">
                <text:p>2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">
                <text:p>2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">
                <text:p>2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">
                <text:p>27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">
                <text:p>27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">
                <text:p>27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">
                <text:p>3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">
                <text:p>3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">
                <text:p>3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">
                <text:p>3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">
                <text:p>3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">
                <text:p>3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">
                <text:p>3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">
                <text:p>3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">
                <text:p>3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">
                <text:p>3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">
                <text:p>4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">
                <text:p>4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">
                <text:p>4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">
                <text:p>4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">
                <text:p>45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AA2:search_results.AA176" chart:error-lower-range="search_results.AA2:search_results.AA176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AA2:search_results.AA176" chart:error-lower-range="search_results.AA2:search_results.AA176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Z2:search_results.Z176" chart:error-lower-range="search_results.Z2:search_results.Z176"/>
      <style:graphic-properties draw:stroke="none" svg:stroke-width="0.08cm" svg:stroke-color="#ccff99" draw:fill-color="#ccff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Z2:search_results.Z176" chart:error-lower-range="search_results.Z2:search_results.Z176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31cm" svg:height="9.31cm" xlink:href=".." xlink:type="simple" chart:class="chart:scatter" chart:style-name="ch1">
        <chart:legend chart:legend-position="end" svg:x="17.551cm" svg:y="4.107cm" style:legend-expansion="high" chart:style-name="ch2"/>
        <chart:plot-area chart:style-name="ch3" table:cell-range-address="search_results.G2:search_results.G176 search_results.C1:search_results.D176" chart:data-source-has-labels="row" svg:x="1.431cm" svg:y="0.186cm" svg:width="15.7cm" svg:height="7.957cm">
          <chartooo:coordinate-region svg:x="2.343cm" svg:y="0.385cm" svg:width="14.601cm" svg:height="7.111cm"/>
          <chart:axis chart:dimension="x" chart:name="primary-x" chart:style-name="ch4">
            <chart:title svg:x="7.927cm" svg:y="8.329cm" chart:style-name="ch5">
              <text:p>Min Samples Leaf</text:p>
            </chart:title>
          </chart:axis>
          <chart:axis chart:dimension="y" chart:name="primary-y" chart:style-name="ch4">
            <chart:title svg:x="0.451cm" svg:y="4.909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D2:search_results.D176" chart:label-cell-address="search_results.D1:search_results.D1" chart:class="chart:scatter">
            <chart:domain table:cell-range-address="search_results.G2:search_results.G176"/>
            <chart:error-indicator chart:style-name="ch9" chart:dimension="y"/>
            <chart:data-point chart:repeated="175"/>
          </chart:series>
          <chart:series chart:style-name="ch10" chart:values-cell-range-address="search_results.C2:search_results.C176" chart:label-cell-address="search_results.C1:search_results.C1" chart:class="chart:scatter">
            <chart:error-indicator chart:style-name="ch11" chart:dimension="y"/>
            <chart:data-point chart:repeated="1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AA</text:p>
              </table:table-cell>
              <table:table-cell office:value-type="string">
                <text:p>Spalte AA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Z</text:p>
              </table:table-cell>
              <table:table-cell office:value-type="string">
                <text:p>Spalte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arch_results.G2:search_results.G176</svg:desc>
                </draw:g>
              </table:table-cell>
              <table:table-cell office:value-type="float" office:value="0.996287311562065">
                <text:p>0.996287311562065</text:p>
                <draw:g>
                  <svg:desc>search_results.D2:search_results.D176</svg:desc>
                </draw:g>
              </table:table-cell>
              <table:table-cell office:value-type="float" office:value="0.00121186896315386">
                <text:p>0.00121186896315386</text:p>
                <draw:g>
                  <svg:desc>search_results.AA2:search_results.AA176</svg:desc>
                </draw:g>
              </table:table-cell>
              <table:table-cell office:value-type="float" office:value="0.00121186896315386">
                <text:p>0.00121186896315386</text:p>
                <draw:g>
                  <svg:desc>search_results.AA2:search_results.AA176</svg:desc>
                </draw:g>
              </table:table-cell>
              <table:table-cell office:value-type="float" office:value="0.945544554455446">
                <text:p>0.945544554455446</text:p>
                <draw:g>
                  <svg:desc>search_results.C2:search_results.C176</svg:desc>
                </draw:g>
              </table:table-cell>
              <table:table-cell office:value-type="float" office:value="0.00738117942365919">
                <text:p>0.00738117942365919</text:p>
                <draw:g>
                  <svg:desc>search_results.Z2:search_results.Z176</svg:desc>
                </draw:g>
              </table:table-cell>
              <table:table-cell office:value-type="float" office:value="0.00738117942365919">
                <text:p>0.00738117942365919</text:p>
                <draw:g>
                  <svg:desc>search_results.Z2:search_results.Z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8514851029733">
                <text:p>0.998514851029733</text:p>
              </table:table-cell>
              <table:table-cell office:value-type="float" office:value="0.000428620143297583">
                <text:p>0.000428620143297583</text:p>
              </table:table-cell>
              <table:table-cell office:value-type="float" office:value="0.000428620143297583">
                <text:p>0.000428620143297583</text:p>
              </table:table-cell>
              <table:table-cell office:value-type="float" office:value="0.944306930693069">
                <text:p>0.944306930693069</text:p>
              </table:table-cell>
              <table:table-cell office:value-type="float" office:value="0.00643670135531985">
                <text:p>0.00643670135531985</text:p>
              </table:table-cell>
              <table:table-cell office:value-type="float" office:value="0.00643670135531985">
                <text:p>0.00643670135531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95173725815963">
                <text:p>0.995173725815963</text:p>
              </table:table-cell>
              <table:table-cell office:value-type="float" office:value="0.00126679643494519">
                <text:p>0.00126679643494519</text:p>
              </table:table-cell>
              <table:table-cell office:value-type="float" office:value="0.00126679643494519">
                <text:p>0.00126679643494519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728889752903922">
                <text:p>0.00728889752903922</text:p>
              </table:table-cell>
              <table:table-cell office:value-type="float" office:value="0.00728889752903922">
                <text:p>0.00728889752903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96906154297632">
                <text:p>0.996906154297632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495019210262303">
                <text:p>0.00495019210262303</text:p>
              </table:table-cell>
              <table:table-cell office:value-type="float" office:value="0.00495019210262303">
                <text:p>0.00495019210262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974504820018601">
                <text:p>0.974504820018601</text:p>
              </table:table-cell>
              <table:table-cell office:value-type="float" office:value="0.00118956285808455">
                <text:p>0.00118956285808455</text:p>
              </table:table-cell>
              <table:table-cell office:value-type="float" office:value="0.00118956285808455">
                <text:p>0.00118956285808455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57542201698747">
                <text:p>0.00757542201698747</text:p>
              </table:table-cell>
              <table:table-cell office:value-type="float" office:value="0.00757542201698747">
                <text:p>0.00757542201698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45365586177519">
                <text:p>0.0045365586177519</text:p>
              </table:table-cell>
              <table:table-cell office:value-type="float" office:value="0.0045365586177519">
                <text:p>0.0045365586177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93812492582994">
                <text:p>0.993812492582994</text:p>
              </table:table-cell>
              <table:table-cell office:value-type="float" office:value="0.00221235301860574">
                <text:p>0.00221235301860574</text:p>
              </table:table-cell>
              <table:table-cell office:value-type="float" office:value="0.00221235301860574">
                <text:p>0.0022123530186057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9477549703441">
                <text:p>0.00879477549703441</text:p>
              </table:table-cell>
              <table:table-cell office:value-type="float" office:value="0.00879477549703441">
                <text:p>0.00879477549703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99257425514867">
                <text:p>0.999257425514867</text:p>
              </table:table-cell>
              <table:table-cell office:value-type="float" office:value="0.000000411409075103124">
                <text:p>0.000000411409075103124</text:p>
              </table:table-cell>
              <table:table-cell office:value-type="float" office:value="0.000000411409075103124">
                <text:p>0.00000041140907510312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58819689725697">
                <text:p>0.00458819689725697</text:p>
              </table:table-cell>
              <table:table-cell office:value-type="float" office:value="0.00458819689725697">
                <text:p>0.00458819689725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97524997033197">
                <text:p>0.997524997033197</text:p>
              </table:table-cell>
              <table:table-cell office:value-type="float" office:value="0.000925530529325591">
                <text:p>0.000925530529325591</text:p>
              </table:table-cell>
              <table:table-cell office:value-type="float" office:value="0.000925530529325591">
                <text:p>0.00092553052932559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11982729131262">
                <text:p>0.00511982729131262</text:p>
              </table:table-cell>
              <table:table-cell office:value-type="float" office:value="0.00511982729131262">
                <text:p>0.00511982729131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974381456244497">
                <text:p>0.974381456244497</text:p>
              </table:table-cell>
              <table:table-cell office:value-type="float" office:value="0.000926987567995187">
                <text:p>0.000926987567995187</text:p>
              </table:table-cell>
              <table:table-cell office:value-type="float" office:value="0.000926987567995187">
                <text:p>0.000926987567995187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97542412691645">
                <text:p>0.00697542412691645</text:p>
              </table:table-cell>
              <table:table-cell office:value-type="float" office:value="0.00697542412691645">
                <text:p>0.00697542412691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7400952504487">
                <text:p>0.97400952504487</text:p>
              </table:table-cell>
              <table:table-cell office:value-type="float" office:value="0.00122072255044462">
                <text:p>0.00122072255044462</text:p>
              </table:table-cell>
              <table:table-cell office:value-type="float" office:value="0.00122072255044462">
                <text:p>0.00122072255044462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06481812095888">
                <text:p>0.00506481812095888</text:p>
              </table:table-cell>
              <table:table-cell office:value-type="float" office:value="0.00506481812095888">
                <text:p>0.00506481812095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973762245533468">
                <text:p>0.973762245533468</text:p>
              </table:table-cell>
              <table:table-cell office:value-type="float" office:value="0.00110974744036307">
                <text:p>0.00110974744036307</text:p>
              </table:table-cell>
              <table:table-cell office:value-type="float" office:value="0.00110974744036307">
                <text:p>0.00110974744036307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28131181279661">
                <text:p>0.00628131181279661</text:p>
              </table:table-cell>
              <table:table-cell office:value-type="float" office:value="0.00628131181279661">
                <text:p>0.00628131181279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999009962015733">
                <text:p>0.999009962015733</text:p>
              </table:table-cell>
              <table:table-cell office:value-type="float" office:value="0.00034983635541326">
                <text:p>0.00034983635541326</text:p>
              </table:table-cell>
              <table:table-cell office:value-type="float" office:value="0.00034983635541326">
                <text:p>0.00034983635541326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64884928369102">
                <text:p>0.00464884928369102</text:p>
              </table:table-cell>
              <table:table-cell office:value-type="float" office:value="0.00464884928369102">
                <text:p>0.00464884928369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9754950419906">
                <text:p>0.9754950419906</text:p>
              </table:table-cell>
              <table:table-cell office:value-type="float" office:value="0.00135548139915143">
                <text:p>0.00135548139915143</text:p>
              </table:table-cell>
              <table:table-cell office:value-type="float" office:value="0.00135548139915143">
                <text:p>0.00135548139915143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32575110038755">
                <text:p>0.00632575110038755</text:p>
              </table:table-cell>
              <table:table-cell office:value-type="float" office:value="0.00632575110038755">
                <text:p>0.00632575110038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972400644325036">
                <text:p>0.972400644325036</text:p>
              </table:table-cell>
              <table:table-cell office:value-type="float" office:value="0.00139049744633018">
                <text:p>0.00139049744633018</text:p>
              </table:table-cell>
              <table:table-cell office:value-type="float" office:value="0.00139049744633018">
                <text:p>0.00139049744633018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92618136245928">
                <text:p>0.00592618136245928</text:p>
              </table:table-cell>
              <table:table-cell office:value-type="float" office:value="0.00592618136245928">
                <text:p>0.00592618136245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95173725815963">
                <text:p>0.995173725815963</text:p>
              </table:table-cell>
              <table:table-cell office:value-type="float" office:value="0.00140435120536544">
                <text:p>0.00140435120536544</text:p>
              </table:table-cell>
              <table:table-cell office:value-type="float" office:value="0.00140435120536544">
                <text:p>0.00140435120536544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709923522956202">
                <text:p>0.00709923522956202</text:p>
              </table:table-cell>
              <table:table-cell office:value-type="float" office:value="0.00709923522956202">
                <text:p>0.00709923522956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93688392857964">
                <text:p>0.993688392857964</text:p>
              </table:table-cell>
              <table:table-cell office:value-type="float" office:value="0.00175338489899602">
                <text:p>0.00175338489899602</text:p>
              </table:table-cell>
              <table:table-cell office:value-type="float" office:value="0.00175338489899602">
                <text:p>0.00175338489899602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01259236051848">
                <text:p>0.00801259236051848</text:p>
              </table:table-cell>
              <table:table-cell office:value-type="float" office:value="0.00801259236051848">
                <text:p>0.00801259236051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.974010260995797">
                <text:p>0.974010260995797</text:p>
              </table:table-cell>
              <table:table-cell office:value-type="float" office:value="0.00141527891084915">
                <text:p>0.00141527891084915</text:p>
              </table:table-cell>
              <table:table-cell office:value-type="float" office:value="0.00141527891084915">
                <text:p>0.0014152789108491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03564424731273">
                <text:p>0.00503564424731273</text:p>
              </table:table-cell>
              <table:table-cell office:value-type="float" office:value="0.00503564424731273">
                <text:p>0.00503564424731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.975495225978332">
                <text:p>0.975495225978332</text:p>
              </table:table-cell>
              <table:table-cell office:value-type="float" office:value="0.00120877951409576">
                <text:p>0.00120877951409576</text:p>
              </table:table-cell>
              <table:table-cell office:value-type="float" office:value="0.00120877951409576">
                <text:p>0.001208779514095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461704776340627">
                <text:p>0.00461704776340627</text:p>
              </table:table-cell>
              <table:table-cell office:value-type="float" office:value="0.00461704776340627">
                <text:p>0.00461704776340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975618773740167">
                <text:p>0.975618773740167</text:p>
              </table:table-cell>
              <table:table-cell office:value-type="float" office:value="0.0010865182235182">
                <text:p>0.0010865182235182</text:p>
              </table:table-cell>
              <table:table-cell office:value-type="float" office:value="0.0010865182235182">
                <text:p>0.0010865182235182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30241678811824">
                <text:p>0.00630241678811824</text:p>
              </table:table-cell>
              <table:table-cell office:value-type="float" office:value="0.00630241678811824">
                <text:p>0.00630241678811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95916300301096">
                <text:p>0.995916300301096</text:p>
              </table:table-cell>
              <table:table-cell office:value-type="float" office:value="0.00175361665656784">
                <text:p>0.00175361665656784</text:p>
              </table:table-cell>
              <table:table-cell office:value-type="float" office:value="0.00175361665656784">
                <text:p>0.0017536166565678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74558291175656">
                <text:p>0.00874558291175656</text:p>
              </table:table-cell>
              <table:table-cell office:value-type="float" office:value="0.00874558291175656">
                <text:p>0.00874558291175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9991336937653">
                <text:p>0.9991336937653</text:p>
              </table:table-cell>
              <table:table-cell office:value-type="float" office:value="0.000276590614923982">
                <text:p>0.000276590614923982</text:p>
              </table:table-cell>
              <table:table-cell office:value-type="float" office:value="0.000276590614923982">
                <text:p>0.000276590614923982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6886308847746">
                <text:p>0.0066886308847746</text:p>
              </table:table-cell>
              <table:table-cell office:value-type="float" office:value="0.0066886308847746">
                <text:p>0.0066886308847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96163579812498">
                <text:p>0.996163579812498</text:p>
              </table:table-cell>
              <table:table-cell office:value-type="float" office:value="0.00144780373074213">
                <text:p>0.00144780373074213</text:p>
              </table:table-cell>
              <table:table-cell office:value-type="float" office:value="0.00144780373074213">
                <text:p>0.00144780373074213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68715063256159">
                <text:p>0.00868715063256159</text:p>
              </table:table-cell>
              <table:table-cell office:value-type="float" office:value="0.00868715063256159">
                <text:p>0.00868715063256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93688208870232">
                <text:p>0.993688208870232</text:p>
              </table:table-cell>
              <table:table-cell office:value-type="float" office:value="0.00195217699591997">
                <text:p>0.00195217699591997</text:p>
              </table:table-cell>
              <table:table-cell office:value-type="float" office:value="0.00195217699591997">
                <text:p>0.00195217699591997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58877811029276">
                <text:p>0.00758877811029276</text:p>
              </table:table-cell>
              <table:table-cell office:value-type="float" office:value="0.00758877811029276">
                <text:p>0.00758877811029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973762797496663">
                <text:p>0.973762797496663</text:p>
              </table:table-cell>
              <table:table-cell office:value-type="float" office:value="0.00109722970014826">
                <text:p>0.00109722970014826</text:p>
              </table:table-cell>
              <table:table-cell office:value-type="float" office:value="0.00109722970014826">
                <text:p>0.0010972297001482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17249403200844">
                <text:p>0.00617249403200844</text:p>
              </table:table-cell>
              <table:table-cell office:value-type="float" office:value="0.00617249403200844">
                <text:p>0.00617249403200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73886345258498">
                <text:p>0.973886345258498</text:p>
              </table:table-cell>
              <table:table-cell office:value-type="float" office:value="0.000894854956228567">
                <text:p>0.000894854956228567</text:p>
              </table:table-cell>
              <table:table-cell office:value-type="float" office:value="0.000894854956228567">
                <text:p>0.000894854956228567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83426242275202">
                <text:p>0.00683426242275202</text:p>
              </table:table-cell>
              <table:table-cell office:value-type="float" office:value="0.00683426242275202">
                <text:p>0.00683426242275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97388652924623">
                <text:p>0.97388652924623</text:p>
              </table:table-cell>
              <table:table-cell office:value-type="float" office:value="0.00156380584696124">
                <text:p>0.00156380584696124</text:p>
              </table:table-cell>
              <table:table-cell office:value-type="float" office:value="0.00156380584696124">
                <text:p>0.0015638058469612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492921769492836">
                <text:p>0.00492921769492836</text:p>
              </table:table-cell>
              <table:table-cell office:value-type="float" office:value="0.00492921769492836">
                <text:p>0.00492921769492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999504889014001">
                <text:p>0.999504889014001</text:p>
              </table:table-cell>
              <table:table-cell office:value-type="float" office:value="0.000350096553196926">
                <text:p>0.000350096553196926</text:p>
              </table:table-cell>
              <table:table-cell office:value-type="float" office:value="0.000350096553196926">
                <text:p>0.00035009655319692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88608806935692">
                <text:p>0.00788608806935692</text:p>
              </table:table-cell>
              <table:table-cell office:value-type="float" office:value="0.00788608806935692">
                <text:p>0.00788608806935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974628551768168">
                <text:p>0.974628551768168</text:p>
              </table:table-cell>
              <table:table-cell office:value-type="float" office:value="0.00117077953281458">
                <text:p>0.00117077953281458</text:p>
              </table:table-cell>
              <table:table-cell office:value-type="float" office:value="0.00117077953281458">
                <text:p>0.00117077953281458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20431662729815">
                <text:p>0.00720431662729815</text:p>
              </table:table-cell>
              <table:table-cell office:value-type="float" office:value="0.00720431662729815">
                <text:p>0.00720431662729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999381157264433">
                <text:p>0.999381157264433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81689463451788">
                <text:p>0.00781689463451788</text:p>
              </table:table-cell>
              <table:table-cell office:value-type="float" office:value="0.00781689463451788">
                <text:p>0.00781689463451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997277533534064">
                <text:p>0.997277533534064</text:p>
              </table:table-cell>
              <table:table-cell office:value-type="float" office:value="0.000925432136745964">
                <text:p>0.000925432136745964</text:p>
              </table:table-cell>
              <table:table-cell office:value-type="float" office:value="0.000925432136745964">
                <text:p>0.00092543213674596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81689463451788">
                <text:p>0.00781689463451788</text:p>
              </table:table-cell>
              <table:table-cell office:value-type="float" office:value="0.00781689463451788">
                <text:p>0.00781689463451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91955964376295">
                <text:p>0.991955964376295</text:p>
              </table:table-cell>
              <table:table-cell office:value-type="float" office:value="0.00116463225933891">
                <text:p>0.00116463225933891</text:p>
              </table:table-cell>
              <table:table-cell office:value-type="float" office:value="0.00116463225933891">
                <text:p>0.0011646322593389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62782982637954">
                <text:p>0.00562782982637954</text:p>
              </table:table-cell>
              <table:table-cell office:value-type="float" office:value="0.00562782982637954">
                <text:p>0.00562782982637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0.972771839573737">
                <text:p>0.972771839573737</text:p>
              </table:table-cell>
              <table:table-cell office:value-type="float" office:value="0.00200139922981997">
                <text:p>0.00200139922981997</text:p>
              </table:table-cell>
              <table:table-cell office:value-type="float" office:value="0.00200139922981997">
                <text:p>0.00200139922981997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8">
                <text:p>0.0052030411034598</text:p>
              </table:table-cell>
              <table:table-cell office:value-type="float" office:value="0.0052030411034598">
                <text:p>0.0052030411034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.972400644325036">
                <text:p>0.972400644325036</text:p>
              </table:table-cell>
              <table:table-cell office:value-type="float" office:value="0.00244442288749046">
                <text:p>0.00244442288749046</text:p>
              </table:table-cell>
              <table:table-cell office:value-type="float" office:value="0.00244442288749046">
                <text:p>0.0024444228874904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02273197021765">
                <text:p>0.00602273197021765</text:p>
              </table:table-cell>
              <table:table-cell office:value-type="float" office:value="0.00602273197021765">
                <text:p>0.00602273197021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0.973268054486127">
                <text:p>0.973268054486127</text:p>
              </table:table-cell>
              <table:table-cell office:value-type="float" office:value="0.00159286213847312">
                <text:p>0.00159286213847312</text:p>
              </table:table-cell>
              <table:table-cell office:value-type="float" office:value="0.00159286213847312">
                <text:p>0.0015928621384731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67738649813123">
                <text:p>0.00567738649813123</text:p>
              </table:table-cell>
              <table:table-cell office:value-type="float" office:value="0.00567738649813123">
                <text:p>0.00567738649813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73268054486127">
                <text:p>0.973268054486127</text:p>
              </table:table-cell>
              <table:table-cell office:value-type="float" office:value="0.00180888584300505">
                <text:p>0.00180888584300505</text:p>
              </table:table-cell>
              <table:table-cell office:value-type="float" office:value="0.00180888584300505">
                <text:p>0.0018088858430050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02273197021765">
                <text:p>0.00602273197021765</text:p>
              </table:table-cell>
              <table:table-cell office:value-type="float" office:value="0.00602273197021765">
                <text:p>0.0060227319702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973144138748828">
                <text:p>0.973144138748828</text:p>
              </table:table-cell>
              <table:table-cell office:value-type="float" office:value="0.00130445986410706">
                <text:p>0.00130445986410706</text:p>
              </table:table-cell>
              <table:table-cell office:value-type="float" office:value="0.00130445986410706">
                <text:p>0.0013044598641070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97319822307551">
                <text:p>0.00597319822307551</text:p>
              </table:table-cell>
              <table:table-cell office:value-type="float" office:value="0.00597319822307551">
                <text:p>0.00597319822307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.97339141826023">
                <text:p>0.97339141826023</text:p>
              </table:table-cell>
              <table:table-cell office:value-type="float" office:value="0.000989084338762608">
                <text:p>0.000989084338762608</text:p>
              </table:table-cell>
              <table:table-cell office:value-type="float" office:value="0.000989084338762608">
                <text:p>0.00098908433876260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8">
                <text:p>0.0052030411034598</text:p>
              </table:table-cell>
              <table:table-cell office:value-type="float" office:value="0.0052030411034598">
                <text:p>0.0052030411034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996782422548064">
                <text:p>0.996782422548064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30378542257963">
                <text:p>0.0030378542257963</text:p>
              </table:table-cell>
              <table:table-cell office:value-type="float" office:value="0.0030378542257963">
                <text:p>0.0030378542257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996906154297632">
                <text:p>0.996906154297632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79906801247631">
                <text:p>0.00479906801247631</text:p>
              </table:table-cell>
              <table:table-cell office:value-type="float" office:value="0.00479906801247631">
                <text:p>0.004799068012476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994926262316829">
                <text:p>0.994926262316829</text:p>
              </table:table-cell>
              <table:table-cell office:value-type="float" office:value="0.00144717463798792">
                <text:p>0.00144717463798792</text:p>
              </table:table-cell>
              <table:table-cell office:value-type="float" office:value="0.00144717463798792">
                <text:p>0.0014471746379879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79906801247631">
                <text:p>0.00479906801247631</text:p>
              </table:table-cell>
              <table:table-cell office:value-type="float" office:value="0.00479906801247631">
                <text:p>0.00479906801247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.973391050284767">
                <text:p>0.973391050284767</text:p>
              </table:table-cell>
              <table:table-cell office:value-type="float" office:value="0.00116807877614441">
                <text:p>0.00116807877614441</text:p>
              </table:table-cell>
              <table:table-cell office:value-type="float" office:value="0.00116807877614441">
                <text:p>0.0011680787761444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97319822307551">
                <text:p>0.00597319822307551</text:p>
              </table:table-cell>
              <table:table-cell office:value-type="float" office:value="0.00597319822307551">
                <text:p>0.005973198223075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975989968988868">
                <text:p>0.975989968988868</text:p>
              </table:table-cell>
              <table:table-cell office:value-type="float" office:value="0.000929262547243183">
                <text:p>0.000929262547243183</text:p>
              </table:table-cell>
              <table:table-cell office:value-type="float" office:value="0.000929262547243183">
                <text:p>0.00092926254724318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76">
                <text:p>0.00520304110345976</text:p>
              </table:table-cell>
              <table:table-cell office:value-type="float" office:value="0.00520304110345976">
                <text:p>0.00520304110345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.974999747016869">
                <text:p>0.974999747016869</text:p>
              </table:table-cell>
              <table:table-cell office:value-type="float" office:value="0.000828598713005877">
                <text:p>0.000828598713005877</text:p>
              </table:table-cell>
              <table:table-cell office:value-type="float" office:value="0.000828598713005877">
                <text:p>0.000828598713005877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76">
                <text:p>0.00520304110345976</text:p>
              </table:table-cell>
              <table:table-cell office:value-type="float" office:value="0.00520304110345976">
                <text:p>0.00520304110345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994926262316829">
                <text:p>0.994926262316829</text:p>
              </table:table-cell>
              <table:table-cell office:value-type="float" office:value="0.001314110091436">
                <text:p>0.001314110091436</text:p>
              </table:table-cell>
              <table:table-cell office:value-type="float" office:value="0.001314110091436">
                <text:p>0.001314110091436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71756662307437">
                <text:p>0.0071756662307437</text:p>
              </table:table-cell>
              <table:table-cell office:value-type="float" office:value="0.0071756662307437">
                <text:p>0.0071756662307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73886345258498">
                <text:p>0.973886345258498</text:p>
              </table:table-cell>
              <table:table-cell office:value-type="float" office:value="0.000785525838197639">
                <text:p>0.000785525838197639</text:p>
              </table:table-cell>
              <table:table-cell office:value-type="float" office:value="0.000785525838197639">
                <text:p>0.00078552583819763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75211774335815">
                <text:p>0.00575211774335815</text:p>
              </table:table-cell>
              <table:table-cell office:value-type="float" office:value="0.00575211774335815">
                <text:p>0.00575211774335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973514966022066">
                <text:p>0.973514966022066</text:p>
              </table:table-cell>
              <table:table-cell office:value-type="float" office:value="0.00110390070826869">
                <text:p>0.00110390070826869</text:p>
              </table:table-cell>
              <table:table-cell office:value-type="float" office:value="0.00110390070826869">
                <text:p>0.0011039007082686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75211774335815">
                <text:p>0.00575211774335815</text:p>
              </table:table-cell>
              <table:table-cell office:value-type="float" office:value="0.00575211774335815">
                <text:p>0.00575211774335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987129138229063">
                <text:p>0.987129138229063</text:p>
              </table:table-cell>
              <table:table-cell office:value-type="float" office:value="0.00237157955885841">
                <text:p>0.00237157955885841</text:p>
              </table:table-cell>
              <table:table-cell office:value-type="float" office:value="0.00237157955885841">
                <text:p>0.0023715795588584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23942524812577">
                <text:p>0.00623942524812577</text:p>
              </table:table-cell>
              <table:table-cell office:value-type="float" office:value="0.00623942524812577">
                <text:p>0.00623942524812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998886230266166">
                <text:p>0.998886230266166</text:p>
              </table:table-cell>
              <table:table-cell office:value-type="float" office:value="0.000566889796505956">
                <text:p>0.000566889796505956</text:p>
              </table:table-cell>
              <table:table-cell office:value-type="float" office:value="0.000566889796505956">
                <text:p>0.00056688979650595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33126209332343">
                <text:p>0.00633126209332343</text:p>
              </table:table-cell>
              <table:table-cell office:value-type="float" office:value="0.00633126209332343">
                <text:p>0.00633126209332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972400092361841">
                <text:p>0.972400092361841</text:p>
              </table:table-cell>
              <table:table-cell office:value-type="float" office:value="0.00213106812334478">
                <text:p>0.00213106812334478</text:p>
              </table:table-cell>
              <table:table-cell office:value-type="float" office:value="0.00213106812334478">
                <text:p>0.0021310681233447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5240898742559">
                <text:p>0.00545240898742559</text:p>
              </table:table-cell>
              <table:table-cell office:value-type="float" office:value="0.00545240898742559">
                <text:p>0.005452408987425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973515333997529">
                <text:p>0.973515333997529</text:p>
              </table:table-cell>
              <table:table-cell office:value-type="float" office:value="0.0013236508864347">
                <text:p>0.0013236508864347</text:p>
              </table:table-cell>
              <table:table-cell office:value-type="float" office:value="0.0013236508864347">
                <text:p>0.001323650886434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459579193157161">
                <text:p>0.00459579193157161</text:p>
              </table:table-cell>
              <table:table-cell office:value-type="float" office:value="0.00459579193157161">
                <text:p>0.00459579193157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0.973144138748828">
                <text:p>0.973144138748828</text:p>
              </table:table-cell>
              <table:table-cell office:value-type="float" office:value="0.0011550698838792">
                <text:p>0.0011550698838792</text:p>
              </table:table-cell>
              <table:table-cell office:value-type="float" office:value="0.0011550698838792">
                <text:p>0.001155069883879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01277686873896">
                <text:p>0.00501277686873896</text:p>
              </table:table-cell>
              <table:table-cell office:value-type="float" office:value="0.00501277686873896">
                <text:p>0.00501277686873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968687955887101">
                <text:p>0.968687955887101</text:p>
              </table:table-cell>
              <table:table-cell office:value-type="float" office:value="0.00124754402375953">
                <text:p>0.00124754402375953</text:p>
              </table:table-cell>
              <table:table-cell office:value-type="float" office:value="0.00124754402375953">
                <text:p>0.0012475440237595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764775830004679">
                <text:p>0.00764775830004679</text:p>
              </table:table-cell>
              <table:table-cell office:value-type="float" office:value="0.00764775830004679">
                <text:p>0.00764775830004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.974010077008065">
                <text:p>0.974010077008065</text:p>
              </table:table-cell>
              <table:table-cell office:value-type="float" office:value="0.000851918829384821">
                <text:p>0.000851918829384821</text:p>
              </table:table-cell>
              <table:table-cell office:value-type="float" office:value="0.000851918829384821">
                <text:p>0.00085191882938482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5240898742559">
                <text:p>0.00545240898742559</text:p>
              </table:table-cell>
              <table:table-cell office:value-type="float" office:value="0.00545240898742559">
                <text:p>0.00545240898742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999381157264433">
                <text:p>0.999381157264433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53328758000938">
                <text:p>0.00853328758000938</text:p>
              </table:table-cell>
              <table:table-cell office:value-type="float" office:value="0.00853328758000938">
                <text:p>0.008533287580009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974010077008065">
                <text:p>0.974010077008065</text:p>
              </table:table-cell>
              <table:table-cell office:value-type="float" office:value="0.00104555955941395">
                <text:p>0.00104555955941395</text:p>
              </table:table-cell>
              <table:table-cell office:value-type="float" office:value="0.00104555955941395">
                <text:p>0.0010455595594139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12663478347832">
                <text:p>0.00512663478347832</text:p>
              </table:table-cell>
              <table:table-cell office:value-type="float" office:value="0.00512663478347832">
                <text:p>0.00512663478347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997648728782765">
                <text:p>0.997648728782765</text:p>
              </table:table-cell>
              <table:table-cell office:value-type="float" office:value="0.000665837880595025">
                <text:p>0.000665837880595025</text:p>
              </table:table-cell>
              <table:table-cell office:value-type="float" office:value="0.000665837880595025">
                <text:p>0.00066583788059502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73677774943587">
                <text:p>0.00873677774943587</text:p>
              </table:table-cell>
              <table:table-cell office:value-type="float" office:value="0.00873677774943587">
                <text:p>0.008736777749435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996534775061199">
                <text:p>0.996534775061199</text:p>
              </table:table-cell>
              <table:table-cell office:value-type="float" office:value="0.00101996242186347">
                <text:p>0.00101996242186347</text:p>
              </table:table-cell>
              <table:table-cell office:value-type="float" office:value="0.00101996242186347">
                <text:p>0.0010199624218634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21622187943076">
                <text:p>0.00921622187943076</text:p>
              </table:table-cell>
              <table:table-cell office:value-type="float" office:value="0.00921622187943076">
                <text:p>0.00921622187943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988738202936628">
                <text:p>0.988738202936628</text:p>
              </table:table-cell>
              <table:table-cell office:value-type="float" office:value="0.00156667812857212">
                <text:p>0.00156667812857212</text:p>
              </table:table-cell>
              <table:table-cell office:value-type="float" office:value="0.00156667812857212">
                <text:p>0.0015666781285721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89970137982032">
                <text:p>0.00589970137982032</text:p>
              </table:table-cell>
              <table:table-cell office:value-type="float" office:value="0.00589970137982032">
                <text:p>0.00589970137982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.972400828312768">
                <text:p>0.972400828312768</text:p>
              </table:table-cell>
              <table:table-cell office:value-type="float" office:value="0.00179125381720733">
                <text:p>0.00179125381720733</text:p>
              </table:table-cell>
              <table:table-cell office:value-type="float" office:value="0.00179125381720733">
                <text:p>0.0017912538172073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458301002397648">
                <text:p>0.00458301002397648</text:p>
              </table:table-cell>
              <table:table-cell office:value-type="float" office:value="0.00458301002397648">
                <text:p>0.00458301002397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968688323862565">
                <text:p>0.968688323862565</text:p>
              </table:table-cell>
              <table:table-cell office:value-type="float" office:value="0.00162350508862683">
                <text:p>0.00162350508862683</text:p>
              </table:table-cell>
              <table:table-cell office:value-type="float" office:value="0.00162350508862683">
                <text:p>0.0016235050886268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22231734711981">
                <text:p>0.00822231734711981</text:p>
              </table:table-cell>
              <table:table-cell office:value-type="float" office:value="0.00822231734711981">
                <text:p>0.00822231734711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996782422548064">
                <text:p>0.996782422548064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32467481965496">
                <text:p>0.00632467481965496</text:p>
              </table:table-cell>
              <table:table-cell office:value-type="float" office:value="0.00632467481965496">
                <text:p>0.00632467481965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.96819266091337">
                <text:p>0.96819266091337</text:p>
              </table:table-cell>
              <table:table-cell office:value-type="float" office:value="0.00132550240379">
                <text:p>0.00132550240379</text:p>
              </table:table-cell>
              <table:table-cell office:value-type="float" office:value="0.00132550240379">
                <text:p>0.00132550240379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46245419569368">
                <text:p>0.00846245419569368</text:p>
              </table:table-cell>
              <table:table-cell office:value-type="float" office:value="0.00846245419569368">
                <text:p>0.008462454195693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998267571518331">
                <text:p>0.998267571518331</text:p>
              </table:table-cell>
              <table:table-cell office:value-type="float" office:value="0.000553016133844425">
                <text:p>0.000553016133844425</text:p>
              </table:table-cell>
              <table:table-cell office:value-type="float" office:value="0.000553016133844425">
                <text:p>0.00055301613384442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464738466804698">
                <text:p>0.00464738466804698</text:p>
              </table:table-cell>
              <table:table-cell office:value-type="float" office:value="0.00464738466804698">
                <text:p>0.004647384668046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997153617796765">
                <text:p>0.997153617796765</text:p>
              </table:table-cell>
              <table:table-cell office:value-type="float" office:value="0.000509490774267632">
                <text:p>0.000509490774267632</text:p>
              </table:table-cell>
              <table:table-cell office:value-type="float" office:value="0.000509490774267632">
                <text:p>0.00050949077426763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11849744389827">
                <text:p>0.00511849744389827</text:p>
              </table:table-cell>
              <table:table-cell office:value-type="float" office:value="0.00511849744389827">
                <text:p>0.00511849744389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985024778547766">
                <text:p>0.985024778547766</text:p>
              </table:table-cell>
              <table:table-cell office:value-type="float" office:value="0.00224410286817646">
                <text:p>0.00224410286817646</text:p>
              </table:table-cell>
              <table:table-cell office:value-type="float" office:value="0.00224410286817646">
                <text:p>0.0022441028681764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54696132428682">
                <text:p>0.0054696132428682</text:p>
              </table:table-cell>
              <table:table-cell office:value-type="float" office:value="0.0054696132428682">
                <text:p>0.0054696132428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970544300106069">
                <text:p>0.970544300106069</text:p>
              </table:table-cell>
              <table:table-cell office:value-type="float" office:value="0.00158933444013137">
                <text:p>0.00158933444013137</text:p>
              </table:table-cell>
              <table:table-cell office:value-type="float" office:value="0.00158933444013137">
                <text:p>0.00158933444013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014352202151">
                <text:p>0.0089014352202151</text:p>
              </table:table-cell>
              <table:table-cell office:value-type="float" office:value="0.0089014352202151">
                <text:p>0.00890143522021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0.967326722654133">
                <text:p>0.967326722654133</text:p>
              </table:table-cell>
              <table:table-cell office:value-type="float" office:value="0.00171457297475226">
                <text:p>0.00171457297475226</text:p>
              </table:table-cell>
              <table:table-cell office:value-type="float" office:value="0.00171457297475226">
                <text:p>0.0017145729747522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99386872346545">
                <text:p>0.00699386872346545</text:p>
              </table:table-cell>
              <table:table-cell office:value-type="float" office:value="0.00699386872346545">
                <text:p>0.006993868723465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0.967202990904566">
                <text:p>0.967202990904566</text:p>
              </table:table-cell>
              <table:table-cell office:value-type="float" office:value="0.00138275723929904">
                <text:p>0.00138275723929904</text:p>
              </table:table-cell>
              <table:table-cell office:value-type="float" office:value="0.00138275723929904">
                <text:p>0.0013827572392990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8817822755595">
                <text:p>0.0078817822755595</text:p>
              </table:table-cell>
              <table:table-cell office:value-type="float" office:value="0.0078817822755595">
                <text:p>0.00788178227555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997153617796765">
                <text:p>0.997153617796765</text:p>
              </table:table-cell>
              <table:table-cell office:value-type="float" office:value="0.000791839598331222">
                <text:p>0.000791839598331222</text:p>
              </table:table-cell>
              <table:table-cell office:value-type="float" office:value="0.000791839598331222">
                <text:p>0.00079183959833122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35358962996568">
                <text:p>0.00735358962996568</text:p>
              </table:table-cell>
              <table:table-cell office:value-type="float" office:value="0.00735358962996568">
                <text:p>0.007353589629965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968687955887101">
                <text:p>0.968687955887101</text:p>
              </table:table-cell>
              <table:table-cell office:value-type="float" office:value="0.00117160212572675">
                <text:p>0.00117160212572675</text:p>
              </table:table-cell>
              <table:table-cell office:value-type="float" office:value="0.00117160212572675">
                <text:p>0.001171602125726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99386872346545">
                <text:p>0.00699386872346545</text:p>
              </table:table-cell>
              <table:table-cell office:value-type="float" office:value="0.00699386872346545">
                <text:p>0.006993868723465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6868777189937">
                <text:p>0.96868777189937</text:p>
              </table:table-cell>
              <table:table-cell office:value-type="float" office:value="0.00100870451702309">
                <text:p>0.00100870451702309</text:p>
              </table:table-cell>
              <table:table-cell office:value-type="float" office:value="0.00100870451702309">
                <text:p>0.0010087045170230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99386872346545">
                <text:p>0.00699386872346545</text:p>
              </table:table-cell>
              <table:table-cell office:value-type="float" office:value="0.00699386872346545">
                <text:p>0.00699386872346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0.968564224137535">
                <text:p>0.968564224137535</text:p>
              </table:table-cell>
              <table:table-cell office:value-type="float" office:value="0.00146679261613359">
                <text:p>0.00146679261613359</text:p>
              </table:table-cell>
              <table:table-cell office:value-type="float" office:value="0.00146679261613359">
                <text:p>0.00146679261613359</text:p>
              </table:table-cell>
              <table:table-cell office:value-type="float" office:value="0.9375">
                <text:p>0.9375</text:p>
              </table:table-cell>
              <table:table-cell office:value-type="float" office:value="0.00720180507760625">
                <text:p>0.00720180507760625</text:p>
              </table:table-cell>
              <table:table-cell office:value-type="float" office:value="0.00720180507760625">
                <text:p>0.0072018050776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.967574002165536">
                <text:p>0.967574002165536</text:p>
              </table:table-cell>
              <table:table-cell office:value-type="float" office:value="0.0012684346274133">
                <text:p>0.0012684346274133</text:p>
              </table:table-cell>
              <table:table-cell office:value-type="float" office:value="0.0012684346274133">
                <text:p>0.0012684346274133</text:p>
              </table:table-cell>
              <table:table-cell office:value-type="float" office:value="0.9375">
                <text:p>0.9375</text:p>
              </table:table-cell>
              <table:table-cell office:value-type="float" office:value="0.00657712217371507">
                <text:p>0.00657712217371507</text:p>
              </table:table-cell>
              <table:table-cell office:value-type="float" office:value="0.00657712217371507">
                <text:p>0.00657712217371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0.968069113151535">
                <text:p>0.968069113151535</text:p>
              </table:table-cell>
              <table:table-cell office:value-type="float" office:value="0.0011394514115553">
                <text:p>0.0011394514115553</text:p>
              </table:table-cell>
              <table:table-cell office:value-type="float" office:value="0.0011394514115553">
                <text:p>0.0011394514115553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.968069113151535">
                <text:p>0.968069113151535</text:p>
              </table:table-cell>
              <table:table-cell office:value-type="float" office:value="0.00135996072367096">
                <text:p>0.00135996072367096</text:p>
              </table:table-cell>
              <table:table-cell office:value-type="float" office:value="0.00135996072367096">
                <text:p>0.00135996072367096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967574186153267">
                <text:p>0.967574186153267</text:p>
              </table:table-cell>
              <table:table-cell office:value-type="float" office:value="0.000928261230388688">
                <text:p>0.000928261230388688</text:p>
              </table:table-cell>
              <table:table-cell office:value-type="float" office:value="0.000928261230388688">
                <text:p>0.000928261230388688</text:p>
              </table:table-cell>
              <table:table-cell office:value-type="float" office:value="0.9375">
                <text:p>0.9375</text:p>
              </table:table-cell>
              <table:table-cell office:value-type="float" office:value="0.00657712217371507">
                <text:p>0.00657712217371507</text:p>
              </table:table-cell>
              <table:table-cell office:value-type="float" office:value="0.00657712217371507">
                <text:p>0.00657712217371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.968316392662937">
                <text:p>0.968316392662937</text:p>
              </table:table-cell>
              <table:table-cell office:value-type="float" office:value="0.00147389389766769">
                <text:p>0.00147389389766769</text:p>
              </table:table-cell>
              <table:table-cell office:value-type="float" office:value="0.00147389389766769">
                <text:p>0.00147389389766769</text:p>
              </table:table-cell>
              <table:table-cell office:value-type="float" office:value="0.9375">
                <text:p>0.9375</text:p>
              </table:table-cell>
              <table:table-cell office:value-type="float" office:value="0.0083451282701965">
                <text:p>0.0083451282701965</text:p>
              </table:table-cell>
              <table:table-cell office:value-type="float" office:value="0.0083451282701965">
                <text:p>0.00834512827019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968192844901102">
                <text:p>0.968192844901102</text:p>
              </table:table-cell>
              <table:table-cell office:value-type="float" office:value="0.00132073073708392">
                <text:p>0.00132073073708392</text:p>
              </table:table-cell>
              <table:table-cell office:value-type="float" office:value="0.00132073073708392">
                <text:p>0.00132073073708392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.968440308400236">
                <text:p>0.968440308400236</text:p>
              </table:table-cell>
              <table:table-cell office:value-type="float" office:value="0.00120089359423478">
                <text:p>0.00120089359423478</text:p>
              </table:table-cell>
              <table:table-cell office:value-type="float" office:value="0.00120089359423478">
                <text:p>0.00120089359423478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968440308400236">
                <text:p>0.968440308400236</text:p>
              </table:table-cell>
              <table:table-cell office:value-type="float" office:value="0.000723583218172125">
                <text:p>0.000723583218172125</text:p>
              </table:table-cell>
              <table:table-cell office:value-type="float" office:value="0.000723583218172125">
                <text:p>0.000723583218172125</text:p>
              </table:table-cell>
              <table:table-cell office:value-type="float" office:value="0.9375">
                <text:p>0.9375</text:p>
              </table:table-cell>
              <table:table-cell office:value-type="float" office:value="0.00720180507760625">
                <text:p>0.00720180507760625</text:p>
              </table:table-cell>
              <table:table-cell office:value-type="float" office:value="0.00720180507760625">
                <text:p>0.0072018050776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968563856162071">
                <text:p>0.968563856162071</text:p>
              </table:table-cell>
              <table:table-cell office:value-type="float" office:value="0.0011215561478757">
                <text:p>0.0011215561478757</text:p>
              </table:table-cell>
              <table:table-cell office:value-type="float" office:value="0.0011215561478757">
                <text:p>0.0011215561478757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0.968563672174339">
                <text:p>0.968563672174339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0.970668031855636">
                <text:p>0.970668031855636</text:p>
              </table:table-cell>
              <table:table-cell office:value-type="float" office:value="0.00226167282150895">
                <text:p>0.00226167282150895</text:p>
              </table:table-cell>
              <table:table-cell office:value-type="float" office:value="0.00226167282150895">
                <text:p>0.0022616728215089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42989504365299">
                <text:p>0.00842989504365299</text:p>
              </table:table-cell>
              <table:table-cell office:value-type="float" office:value="0.00842989504365299">
                <text:p>0.00842989504365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.970172920869636">
                <text:p>0.970172920869636</text:p>
              </table:table-cell>
              <table:table-cell office:value-type="float" office:value="0.00203460103669361">
                <text:p>0.00203460103669361</text:p>
              </table:table-cell>
              <table:table-cell office:value-type="float" office:value="0.00203460103669361">
                <text:p>0.0020346010366936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19502077025429">
                <text:p>0.00819502077025429</text:p>
              </table:table-cell>
              <table:table-cell office:value-type="float" office:value="0.00819502077025429">
                <text:p>0.00819502077025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70049373107801">
                <text:p>0.970049373107801</text:p>
              </table:table-cell>
              <table:table-cell office:value-type="float" office:value="0.00175204470621245">
                <text:p>0.00175204470621245</text:p>
              </table:table-cell>
              <table:table-cell office:value-type="float" office:value="0.00175204470621245">
                <text:p>0.0017520447062124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698248079863592">
                <text:p>0.00698248079863592</text:p>
              </table:table-cell>
              <table:table-cell office:value-type="float" office:value="0.00698248079863592">
                <text:p>0.006982480798635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.966707879918567">
                <text:p>0.966707879918567</text:p>
              </table:table-cell>
              <table:table-cell office:value-type="float" office:value="0.00131619538389853">
                <text:p>0.00131619538389853</text:p>
              </table:table-cell>
              <table:table-cell office:value-type="float" office:value="0.00131619538389853">
                <text:p>0.0013161953838985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65629245091544">
                <text:p>0.00765629245091544</text:p>
              </table:table-cell>
              <table:table-cell office:value-type="float" office:value="0.00765629245091544">
                <text:p>0.00765629245091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0.968192844901102">
                <text:p>0.968192844901102</text:p>
              </table:table-cell>
              <table:table-cell office:value-type="float" office:value="0.000801275469868972">
                <text:p>0.000801275469868972</text:p>
              </table:table-cell>
              <table:table-cell office:value-type="float" office:value="0.000801275469868972">
                <text:p>0.00080127546986897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54689811782684">
                <text:p>0.00854689811782684</text:p>
              </table:table-cell>
              <table:table-cell office:value-type="float" office:value="0.00854689811782684">
                <text:p>0.008546898117826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0.968316576650669">
                <text:p>0.968316576650669</text:p>
              </table:table-cell>
              <table:table-cell office:value-type="float" office:value="0.000934713270090926">
                <text:p>0.000934713270090926</text:p>
              </table:table-cell>
              <table:table-cell office:value-type="float" office:value="0.000934713270090926">
                <text:p>0.00093471327009092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02973331166659">
                <text:p>0.00702973331166659</text:p>
              </table:table-cell>
              <table:table-cell office:value-type="float" office:value="0.00702973331166659">
                <text:p>0.007029733311666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968935419386235">
                <text:p>0.968935419386235</text:p>
              </table:table-cell>
              <table:table-cell office:value-type="float" office:value="0.00132060449898781">
                <text:p>0.00132060449898781</text:p>
              </table:table-cell>
              <table:table-cell office:value-type="float" office:value="0.00132060449898781">
                <text:p>0.0013206044989878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65629245091544">
                <text:p>0.00765629245091544</text:p>
              </table:table-cell>
              <table:table-cell office:value-type="float" office:value="0.00765629245091544">
                <text:p>0.00765629245091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968563672174339">
                <text:p>0.968563672174339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28567741612396">
                <text:p>0.00928567741612396</text:p>
              </table:table-cell>
              <table:table-cell office:value-type="float" office:value="0.00928567741612396">
                <text:p>0.009285677416123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68687587911638">
                <text:p>0.968687587911638</text:p>
              </table:table-cell>
              <table:table-cell office:value-type="float" office:value="0.00132859025552355">
                <text:p>0.00132859025552355</text:p>
              </table:table-cell>
              <table:table-cell office:value-type="float" office:value="0.00132859025552355">
                <text:p>0.0013285902555235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99782534371967">
                <text:p>0.00899782534371967</text:p>
              </table:table-cell>
              <table:table-cell office:value-type="float" office:value="0.00899782534371967">
                <text:p>0.008997825343719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.989728056933163">
                <text:p>0.989728056933163</text:p>
              </table:table-cell>
              <table:table-cell office:value-type="float" office:value="0.00150835563184959">
                <text:p>0.00150835563184959</text:p>
              </table:table-cell>
              <table:table-cell office:value-type="float" office:value="0.00150835563184959">
                <text:p>0.001508355631849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3424342461789">
                <text:p>0.00613424342461789</text:p>
              </table:table-cell>
              <table:table-cell office:value-type="float" office:value="0.00613424342461789">
                <text:p>0.006134243424617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0.968068929163803">
                <text:p>0.968068929163803</text:p>
              </table:table-cell>
              <table:table-cell office:value-type="float" office:value="0.00122255694420877">
                <text:p>0.00122255694420877</text:p>
              </table:table-cell>
              <table:table-cell office:value-type="float" office:value="0.00122255694420877">
                <text:p>0.00122255694420877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17157150725367">
                <text:p>0.00717157150725367</text:p>
              </table:table-cell>
              <table:table-cell office:value-type="float" office:value="0.00717157150725367">
                <text:p>0.00717157150725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966831611668134">
                <text:p>0.966831611668134</text:p>
              </table:table-cell>
              <table:table-cell office:value-type="float" office:value="0.000928318391635913">
                <text:p>0.000928318391635913</text:p>
              </table:table-cell>
              <table:table-cell office:value-type="float" office:value="0.000928318391635913">
                <text:p>0.0009283183916359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17157150725367">
                <text:p>0.00717157150725367</text:p>
              </table:table-cell>
              <table:table-cell office:value-type="float" office:value="0.00717157150725367">
                <text:p>0.00717157150725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0.968069113151535">
                <text:p>0.968069113151535</text:p>
              </table:table-cell>
              <table:table-cell office:value-type="float" office:value="0.00121740053782891">
                <text:p>0.00121740053782891</text:p>
              </table:table-cell>
              <table:table-cell office:value-type="float" office:value="0.00121740053782891">
                <text:p>0.00121740053782891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82695722460682">
                <text:p>0.00782695722460682</text:p>
              </table:table-cell>
              <table:table-cell office:value-type="float" office:value="0.00782695722460682">
                <text:p>0.00782695722460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0.967945381401968">
                <text:p>0.967945381401968</text:p>
              </table:table-cell>
              <table:table-cell office:value-type="float" office:value="0.000798771379557369">
                <text:p>0.000798771379557369</text:p>
              </table:table-cell>
              <table:table-cell office:value-type="float" office:value="0.000798771379557369">
                <text:p>0.00079877137955736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31700985182758">
                <text:p>0.00831700985182758</text:p>
              </table:table-cell>
              <table:table-cell office:value-type="float" office:value="0.00831700985182758">
                <text:p>0.008317009851827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0.967944829438773">
                <text:p>0.967944829438773</text:p>
              </table:table-cell>
              <table:table-cell office:value-type="float" office:value="0.00146526443660913">
                <text:p>0.00146526443660913</text:p>
              </table:table-cell>
              <table:table-cell office:value-type="float" office:value="0.00146526443660913">
                <text:p>0.001465264436609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17157150725367">
                <text:p>0.00717157150725367</text:p>
              </table:table-cell>
              <table:table-cell office:value-type="float" office:value="0.00717157150725367">
                <text:p>0.00717157150725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0.970049005132338">
                <text:p>0.970049005132338</text:p>
              </table:table-cell>
              <table:table-cell office:value-type="float" office:value="0.00234133211878313">
                <text:p>0.00234133211878313</text:p>
              </table:table-cell>
              <table:table-cell office:value-type="float" office:value="0.00234133211878313">
                <text:p>0.0023413321187831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2124405520466">
                <text:p>0.00862124405520466</text:p>
              </table:table-cell>
              <table:table-cell office:value-type="float" office:value="0.00862124405520466">
                <text:p>0.008621244055204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966583228230342">
                <text:p>0.966583228230342</text:p>
              </table:table-cell>
              <table:table-cell office:value-type="float" office:value="0.00215906976975315">
                <text:p>0.00215906976975315</text:p>
              </table:table-cell>
              <table:table-cell office:value-type="float" office:value="0.00215906976975315">
                <text:p>0.0021590697697531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73568463538539">
                <text:p>0.00873568463538539</text:p>
              </table:table-cell>
              <table:table-cell office:value-type="float" office:value="0.00873568463538539">
                <text:p>0.008735684635385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96534462282055">
                <text:p>0.96534462282055</text:p>
              </table:table-cell>
              <table:table-cell office:value-type="float" office:value="0.00425490793680088">
                <text:p>0.00425490793680088</text:p>
              </table:table-cell>
              <table:table-cell office:value-type="float" office:value="0.00425490793680088">
                <text:p>0.00425490793680088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33243513813429">
                <text:p>0.00633243513813429</text:p>
              </table:table-cell>
              <table:table-cell office:value-type="float" office:value="0.00633243513813429">
                <text:p>0.00633243513813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.968192844901102">
                <text:p>0.968192844901102</text:p>
              </table:table-cell>
              <table:table-cell office:value-type="float" office:value="0.00100472457869568">
                <text:p>0.00100472457869568</text:p>
              </table:table-cell>
              <table:table-cell office:value-type="float" office:value="0.00100472457869568">
                <text:p>0.00100472457869568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782428401686095">
                <text:p>0.00782428401686095</text:p>
              </table:table-cell>
              <table:table-cell office:value-type="float" office:value="0.00782428401686095">
                <text:p>0.007824284016860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0.966707511943104">
                <text:p>0.966707511943104</text:p>
              </table:table-cell>
              <table:table-cell office:value-type="float" office:value="0.00208090731538312">
                <text:p>0.00208090731538312</text:p>
              </table:table-cell>
              <table:table-cell office:value-type="float" office:value="0.00208090731538312">
                <text:p>0.0020809073153831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72184063202723">
                <text:p>0.00672184063202723</text:p>
              </table:table-cell>
              <table:table-cell office:value-type="float" office:value="0.00672184063202723">
                <text:p>0.006721840632027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967202438941372">
                <text:p>0.967202438941372</text:p>
              </table:table-cell>
              <table:table-cell office:value-type="float" office:value="0.00189838793216093">
                <text:p>0.00189838793216093</text:p>
              </table:table-cell>
              <table:table-cell office:value-type="float" office:value="0.00189838793216093">
                <text:p>0.001898387932160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72184063202723">
                <text:p>0.00672184063202723</text:p>
              </table:table-cell>
              <table:table-cell office:value-type="float" office:value="0.00672184063202723">
                <text:p>0.006721840632027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.966954975442237">
                <text:p>0.966954975442237</text:p>
              </table:table-cell>
              <table:table-cell office:value-type="float" office:value="0.00165597775650007">
                <text:p>0.00165597775650007</text:p>
              </table:table-cell>
              <table:table-cell office:value-type="float" office:value="0.00165597775650007">
                <text:p>0.0016559777565000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25756021076124">
                <text:p>0.00825756021076124</text:p>
              </table:table-cell>
              <table:table-cell office:value-type="float" office:value="0.00825756021076124">
                <text:p>0.00825756021076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0.966707511943103">
                <text:p>0.966707511943103</text:p>
              </table:table-cell>
              <table:table-cell office:value-type="float" office:value="0.00174475597254737">
                <text:p>0.00174475597254737</text:p>
              </table:table-cell>
              <table:table-cell office:value-type="float" office:value="0.00174475597254737">
                <text:p>0.0017447559725473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797411241480531">
                <text:p>0.00797411241480531</text:p>
              </table:table-cell>
              <table:table-cell office:value-type="float" office:value="0.00797411241480531">
                <text:p>0.00797411241480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.964108041275808">
                <text:p>0.964108041275808</text:p>
              </table:table-cell>
              <table:table-cell office:value-type="float" office:value="0.00222869850007995">
                <text:p>0.00222869850007995</text:p>
              </table:table-cell>
              <table:table-cell office:value-type="float" office:value="0.00222869850007995">
                <text:p>0.002228698500079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470945669163625">
                <text:p>0.00470945669163625</text:p>
              </table:table-cell>
              <table:table-cell office:value-type="float" office:value="0.00470945669163625">
                <text:p>0.00470945669163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.965467986594654">
                <text:p>0.965467986594654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0.965467986594654">
                <text:p>0.965467986594654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0.964479236524509">
                <text:p>0.964479236524509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.964479236524509">
                <text:p>0.964479236524509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0.96534462282055">
                <text:p>0.96534462282055</text:p>
              </table:table-cell>
              <table:table-cell office:value-type="float" office:value="0.0041455601309832">
                <text:p>0.0041455601309832</text:p>
              </table:table-cell>
              <table:table-cell office:value-type="float" office:value="0.0041455601309832">
                <text:p>0.004145560130983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662198779545642">
                <text:p>0.00662198779545642</text:p>
              </table:table-cell>
              <table:table-cell office:value-type="float" office:value="0.00662198779545642">
                <text:p>0.006621987795456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964107857288076">
                <text:p>0.964107857288076</text:p>
              </table:table-cell>
              <table:table-cell office:value-type="float" office:value="0.00254024765795471">
                <text:p>0.00254024765795471</text:p>
              </table:table-cell>
              <table:table-cell office:value-type="float" office:value="0.00254024765795471">
                <text:p>0.0025402476579547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473392435773792">
                <text:p>0.00473392435773792</text:p>
              </table:table-cell>
              <table:table-cell office:value-type="float" office:value="0.00473392435773792">
                <text:p>0.004733924357737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638853403734881">
                <text:p>0.00638853403734881</text:p>
              </table:table-cell>
              <table:table-cell office:value-type="float" office:value="0.00638853403734881">
                <text:p>0.00638853403734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638853403734881">
                <text:p>0.00638853403734881</text:p>
              </table:table-cell>
              <table:table-cell office:value-type="float" office:value="0.00638853403734881">
                <text:p>0.006388534037348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.96435532078721">
                <text:p>0.96435532078721</text:p>
              </table:table-cell>
              <table:table-cell office:value-type="float" office:value="0.00244292242269114">
                <text:p>0.00244292242269114</text:p>
              </table:table-cell>
              <table:table-cell office:value-type="float" office:value="0.00244292242269114">
                <text:p>0.0024429224226911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56224286109807">
                <text:p>0.0056224286109807</text:p>
              </table:table-cell>
              <table:table-cell office:value-type="float" office:value="0.0056224286109807">
                <text:p>0.0056224286109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964107857288076">
                <text:p>0.964107857288076</text:p>
              </table:table-cell>
              <table:table-cell office:value-type="float" office:value="0.00257615463704242">
                <text:p>0.00257615463704242</text:p>
              </table:table-cell>
              <table:table-cell office:value-type="float" office:value="0.00257615463704242">
                <text:p>0.0025761546370424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56224286109807">
                <text:p>0.0056224286109807</text:p>
              </table:table-cell>
              <table:table-cell office:value-type="float" office:value="0.0056224286109807">
                <text:p>0.00562242861098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63736662039375">
                <text:p>0.963736662039375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56224286109807">
                <text:p>0.0056224286109807</text:p>
              </table:table-cell>
              <table:table-cell office:value-type="float" office:value="0.0056224286109807">
                <text:p>0.00562242861098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0.964355504774942">
                <text:p>0.964355504774942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452297992423905">
                <text:p>0.00452297992423905</text:p>
              </table:table-cell>
              <table:table-cell office:value-type="float" office:value="0.00452297992423905">
                <text:p>0.004522979924239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964479236524508">
                <text:p>0.964479236524508</text:p>
              </table:table-cell>
              <table:table-cell office:value-type="float" office:value="0.00234084414832592">
                <text:p>0.00234084414832592</text:p>
              </table:table-cell>
              <table:table-cell office:value-type="float" office:value="0.00234084414832592">
                <text:p>0.0023408441483259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579928314836171">
                <text:p>0.00579928314836171</text:p>
              </table:table-cell>
              <table:table-cell office:value-type="float" office:value="0.00579928314836171">
                <text:p>0.005799283148361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0.964602968274075">
                <text:p>0.964602968274075</text:p>
              </table:table-cell>
              <table:table-cell office:value-type="float" office:value="0.00253898913319769">
                <text:p>0.00253898913319769</text:p>
              </table:table-cell>
              <table:table-cell office:value-type="float" office:value="0.00253898913319769">
                <text:p>0.0025389891331976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721352981254337">
                <text:p>0.00721352981254337</text:p>
              </table:table-cell>
              <table:table-cell office:value-type="float" office:value="0.00721352981254337">
                <text:p>0.00721352981254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0.964479052536777">
                <text:p>0.964479052536777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93270065540402">
                <text:p>0.00693270065540402</text:p>
              </table:table-cell>
              <table:table-cell office:value-type="float" office:value="0.00693270065540402">
                <text:p>0.00693270065540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0.964479052536777">
                <text:p>0.964479052536777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93270065540402">
                <text:p>0.00693270065540402</text:p>
              </table:table-cell>
              <table:table-cell office:value-type="float" office:value="0.00693270065540402">
                <text:p>0.00693270065540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  <table:table-cell office:value-type="float" office:value="0.964726516035911">
                <text:p>0.964726516035911</text:p>
              </table:table-cell>
              <table:table-cell office:value-type="float" office:value="0.00300873139038274">
                <text:p>0.00300873139038274</text:p>
              </table:table-cell>
              <table:table-cell office:value-type="float" office:value="0.00300873139038274">
                <text:p>0.0030087313903827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579928314836171">
                <text:p>0.00579928314836171</text:p>
              </table:table-cell>
              <table:table-cell office:value-type="float" office:value="0.00579928314836171">
                <text:p>0.005799283148361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0.964231589037643">
                <text:p>0.964231589037643</text:p>
              </table:table-cell>
              <table:table-cell office:value-type="float" office:value="0.00270702067052159">
                <text:p>0.00270702067052159</text:p>
              </table:table-cell>
              <table:table-cell office:value-type="float" office:value="0.00270702067052159">
                <text:p>0.0027070206705215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579928314836171">
                <text:p>0.00579928314836171</text:p>
              </table:table-cell>
              <table:table-cell office:value-type="float" office:value="0.00579928314836171">
                <text:p>0.005799283148361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0.963736662039375">
                <text:p>0.963736662039375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49426735047019">
                <text:p>0.0049426735047019</text:p>
              </table:table-cell>
              <table:table-cell office:value-type="float" office:value="0.0049426735047019">
                <text:p>0.0049426735047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0.964355504774942">
                <text:p>0.964355504774942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0.964355504774942">
                <text:p>0.964355504774942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0.964231589037643">
                <text:p>0.964231589037643</text:p>
              </table:table-cell>
              <table:table-cell office:value-type="float" office:value="0.00249512997845136">
                <text:p>0.00249512997845136</text:p>
              </table:table-cell>
              <table:table-cell office:value-type="float" office:value="0.00249512997845136">
                <text:p>0.0024951299784513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54471914566714">
                <text:p>0.00654471914566714</text:p>
              </table:table-cell>
              <table:table-cell office:value-type="float" office:value="0.00654471914566714">
                <text:p>0.006544719145667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0.963736662039375">
                <text:p>0.963736662039375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18324484920879">
                <text:p>0.00618324484920879</text:p>
              </table:table-cell>
              <table:table-cell office:value-type="float" office:value="0.00618324484920879">
                <text:p>0.00618324484920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0.965220891070983">
                <text:p>0.965220891070983</text:p>
              </table:table-cell>
              <table:table-cell office:value-type="float" office:value="0.00420574471271708">
                <text:p>0.00420574471271708</text:p>
              </table:table-cell>
              <table:table-cell office:value-type="float" office:value="0.00420574471271708">
                <text:p>0.0042057447127170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595935970947828">
                <text:p>0.00595935970947828</text:p>
              </table:table-cell>
              <table:table-cell office:value-type="float" office:value="0.00595935970947828">
                <text:p>0.00595935970947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.96472651603591">
                <text:p>0.96472651603591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697770060885071">
                <text:p>0.00697770060885071</text:p>
              </table:table-cell>
              <table:table-cell office:value-type="float" office:value="0.00697770060885071">
                <text:p>0.006977700608850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0.96472651603591">
                <text:p>0.96472651603591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697770060885071">
                <text:p>0.00697770060885071</text:p>
              </table:table-cell>
              <table:table-cell office:value-type="float" office:value="0.00697770060885071">
                <text:p>0.006977700608850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.964479236524509">
                <text:p>0.964479236524509</text:p>
              </table:table-cell>
              <table:table-cell office:value-type="float" office:value="0.00280496710845091">
                <text:p>0.00280496710845091</text:p>
              </table:table-cell>
              <table:table-cell office:value-type="float" office:value="0.00280496710845091">
                <text:p>0.0028049671084509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822920354346141">
                <text:p>0.00822920354346141</text:p>
              </table:table-cell>
              <table:table-cell office:value-type="float" office:value="0.00822920354346141">
                <text:p>0.008229203543461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306709027702655">
                <text:p>0.00306709027702655</text:p>
              </table:table-cell>
              <table:table-cell office:value-type="float" office:value="0.00306709027702655">
                <text:p>0.0030670902770265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560369568130332">
                <text:p>0.00560369568130332</text:p>
              </table:table-cell>
              <table:table-cell office:value-type="float" office:value="0.00560369568130332">
                <text:p>0.005603695681303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63984309526241">
                <text:p>0.963984309526241</text:p>
              </table:table-cell>
              <table:table-cell office:value-type="float" office:value="0.00192197596121712">
                <text:p>0.00192197596121712</text:p>
              </table:table-cell>
              <table:table-cell office:value-type="float" office:value="0.00192197596121712">
                <text:p>0.0019219759612171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793593537335329">
                <text:p>0.00793593537335329</text:p>
              </table:table-cell>
              <table:table-cell office:value-type="float" office:value="0.00793593537335329">
                <text:p>0.007935935373353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0.964108041275808">
                <text:p>0.964108041275808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793593537335329">
                <text:p>0.00793593537335329</text:p>
              </table:table-cell>
              <table:table-cell office:value-type="float" office:value="0.00793593537335329">
                <text:p>0.007935935373353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.964108041275808">
                <text:p>0.964108041275808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793593537335329">
                <text:p>0.00793593537335329</text:p>
              </table:table-cell>
              <table:table-cell office:value-type="float" office:value="0.00793593537335329">
                <text:p>0.007935935373353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AA2:search_results.AA176" chart:error-lower-range="search_results.AA2:search_results.AA176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AA2:search_results.AA176" chart:error-lower-range="search_results.AA2:search_results.AA176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Z2:search_results.Z176" chart:error-lower-range="search_results.Z2:search_results.Z176"/>
      <style:graphic-properties draw:stroke="none" svg:stroke-width="0.08cm" svg:stroke-color="#ccff99" draw:fill-color="#ccff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Z2:search_results.Z176" chart:error-lower-range="search_results.Z2:search_results.Z176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31cm" svg:height="9.31cm" xlink:href=".." xlink:type="simple" chart:class="chart:scatter" chart:style-name="ch1">
        <chart:legend chart:legend-position="end" svg:x="17.551cm" svg:y="4.107cm" style:legend-expansion="high" chart:style-name="ch2"/>
        <chart:plot-area chart:style-name="ch3" table:cell-range-address="search_results.H2:search_results.H176 search_results.C1:search_results.D176" chart:data-source-has-labels="row" svg:x="1.431cm" svg:y="0.186cm" svg:width="15.7cm" svg:height="7.957cm">
          <chartooo:coordinate-region svg:x="2.343cm" svg:y="0.385cm" svg:width="14.601cm" svg:height="7.111cm"/>
          <chart:axis chart:dimension="x" chart:name="primary-x" chart:style-name="ch4">
            <chart:title svg:x="7.927cm" svg:y="8.329cm" chart:style-name="ch5">
              <text:p>Min Samples Split</text:p>
            </chart:title>
          </chart:axis>
          <chart:axis chart:dimension="y" chart:name="primary-y" chart:style-name="ch4">
            <chart:title svg:x="0.451cm" svg:y="4.909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D2:search_results.D176" chart:label-cell-address="search_results.D1:search_results.D1" chart:class="chart:scatter">
            <chart:domain table:cell-range-address="search_results.H2:search_results.H176"/>
            <chart:error-indicator chart:style-name="ch9" chart:dimension="y"/>
            <chart:data-point chart:repeated="175"/>
          </chart:series>
          <chart:series chart:style-name="ch10" chart:values-cell-range-address="search_results.C2:search_results.C176" chart:label-cell-address="search_results.C1:search_results.C1" chart:class="chart:scatter">
            <chart:error-indicator chart:style-name="ch11" chart:dimension="y"/>
            <chart:data-point chart:repeated="1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AA</text:p>
              </table:table-cell>
              <table:table-cell office:value-type="string">
                <text:p>Spalte AA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Z</text:p>
              </table:table-cell>
              <table:table-cell office:value-type="string">
                <text:p>Spalte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earch_results.H2:search_results.H176</svg:desc>
                </draw:g>
              </table:table-cell>
              <table:table-cell office:value-type="float" office:value="0.996287311562065">
                <text:p>0.996287311562065</text:p>
                <draw:g>
                  <svg:desc>search_results.D2:search_results.D176</svg:desc>
                </draw:g>
              </table:table-cell>
              <table:table-cell office:value-type="float" office:value="0.00121186896315386">
                <text:p>0.00121186896315386</text:p>
                <draw:g>
                  <svg:desc>search_results.AA2:search_results.AA176</svg:desc>
                </draw:g>
              </table:table-cell>
              <table:table-cell office:value-type="float" office:value="0.00121186896315386">
                <text:p>0.00121186896315386</text:p>
                <draw:g>
                  <svg:desc>search_results.AA2:search_results.AA176</svg:desc>
                </draw:g>
              </table:table-cell>
              <table:table-cell office:value-type="float" office:value="0.945544554455446">
                <text:p>0.945544554455446</text:p>
                <draw:g>
                  <svg:desc>search_results.C2:search_results.C176</svg:desc>
                </draw:g>
              </table:table-cell>
              <table:table-cell office:value-type="float" office:value="0.00738117942365919">
                <text:p>0.00738117942365919</text:p>
                <draw:g>
                  <svg:desc>search_results.Z2:search_results.Z176</svg:desc>
                </draw:g>
              </table:table-cell>
              <table:table-cell office:value-type="float" office:value="0.00738117942365919">
                <text:p>0.00738117942365919</text:p>
                <draw:g>
                  <svg:desc>search_results.Z2:search_results.Z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998514851029733">
                <text:p>0.998514851029733</text:p>
              </table:table-cell>
              <table:table-cell office:value-type="float" office:value="0.000428620143297583">
                <text:p>0.000428620143297583</text:p>
              </table:table-cell>
              <table:table-cell office:value-type="float" office:value="0.000428620143297583">
                <text:p>0.000428620143297583</text:p>
              </table:table-cell>
              <table:table-cell office:value-type="float" office:value="0.944306930693069">
                <text:p>0.944306930693069</text:p>
              </table:table-cell>
              <table:table-cell office:value-type="float" office:value="0.00643670135531985">
                <text:p>0.00643670135531985</text:p>
              </table:table-cell>
              <table:table-cell office:value-type="float" office:value="0.00643670135531985">
                <text:p>0.00643670135531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995173725815963">
                <text:p>0.995173725815963</text:p>
              </table:table-cell>
              <table:table-cell office:value-type="float" office:value="0.00126679643494519">
                <text:p>0.00126679643494519</text:p>
              </table:table-cell>
              <table:table-cell office:value-type="float" office:value="0.00126679643494519">
                <text:p>0.00126679643494519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728889752903922">
                <text:p>0.00728889752903922</text:p>
              </table:table-cell>
              <table:table-cell office:value-type="float" office:value="0.00728889752903922">
                <text:p>0.00728889752903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96906154297632">
                <text:p>0.996906154297632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495019210262303">
                <text:p>0.00495019210262303</text:p>
              </table:table-cell>
              <table:table-cell office:value-type="float" office:value="0.00495019210262303">
                <text:p>0.00495019210262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974504820018601">
                <text:p>0.974504820018601</text:p>
              </table:table-cell>
              <table:table-cell office:value-type="float" office:value="0.00118956285808455">
                <text:p>0.00118956285808455</text:p>
              </table:table-cell>
              <table:table-cell office:value-type="float" office:value="0.00118956285808455">
                <text:p>0.00118956285808455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57542201698747">
                <text:p>0.00757542201698747</text:p>
              </table:table-cell>
              <table:table-cell office:value-type="float" office:value="0.00757542201698747">
                <text:p>0.00757542201698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45365586177519">
                <text:p>0.0045365586177519</text:p>
              </table:table-cell>
              <table:table-cell office:value-type="float" office:value="0.0045365586177519">
                <text:p>0.0045365586177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993812492582994">
                <text:p>0.993812492582994</text:p>
              </table:table-cell>
              <table:table-cell office:value-type="float" office:value="0.00221235301860574">
                <text:p>0.00221235301860574</text:p>
              </table:table-cell>
              <table:table-cell office:value-type="float" office:value="0.00221235301860574">
                <text:p>0.0022123530186057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9477549703441">
                <text:p>0.00879477549703441</text:p>
              </table:table-cell>
              <table:table-cell office:value-type="float" office:value="0.00879477549703441">
                <text:p>0.00879477549703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999257425514867">
                <text:p>0.999257425514867</text:p>
              </table:table-cell>
              <table:table-cell office:value-type="float" office:value="0.000000411409075103124">
                <text:p>0.000000411409075103124</text:p>
              </table:table-cell>
              <table:table-cell office:value-type="float" office:value="0.000000411409075103124">
                <text:p>0.00000041140907510312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58819689725697">
                <text:p>0.00458819689725697</text:p>
              </table:table-cell>
              <table:table-cell office:value-type="float" office:value="0.00458819689725697">
                <text:p>0.00458819689725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97524997033197">
                <text:p>0.997524997033197</text:p>
              </table:table-cell>
              <table:table-cell office:value-type="float" office:value="0.000925530529325591">
                <text:p>0.000925530529325591</text:p>
              </table:table-cell>
              <table:table-cell office:value-type="float" office:value="0.000925530529325591">
                <text:p>0.00092553052932559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11982729131262">
                <text:p>0.00511982729131262</text:p>
              </table:table-cell>
              <table:table-cell office:value-type="float" office:value="0.00511982729131262">
                <text:p>0.00511982729131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4381456244497">
                <text:p>0.974381456244497</text:p>
              </table:table-cell>
              <table:table-cell office:value-type="float" office:value="0.000926987567995187">
                <text:p>0.000926987567995187</text:p>
              </table:table-cell>
              <table:table-cell office:value-type="float" office:value="0.000926987567995187">
                <text:p>0.000926987567995187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97542412691645">
                <text:p>0.00697542412691645</text:p>
              </table:table-cell>
              <table:table-cell office:value-type="float" office:value="0.00697542412691645">
                <text:p>0.00697542412691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7400952504487">
                <text:p>0.97400952504487</text:p>
              </table:table-cell>
              <table:table-cell office:value-type="float" office:value="0.00122072255044462">
                <text:p>0.00122072255044462</text:p>
              </table:table-cell>
              <table:table-cell office:value-type="float" office:value="0.00122072255044462">
                <text:p>0.00122072255044462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06481812095888">
                <text:p>0.00506481812095888</text:p>
              </table:table-cell>
              <table:table-cell office:value-type="float" office:value="0.00506481812095888">
                <text:p>0.00506481812095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973762245533468">
                <text:p>0.973762245533468</text:p>
              </table:table-cell>
              <table:table-cell office:value-type="float" office:value="0.00110974744036307">
                <text:p>0.00110974744036307</text:p>
              </table:table-cell>
              <table:table-cell office:value-type="float" office:value="0.00110974744036307">
                <text:p>0.00110974744036307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28131181279661">
                <text:p>0.00628131181279661</text:p>
              </table:table-cell>
              <table:table-cell office:value-type="float" office:value="0.00628131181279661">
                <text:p>0.00628131181279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999009962015733">
                <text:p>0.999009962015733</text:p>
              </table:table-cell>
              <table:table-cell office:value-type="float" office:value="0.00034983635541326">
                <text:p>0.00034983635541326</text:p>
              </table:table-cell>
              <table:table-cell office:value-type="float" office:value="0.00034983635541326">
                <text:p>0.00034983635541326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64884928369102">
                <text:p>0.00464884928369102</text:p>
              </table:table-cell>
              <table:table-cell office:value-type="float" office:value="0.00464884928369102">
                <text:p>0.00464884928369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9754950419906">
                <text:p>0.9754950419906</text:p>
              </table:table-cell>
              <table:table-cell office:value-type="float" office:value="0.00135548139915143">
                <text:p>0.00135548139915143</text:p>
              </table:table-cell>
              <table:table-cell office:value-type="float" office:value="0.00135548139915143">
                <text:p>0.00135548139915143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32575110038755">
                <text:p>0.00632575110038755</text:p>
              </table:table-cell>
              <table:table-cell office:value-type="float" office:value="0.00632575110038755">
                <text:p>0.00632575110038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972400644325036">
                <text:p>0.972400644325036</text:p>
              </table:table-cell>
              <table:table-cell office:value-type="float" office:value="0.00139049744633018">
                <text:p>0.00139049744633018</text:p>
              </table:table-cell>
              <table:table-cell office:value-type="float" office:value="0.00139049744633018">
                <text:p>0.00139049744633018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92618136245928">
                <text:p>0.00592618136245928</text:p>
              </table:table-cell>
              <table:table-cell office:value-type="float" office:value="0.00592618136245928">
                <text:p>0.00592618136245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0.995173725815963">
                <text:p>0.995173725815963</text:p>
              </table:table-cell>
              <table:table-cell office:value-type="float" office:value="0.00140435120536544">
                <text:p>0.00140435120536544</text:p>
              </table:table-cell>
              <table:table-cell office:value-type="float" office:value="0.00140435120536544">
                <text:p>0.00140435120536544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709923522956202">
                <text:p>0.00709923522956202</text:p>
              </table:table-cell>
              <table:table-cell office:value-type="float" office:value="0.00709923522956202">
                <text:p>0.00709923522956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93688392857964">
                <text:p>0.993688392857964</text:p>
              </table:table-cell>
              <table:table-cell office:value-type="float" office:value="0.00175338489899602">
                <text:p>0.00175338489899602</text:p>
              </table:table-cell>
              <table:table-cell office:value-type="float" office:value="0.00175338489899602">
                <text:p>0.00175338489899602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01259236051848">
                <text:p>0.00801259236051848</text:p>
              </table:table-cell>
              <table:table-cell office:value-type="float" office:value="0.00801259236051848">
                <text:p>0.00801259236051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.974010260995797">
                <text:p>0.974010260995797</text:p>
              </table:table-cell>
              <table:table-cell office:value-type="float" office:value="0.00141527891084915">
                <text:p>0.00141527891084915</text:p>
              </table:table-cell>
              <table:table-cell office:value-type="float" office:value="0.00141527891084915">
                <text:p>0.0014152789108491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03564424731273">
                <text:p>0.00503564424731273</text:p>
              </table:table-cell>
              <table:table-cell office:value-type="float" office:value="0.00503564424731273">
                <text:p>0.00503564424731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.975495225978332">
                <text:p>0.975495225978332</text:p>
              </table:table-cell>
              <table:table-cell office:value-type="float" office:value="0.00120877951409576">
                <text:p>0.00120877951409576</text:p>
              </table:table-cell>
              <table:table-cell office:value-type="float" office:value="0.00120877951409576">
                <text:p>0.001208779514095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461704776340627">
                <text:p>0.00461704776340627</text:p>
              </table:table-cell>
              <table:table-cell office:value-type="float" office:value="0.00461704776340627">
                <text:p>0.00461704776340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.975618773740167">
                <text:p>0.975618773740167</text:p>
              </table:table-cell>
              <table:table-cell office:value-type="float" office:value="0.0010865182235182">
                <text:p>0.0010865182235182</text:p>
              </table:table-cell>
              <table:table-cell office:value-type="float" office:value="0.0010865182235182">
                <text:p>0.0010865182235182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30241678811824">
                <text:p>0.00630241678811824</text:p>
              </table:table-cell>
              <table:table-cell office:value-type="float" office:value="0.00630241678811824">
                <text:p>0.00630241678811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995916300301096">
                <text:p>0.995916300301096</text:p>
              </table:table-cell>
              <table:table-cell office:value-type="float" office:value="0.00175361665656784">
                <text:p>0.00175361665656784</text:p>
              </table:table-cell>
              <table:table-cell office:value-type="float" office:value="0.00175361665656784">
                <text:p>0.0017536166565678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74558291175656">
                <text:p>0.00874558291175656</text:p>
              </table:table-cell>
              <table:table-cell office:value-type="float" office:value="0.00874558291175656">
                <text:p>0.00874558291175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9991336937653">
                <text:p>0.9991336937653</text:p>
              </table:table-cell>
              <table:table-cell office:value-type="float" office:value="0.000276590614923982">
                <text:p>0.000276590614923982</text:p>
              </table:table-cell>
              <table:table-cell office:value-type="float" office:value="0.000276590614923982">
                <text:p>0.000276590614923982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6886308847746">
                <text:p>0.0066886308847746</text:p>
              </table:table-cell>
              <table:table-cell office:value-type="float" office:value="0.0066886308847746">
                <text:p>0.0066886308847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0.996163579812498">
                <text:p>0.996163579812498</text:p>
              </table:table-cell>
              <table:table-cell office:value-type="float" office:value="0.00144780373074213">
                <text:p>0.00144780373074213</text:p>
              </table:table-cell>
              <table:table-cell office:value-type="float" office:value="0.00144780373074213">
                <text:p>0.00144780373074213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68715063256159">
                <text:p>0.00868715063256159</text:p>
              </table:table-cell>
              <table:table-cell office:value-type="float" office:value="0.00868715063256159">
                <text:p>0.00868715063256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0.993688208870232">
                <text:p>0.993688208870232</text:p>
              </table:table-cell>
              <table:table-cell office:value-type="float" office:value="0.00195217699591997">
                <text:p>0.00195217699591997</text:p>
              </table:table-cell>
              <table:table-cell office:value-type="float" office:value="0.00195217699591997">
                <text:p>0.00195217699591997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58877811029276">
                <text:p>0.00758877811029276</text:p>
              </table:table-cell>
              <table:table-cell office:value-type="float" office:value="0.00758877811029276">
                <text:p>0.00758877811029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973762797496663">
                <text:p>0.973762797496663</text:p>
              </table:table-cell>
              <table:table-cell office:value-type="float" office:value="0.00109722970014826">
                <text:p>0.00109722970014826</text:p>
              </table:table-cell>
              <table:table-cell office:value-type="float" office:value="0.00109722970014826">
                <text:p>0.0010972297001482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17249403200844">
                <text:p>0.00617249403200844</text:p>
              </table:table-cell>
              <table:table-cell office:value-type="float" office:value="0.00617249403200844">
                <text:p>0.00617249403200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0.973886345258498">
                <text:p>0.973886345258498</text:p>
              </table:table-cell>
              <table:table-cell office:value-type="float" office:value="0.000894854956228567">
                <text:p>0.000894854956228567</text:p>
              </table:table-cell>
              <table:table-cell office:value-type="float" office:value="0.000894854956228567">
                <text:p>0.000894854956228567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83426242275202">
                <text:p>0.00683426242275202</text:p>
              </table:table-cell>
              <table:table-cell office:value-type="float" office:value="0.00683426242275202">
                <text:p>0.00683426242275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97388652924623">
                <text:p>0.97388652924623</text:p>
              </table:table-cell>
              <table:table-cell office:value-type="float" office:value="0.00156380584696124">
                <text:p>0.00156380584696124</text:p>
              </table:table-cell>
              <table:table-cell office:value-type="float" office:value="0.00156380584696124">
                <text:p>0.0015638058469612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492921769492836">
                <text:p>0.00492921769492836</text:p>
              </table:table-cell>
              <table:table-cell office:value-type="float" office:value="0.00492921769492836">
                <text:p>0.00492921769492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999504889014001">
                <text:p>0.999504889014001</text:p>
              </table:table-cell>
              <table:table-cell office:value-type="float" office:value="0.000350096553196926">
                <text:p>0.000350096553196926</text:p>
              </table:table-cell>
              <table:table-cell office:value-type="float" office:value="0.000350096553196926">
                <text:p>0.00035009655319692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88608806935692">
                <text:p>0.00788608806935692</text:p>
              </table:table-cell>
              <table:table-cell office:value-type="float" office:value="0.00788608806935692">
                <text:p>0.00788608806935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974628551768168">
                <text:p>0.974628551768168</text:p>
              </table:table-cell>
              <table:table-cell office:value-type="float" office:value="0.00117077953281458">
                <text:p>0.00117077953281458</text:p>
              </table:table-cell>
              <table:table-cell office:value-type="float" office:value="0.00117077953281458">
                <text:p>0.00117077953281458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20431662729815">
                <text:p>0.00720431662729815</text:p>
              </table:table-cell>
              <table:table-cell office:value-type="float" office:value="0.00720431662729815">
                <text:p>0.00720431662729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.999381157264433">
                <text:p>0.999381157264433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81689463451788">
                <text:p>0.00781689463451788</text:p>
              </table:table-cell>
              <table:table-cell office:value-type="float" office:value="0.00781689463451788">
                <text:p>0.00781689463451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0.997277533534064">
                <text:p>0.997277533534064</text:p>
              </table:table-cell>
              <table:table-cell office:value-type="float" office:value="0.000925432136745964">
                <text:p>0.000925432136745964</text:p>
              </table:table-cell>
              <table:table-cell office:value-type="float" office:value="0.000925432136745964">
                <text:p>0.00092543213674596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781689463451788">
                <text:p>0.00781689463451788</text:p>
              </table:table-cell>
              <table:table-cell office:value-type="float" office:value="0.00781689463451788">
                <text:p>0.00781689463451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0.991955964376295">
                <text:p>0.991955964376295</text:p>
              </table:table-cell>
              <table:table-cell office:value-type="float" office:value="0.00116463225933891">
                <text:p>0.00116463225933891</text:p>
              </table:table-cell>
              <table:table-cell office:value-type="float" office:value="0.00116463225933891">
                <text:p>0.0011646322593389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62782982637954">
                <text:p>0.00562782982637954</text:p>
              </table:table-cell>
              <table:table-cell office:value-type="float" office:value="0.00562782982637954">
                <text:p>0.00562782982637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.972771839573737">
                <text:p>0.972771839573737</text:p>
              </table:table-cell>
              <table:table-cell office:value-type="float" office:value="0.00200139922981997">
                <text:p>0.00200139922981997</text:p>
              </table:table-cell>
              <table:table-cell office:value-type="float" office:value="0.00200139922981997">
                <text:p>0.00200139922981997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8">
                <text:p>0.0052030411034598</text:p>
              </table:table-cell>
              <table:table-cell office:value-type="float" office:value="0.0052030411034598">
                <text:p>0.0052030411034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0.972400644325036">
                <text:p>0.972400644325036</text:p>
              </table:table-cell>
              <table:table-cell office:value-type="float" office:value="0.00244442288749046">
                <text:p>0.00244442288749046</text:p>
              </table:table-cell>
              <table:table-cell office:value-type="float" office:value="0.00244442288749046">
                <text:p>0.0024444228874904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02273197021765">
                <text:p>0.00602273197021765</text:p>
              </table:table-cell>
              <table:table-cell office:value-type="float" office:value="0.00602273197021765">
                <text:p>0.00602273197021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973268054486127">
                <text:p>0.973268054486127</text:p>
              </table:table-cell>
              <table:table-cell office:value-type="float" office:value="0.00159286213847312">
                <text:p>0.00159286213847312</text:p>
              </table:table-cell>
              <table:table-cell office:value-type="float" office:value="0.00159286213847312">
                <text:p>0.0015928621384731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67738649813123">
                <text:p>0.00567738649813123</text:p>
              </table:table-cell>
              <table:table-cell office:value-type="float" office:value="0.00567738649813123">
                <text:p>0.00567738649813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973268054486127">
                <text:p>0.973268054486127</text:p>
              </table:table-cell>
              <table:table-cell office:value-type="float" office:value="0.00180888584300505">
                <text:p>0.00180888584300505</text:p>
              </table:table-cell>
              <table:table-cell office:value-type="float" office:value="0.00180888584300505">
                <text:p>0.0018088858430050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02273197021765">
                <text:p>0.00602273197021765</text:p>
              </table:table-cell>
              <table:table-cell office:value-type="float" office:value="0.00602273197021765">
                <text:p>0.0060227319702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.973144138748828">
                <text:p>0.973144138748828</text:p>
              </table:table-cell>
              <table:table-cell office:value-type="float" office:value="0.00130445986410706">
                <text:p>0.00130445986410706</text:p>
              </table:table-cell>
              <table:table-cell office:value-type="float" office:value="0.00130445986410706">
                <text:p>0.0013044598641070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97319822307551">
                <text:p>0.00597319822307551</text:p>
              </table:table-cell>
              <table:table-cell office:value-type="float" office:value="0.00597319822307551">
                <text:p>0.00597319822307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0.97339141826023">
                <text:p>0.97339141826023</text:p>
              </table:table-cell>
              <table:table-cell office:value-type="float" office:value="0.000989084338762608">
                <text:p>0.000989084338762608</text:p>
              </table:table-cell>
              <table:table-cell office:value-type="float" office:value="0.000989084338762608">
                <text:p>0.00098908433876260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8">
                <text:p>0.0052030411034598</text:p>
              </table:table-cell>
              <table:table-cell office:value-type="float" office:value="0.0052030411034598">
                <text:p>0.0052030411034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996782422548064">
                <text:p>0.996782422548064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30378542257963">
                <text:p>0.0030378542257963</text:p>
              </table:table-cell>
              <table:table-cell office:value-type="float" office:value="0.0030378542257963">
                <text:p>0.0030378542257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0.996906154297632">
                <text:p>0.996906154297632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00108530199420726">
                <text:p>0.0010853019942072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79906801247631">
                <text:p>0.00479906801247631</text:p>
              </table:table-cell>
              <table:table-cell office:value-type="float" office:value="0.00479906801247631">
                <text:p>0.004799068012476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.994926262316829">
                <text:p>0.994926262316829</text:p>
              </table:table-cell>
              <table:table-cell office:value-type="float" office:value="0.00144717463798792">
                <text:p>0.00144717463798792</text:p>
              </table:table-cell>
              <table:table-cell office:value-type="float" office:value="0.00144717463798792">
                <text:p>0.0014471746379879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79906801247631">
                <text:p>0.00479906801247631</text:p>
              </table:table-cell>
              <table:table-cell office:value-type="float" office:value="0.00479906801247631">
                <text:p>0.00479906801247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0.973391050284767">
                <text:p>0.973391050284767</text:p>
              </table:table-cell>
              <table:table-cell office:value-type="float" office:value="0.00116807877614441">
                <text:p>0.00116807877614441</text:p>
              </table:table-cell>
              <table:table-cell office:value-type="float" office:value="0.00116807877614441">
                <text:p>0.0011680787761444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97319822307551">
                <text:p>0.00597319822307551</text:p>
              </table:table-cell>
              <table:table-cell office:value-type="float" office:value="0.00597319822307551">
                <text:p>0.005973198223075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975989968988868">
                <text:p>0.975989968988868</text:p>
              </table:table-cell>
              <table:table-cell office:value-type="float" office:value="0.000929262547243183">
                <text:p>0.000929262547243183</text:p>
              </table:table-cell>
              <table:table-cell office:value-type="float" office:value="0.000929262547243183">
                <text:p>0.00092926254724318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76">
                <text:p>0.00520304110345976</text:p>
              </table:table-cell>
              <table:table-cell office:value-type="float" office:value="0.00520304110345976">
                <text:p>0.00520304110345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0.974999747016869">
                <text:p>0.974999747016869</text:p>
              </table:table-cell>
              <table:table-cell office:value-type="float" office:value="0.000828598713005877">
                <text:p>0.000828598713005877</text:p>
              </table:table-cell>
              <table:table-cell office:value-type="float" office:value="0.000828598713005877">
                <text:p>0.000828598713005877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20304110345976">
                <text:p>0.00520304110345976</text:p>
              </table:table-cell>
              <table:table-cell office:value-type="float" office:value="0.00520304110345976">
                <text:p>0.00520304110345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994926262316829">
                <text:p>0.994926262316829</text:p>
              </table:table-cell>
              <table:table-cell office:value-type="float" office:value="0.001314110091436">
                <text:p>0.001314110091436</text:p>
              </table:table-cell>
              <table:table-cell office:value-type="float" office:value="0.001314110091436">
                <text:p>0.001314110091436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71756662307437">
                <text:p>0.0071756662307437</text:p>
              </table:table-cell>
              <table:table-cell office:value-type="float" office:value="0.0071756662307437">
                <text:p>0.0071756662307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0.973886345258498">
                <text:p>0.973886345258498</text:p>
              </table:table-cell>
              <table:table-cell office:value-type="float" office:value="0.000785525838197639">
                <text:p>0.000785525838197639</text:p>
              </table:table-cell>
              <table:table-cell office:value-type="float" office:value="0.000785525838197639">
                <text:p>0.00078552583819763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75211774335815">
                <text:p>0.00575211774335815</text:p>
              </table:table-cell>
              <table:table-cell office:value-type="float" office:value="0.00575211774335815">
                <text:p>0.00575211774335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0.973514966022066">
                <text:p>0.973514966022066</text:p>
              </table:table-cell>
              <table:table-cell office:value-type="float" office:value="0.00110390070826869">
                <text:p>0.00110390070826869</text:p>
              </table:table-cell>
              <table:table-cell office:value-type="float" office:value="0.00110390070826869">
                <text:p>0.0011039007082686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75211774335815">
                <text:p>0.00575211774335815</text:p>
              </table:table-cell>
              <table:table-cell office:value-type="float" office:value="0.00575211774335815">
                <text:p>0.00575211774335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987129138229063">
                <text:p>0.987129138229063</text:p>
              </table:table-cell>
              <table:table-cell office:value-type="float" office:value="0.00237157955885841">
                <text:p>0.00237157955885841</text:p>
              </table:table-cell>
              <table:table-cell office:value-type="float" office:value="0.00237157955885841">
                <text:p>0.0023715795588584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23942524812577">
                <text:p>0.00623942524812577</text:p>
              </table:table-cell>
              <table:table-cell office:value-type="float" office:value="0.00623942524812577">
                <text:p>0.00623942524812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998886230266166">
                <text:p>0.998886230266166</text:p>
              </table:table-cell>
              <table:table-cell office:value-type="float" office:value="0.000566889796505956">
                <text:p>0.000566889796505956</text:p>
              </table:table-cell>
              <table:table-cell office:value-type="float" office:value="0.000566889796505956">
                <text:p>0.00056688979650595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33126209332343">
                <text:p>0.00633126209332343</text:p>
              </table:table-cell>
              <table:table-cell office:value-type="float" office:value="0.00633126209332343">
                <text:p>0.00633126209332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972400092361841">
                <text:p>0.972400092361841</text:p>
              </table:table-cell>
              <table:table-cell office:value-type="float" office:value="0.00213106812334478">
                <text:p>0.00213106812334478</text:p>
              </table:table-cell>
              <table:table-cell office:value-type="float" office:value="0.00213106812334478">
                <text:p>0.0021310681233447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5240898742559">
                <text:p>0.00545240898742559</text:p>
              </table:table-cell>
              <table:table-cell office:value-type="float" office:value="0.00545240898742559">
                <text:p>0.005452408987425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973515333997529">
                <text:p>0.973515333997529</text:p>
              </table:table-cell>
              <table:table-cell office:value-type="float" office:value="0.0013236508864347">
                <text:p>0.0013236508864347</text:p>
              </table:table-cell>
              <table:table-cell office:value-type="float" office:value="0.0013236508864347">
                <text:p>0.001323650886434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459579193157161">
                <text:p>0.00459579193157161</text:p>
              </table:table-cell>
              <table:table-cell office:value-type="float" office:value="0.00459579193157161">
                <text:p>0.00459579193157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0.973144138748828">
                <text:p>0.973144138748828</text:p>
              </table:table-cell>
              <table:table-cell office:value-type="float" office:value="0.0011550698838792">
                <text:p>0.0011550698838792</text:p>
              </table:table-cell>
              <table:table-cell office:value-type="float" office:value="0.0011550698838792">
                <text:p>0.001155069883879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01277686873896">
                <text:p>0.00501277686873896</text:p>
              </table:table-cell>
              <table:table-cell office:value-type="float" office:value="0.00501277686873896">
                <text:p>0.00501277686873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0.968687955887101">
                <text:p>0.968687955887101</text:p>
              </table:table-cell>
              <table:table-cell office:value-type="float" office:value="0.00124754402375953">
                <text:p>0.00124754402375953</text:p>
              </table:table-cell>
              <table:table-cell office:value-type="float" office:value="0.00124754402375953">
                <text:p>0.0012475440237595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764775830004679">
                <text:p>0.00764775830004679</text:p>
              </table:table-cell>
              <table:table-cell office:value-type="float" office:value="0.00764775830004679">
                <text:p>0.00764775830004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.974010077008065">
                <text:p>0.974010077008065</text:p>
              </table:table-cell>
              <table:table-cell office:value-type="float" office:value="0.000851918829384821">
                <text:p>0.000851918829384821</text:p>
              </table:table-cell>
              <table:table-cell office:value-type="float" office:value="0.000851918829384821">
                <text:p>0.00085191882938482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5240898742559">
                <text:p>0.00545240898742559</text:p>
              </table:table-cell>
              <table:table-cell office:value-type="float" office:value="0.00545240898742559">
                <text:p>0.00545240898742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0.999381157264433">
                <text:p>0.999381157264433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000276755178379365">
                <text:p>0.00027675517837936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53328758000938">
                <text:p>0.00853328758000938</text:p>
              </table:table-cell>
              <table:table-cell office:value-type="float" office:value="0.00853328758000938">
                <text:p>0.008533287580009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974010077008065">
                <text:p>0.974010077008065</text:p>
              </table:table-cell>
              <table:table-cell office:value-type="float" office:value="0.00104555955941395">
                <text:p>0.00104555955941395</text:p>
              </table:table-cell>
              <table:table-cell office:value-type="float" office:value="0.00104555955941395">
                <text:p>0.0010455595594139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12663478347832">
                <text:p>0.00512663478347832</text:p>
              </table:table-cell>
              <table:table-cell office:value-type="float" office:value="0.00512663478347832">
                <text:p>0.00512663478347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0.997648728782765">
                <text:p>0.997648728782765</text:p>
              </table:table-cell>
              <table:table-cell office:value-type="float" office:value="0.000665837880595025">
                <text:p>0.000665837880595025</text:p>
              </table:table-cell>
              <table:table-cell office:value-type="float" office:value="0.000665837880595025">
                <text:p>0.00066583788059502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73677774943587">
                <text:p>0.00873677774943587</text:p>
              </table:table-cell>
              <table:table-cell office:value-type="float" office:value="0.00873677774943587">
                <text:p>0.008736777749435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">
                <text:p>16</text:p>
              </table:table-cell>
              <table:table-cell office:value-type="float" office:value="0.996534775061199">
                <text:p>0.996534775061199</text:p>
              </table:table-cell>
              <table:table-cell office:value-type="float" office:value="0.00101996242186347">
                <text:p>0.00101996242186347</text:p>
              </table:table-cell>
              <table:table-cell office:value-type="float" office:value="0.00101996242186347">
                <text:p>0.0010199624218634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21622187943076">
                <text:p>0.00921622187943076</text:p>
              </table:table-cell>
              <table:table-cell office:value-type="float" office:value="0.00921622187943076">
                <text:p>0.00921622187943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0.988738202936628">
                <text:p>0.988738202936628</text:p>
              </table:table-cell>
              <table:table-cell office:value-type="float" office:value="0.00156667812857212">
                <text:p>0.00156667812857212</text:p>
              </table:table-cell>
              <table:table-cell office:value-type="float" office:value="0.00156667812857212">
                <text:p>0.0015666781285721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89970137982032">
                <text:p>0.00589970137982032</text:p>
              </table:table-cell>
              <table:table-cell office:value-type="float" office:value="0.00589970137982032">
                <text:p>0.00589970137982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0.972400828312768">
                <text:p>0.972400828312768</text:p>
              </table:table-cell>
              <table:table-cell office:value-type="float" office:value="0.00179125381720733">
                <text:p>0.00179125381720733</text:p>
              </table:table-cell>
              <table:table-cell office:value-type="float" office:value="0.00179125381720733">
                <text:p>0.0017912538172073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458301002397648">
                <text:p>0.00458301002397648</text:p>
              </table:table-cell>
              <table:table-cell office:value-type="float" office:value="0.00458301002397648">
                <text:p>0.00458301002397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0.968688323862565">
                <text:p>0.968688323862565</text:p>
              </table:table-cell>
              <table:table-cell office:value-type="float" office:value="0.00162350508862683">
                <text:p>0.00162350508862683</text:p>
              </table:table-cell>
              <table:table-cell office:value-type="float" office:value="0.00162350508862683">
                <text:p>0.0016235050886268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22231734711981">
                <text:p>0.00822231734711981</text:p>
              </table:table-cell>
              <table:table-cell office:value-type="float" office:value="0.00822231734711981">
                <text:p>0.00822231734711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0.996782422548064">
                <text:p>0.996782422548064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00133222224725139">
                <text:p>0.00133222224725139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32467481965496">
                <text:p>0.00632467481965496</text:p>
              </table:table-cell>
              <table:table-cell office:value-type="float" office:value="0.00632467481965496">
                <text:p>0.00632467481965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0.96819266091337">
                <text:p>0.96819266091337</text:p>
              </table:table-cell>
              <table:table-cell office:value-type="float" office:value="0.00132550240379">
                <text:p>0.00132550240379</text:p>
              </table:table-cell>
              <table:table-cell office:value-type="float" office:value="0.00132550240379">
                <text:p>0.00132550240379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46245419569368">
                <text:p>0.00846245419569368</text:p>
              </table:table-cell>
              <table:table-cell office:value-type="float" office:value="0.00846245419569368">
                <text:p>0.008462454195693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0.998267571518331">
                <text:p>0.998267571518331</text:p>
              </table:table-cell>
              <table:table-cell office:value-type="float" office:value="0.000553016133844425">
                <text:p>0.000553016133844425</text:p>
              </table:table-cell>
              <table:table-cell office:value-type="float" office:value="0.000553016133844425">
                <text:p>0.00055301613384442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464738466804698">
                <text:p>0.00464738466804698</text:p>
              </table:table-cell>
              <table:table-cell office:value-type="float" office:value="0.00464738466804698">
                <text:p>0.004647384668046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  <table:table-cell office:value-type="float" office:value="0.997153617796765">
                <text:p>0.997153617796765</text:p>
              </table:table-cell>
              <table:table-cell office:value-type="float" office:value="0.000509490774267632">
                <text:p>0.000509490774267632</text:p>
              </table:table-cell>
              <table:table-cell office:value-type="float" office:value="0.000509490774267632">
                <text:p>0.00050949077426763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11849744389827">
                <text:p>0.00511849744389827</text:p>
              </table:table-cell>
              <table:table-cell office:value-type="float" office:value="0.00511849744389827">
                <text:p>0.00511849744389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985024778547766">
                <text:p>0.985024778547766</text:p>
              </table:table-cell>
              <table:table-cell office:value-type="float" office:value="0.00224410286817646">
                <text:p>0.00224410286817646</text:p>
              </table:table-cell>
              <table:table-cell office:value-type="float" office:value="0.00224410286817646">
                <text:p>0.0022441028681764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54696132428682">
                <text:p>0.0054696132428682</text:p>
              </table:table-cell>
              <table:table-cell office:value-type="float" office:value="0.0054696132428682">
                <text:p>0.0054696132428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970544300106069">
                <text:p>0.970544300106069</text:p>
              </table:table-cell>
              <table:table-cell office:value-type="float" office:value="0.00158933444013137">
                <text:p>0.00158933444013137</text:p>
              </table:table-cell>
              <table:table-cell office:value-type="float" office:value="0.00158933444013137">
                <text:p>0.00158933444013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014352202151">
                <text:p>0.0089014352202151</text:p>
              </table:table-cell>
              <table:table-cell office:value-type="float" office:value="0.0089014352202151">
                <text:p>0.00890143522021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.967326722654133">
                <text:p>0.967326722654133</text:p>
              </table:table-cell>
              <table:table-cell office:value-type="float" office:value="0.00171457297475226">
                <text:p>0.00171457297475226</text:p>
              </table:table-cell>
              <table:table-cell office:value-type="float" office:value="0.00171457297475226">
                <text:p>0.0017145729747522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99386872346545">
                <text:p>0.00699386872346545</text:p>
              </table:table-cell>
              <table:table-cell office:value-type="float" office:value="0.00699386872346545">
                <text:p>0.006993868723465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.967202990904566">
                <text:p>0.967202990904566</text:p>
              </table:table-cell>
              <table:table-cell office:value-type="float" office:value="0.00138275723929904">
                <text:p>0.00138275723929904</text:p>
              </table:table-cell>
              <table:table-cell office:value-type="float" office:value="0.00138275723929904">
                <text:p>0.0013827572392990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8817822755595">
                <text:p>0.0078817822755595</text:p>
              </table:table-cell>
              <table:table-cell office:value-type="float" office:value="0.0078817822755595">
                <text:p>0.00788178227555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997153617796765">
                <text:p>0.997153617796765</text:p>
              </table:table-cell>
              <table:table-cell office:value-type="float" office:value="0.000791839598331222">
                <text:p>0.000791839598331222</text:p>
              </table:table-cell>
              <table:table-cell office:value-type="float" office:value="0.000791839598331222">
                <text:p>0.00079183959833122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35358962996568">
                <text:p>0.00735358962996568</text:p>
              </table:table-cell>
              <table:table-cell office:value-type="float" office:value="0.00735358962996568">
                <text:p>0.007353589629965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968687955887101">
                <text:p>0.968687955887101</text:p>
              </table:table-cell>
              <table:table-cell office:value-type="float" office:value="0.00117160212572675">
                <text:p>0.00117160212572675</text:p>
              </table:table-cell>
              <table:table-cell office:value-type="float" office:value="0.00117160212572675">
                <text:p>0.001171602125726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99386872346545">
                <text:p>0.00699386872346545</text:p>
              </table:table-cell>
              <table:table-cell office:value-type="float" office:value="0.00699386872346545">
                <text:p>0.006993868723465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96868777189937">
                <text:p>0.96868777189937</text:p>
              </table:table-cell>
              <table:table-cell office:value-type="float" office:value="0.00100870451702309">
                <text:p>0.00100870451702309</text:p>
              </table:table-cell>
              <table:table-cell office:value-type="float" office:value="0.00100870451702309">
                <text:p>0.0010087045170230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99386872346545">
                <text:p>0.00699386872346545</text:p>
              </table:table-cell>
              <table:table-cell office:value-type="float" office:value="0.00699386872346545">
                <text:p>0.00699386872346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0.968564224137535">
                <text:p>0.968564224137535</text:p>
              </table:table-cell>
              <table:table-cell office:value-type="float" office:value="0.00146679261613359">
                <text:p>0.00146679261613359</text:p>
              </table:table-cell>
              <table:table-cell office:value-type="float" office:value="0.00146679261613359">
                <text:p>0.00146679261613359</text:p>
              </table:table-cell>
              <table:table-cell office:value-type="float" office:value="0.9375">
                <text:p>0.9375</text:p>
              </table:table-cell>
              <table:table-cell office:value-type="float" office:value="0.00720180507760625">
                <text:p>0.00720180507760625</text:p>
              </table:table-cell>
              <table:table-cell office:value-type="float" office:value="0.00720180507760625">
                <text:p>0.0072018050776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0.967574002165536">
                <text:p>0.967574002165536</text:p>
              </table:table-cell>
              <table:table-cell office:value-type="float" office:value="0.0012684346274133">
                <text:p>0.0012684346274133</text:p>
              </table:table-cell>
              <table:table-cell office:value-type="float" office:value="0.0012684346274133">
                <text:p>0.0012684346274133</text:p>
              </table:table-cell>
              <table:table-cell office:value-type="float" office:value="0.9375">
                <text:p>0.9375</text:p>
              </table:table-cell>
              <table:table-cell office:value-type="float" office:value="0.00657712217371507">
                <text:p>0.00657712217371507</text:p>
              </table:table-cell>
              <table:table-cell office:value-type="float" office:value="0.00657712217371507">
                <text:p>0.00657712217371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968069113151535">
                <text:p>0.968069113151535</text:p>
              </table:table-cell>
              <table:table-cell office:value-type="float" office:value="0.0011394514115553">
                <text:p>0.0011394514115553</text:p>
              </table:table-cell>
              <table:table-cell office:value-type="float" office:value="0.0011394514115553">
                <text:p>0.0011394514115553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0.968069113151535">
                <text:p>0.968069113151535</text:p>
              </table:table-cell>
              <table:table-cell office:value-type="float" office:value="0.00135996072367096">
                <text:p>0.00135996072367096</text:p>
              </table:table-cell>
              <table:table-cell office:value-type="float" office:value="0.00135996072367096">
                <text:p>0.00135996072367096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0.967574186153267">
                <text:p>0.967574186153267</text:p>
              </table:table-cell>
              <table:table-cell office:value-type="float" office:value="0.000928261230388688">
                <text:p>0.000928261230388688</text:p>
              </table:table-cell>
              <table:table-cell office:value-type="float" office:value="0.000928261230388688">
                <text:p>0.000928261230388688</text:p>
              </table:table-cell>
              <table:table-cell office:value-type="float" office:value="0.9375">
                <text:p>0.9375</text:p>
              </table:table-cell>
              <table:table-cell office:value-type="float" office:value="0.00657712217371507">
                <text:p>0.00657712217371507</text:p>
              </table:table-cell>
              <table:table-cell office:value-type="float" office:value="0.00657712217371507">
                <text:p>0.00657712217371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0.968316392662937">
                <text:p>0.968316392662937</text:p>
              </table:table-cell>
              <table:table-cell office:value-type="float" office:value="0.00147389389766769">
                <text:p>0.00147389389766769</text:p>
              </table:table-cell>
              <table:table-cell office:value-type="float" office:value="0.00147389389766769">
                <text:p>0.00147389389766769</text:p>
              </table:table-cell>
              <table:table-cell office:value-type="float" office:value="0.9375">
                <text:p>0.9375</text:p>
              </table:table-cell>
              <table:table-cell office:value-type="float" office:value="0.0083451282701965">
                <text:p>0.0083451282701965</text:p>
              </table:table-cell>
              <table:table-cell office:value-type="float" office:value="0.0083451282701965">
                <text:p>0.00834512827019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0.968192844901102">
                <text:p>0.968192844901102</text:p>
              </table:table-cell>
              <table:table-cell office:value-type="float" office:value="0.00132073073708392">
                <text:p>0.00132073073708392</text:p>
              </table:table-cell>
              <table:table-cell office:value-type="float" office:value="0.00132073073708392">
                <text:p>0.00132073073708392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0.968440308400236">
                <text:p>0.968440308400236</text:p>
              </table:table-cell>
              <table:table-cell office:value-type="float" office:value="0.00120089359423478">
                <text:p>0.00120089359423478</text:p>
              </table:table-cell>
              <table:table-cell office:value-type="float" office:value="0.00120089359423478">
                <text:p>0.00120089359423478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968440308400236">
                <text:p>0.968440308400236</text:p>
              </table:table-cell>
              <table:table-cell office:value-type="float" office:value="0.000723583218172125">
                <text:p>0.000723583218172125</text:p>
              </table:table-cell>
              <table:table-cell office:value-type="float" office:value="0.000723583218172125">
                <text:p>0.000723583218172125</text:p>
              </table:table-cell>
              <table:table-cell office:value-type="float" office:value="0.9375">
                <text:p>0.9375</text:p>
              </table:table-cell>
              <table:table-cell office:value-type="float" office:value="0.00720180507760625">
                <text:p>0.00720180507760625</text:p>
              </table:table-cell>
              <table:table-cell office:value-type="float" office:value="0.00720180507760625">
                <text:p>0.0072018050776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.968563856162071">
                <text:p>0.968563856162071</text:p>
              </table:table-cell>
              <table:table-cell office:value-type="float" office:value="0.0011215561478757">
                <text:p>0.0011215561478757</text:p>
              </table:table-cell>
              <table:table-cell office:value-type="float" office:value="0.0011215561478757">
                <text:p>0.0011215561478757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0.968563672174339">
                <text:p>0.968563672174339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9375">
                <text:p>0.9375</text:p>
              </table:table-cell>
              <table:table-cell office:value-type="float" office:value="0.00751444131031909">
                <text:p>0.00751444131031909</text:p>
              </table:table-cell>
              <table:table-cell office:value-type="float" office:value="0.00751444131031909">
                <text:p>0.00751444131031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0.970668031855636">
                <text:p>0.970668031855636</text:p>
              </table:table-cell>
              <table:table-cell office:value-type="float" office:value="0.00226167282150895">
                <text:p>0.00226167282150895</text:p>
              </table:table-cell>
              <table:table-cell office:value-type="float" office:value="0.00226167282150895">
                <text:p>0.0022616728215089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42989504365299">
                <text:p>0.00842989504365299</text:p>
              </table:table-cell>
              <table:table-cell office:value-type="float" office:value="0.00842989504365299">
                <text:p>0.00842989504365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0.970172920869636">
                <text:p>0.970172920869636</text:p>
              </table:table-cell>
              <table:table-cell office:value-type="float" office:value="0.00203460103669361">
                <text:p>0.00203460103669361</text:p>
              </table:table-cell>
              <table:table-cell office:value-type="float" office:value="0.00203460103669361">
                <text:p>0.0020346010366936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19502077025429">
                <text:p>0.00819502077025429</text:p>
              </table:table-cell>
              <table:table-cell office:value-type="float" office:value="0.00819502077025429">
                <text:p>0.00819502077025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0.970049373107801">
                <text:p>0.970049373107801</text:p>
              </table:table-cell>
              <table:table-cell office:value-type="float" office:value="0.00175204470621245">
                <text:p>0.00175204470621245</text:p>
              </table:table-cell>
              <table:table-cell office:value-type="float" office:value="0.00175204470621245">
                <text:p>0.0017520447062124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698248079863592">
                <text:p>0.00698248079863592</text:p>
              </table:table-cell>
              <table:table-cell office:value-type="float" office:value="0.00698248079863592">
                <text:p>0.006982480798635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.966707879918567">
                <text:p>0.966707879918567</text:p>
              </table:table-cell>
              <table:table-cell office:value-type="float" office:value="0.00131619538389853">
                <text:p>0.00131619538389853</text:p>
              </table:table-cell>
              <table:table-cell office:value-type="float" office:value="0.00131619538389853">
                <text:p>0.0013161953838985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65629245091544">
                <text:p>0.00765629245091544</text:p>
              </table:table-cell>
              <table:table-cell office:value-type="float" office:value="0.00765629245091544">
                <text:p>0.00765629245091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968192844901102">
                <text:p>0.968192844901102</text:p>
              </table:table-cell>
              <table:table-cell office:value-type="float" office:value="0.000801275469868972">
                <text:p>0.000801275469868972</text:p>
              </table:table-cell>
              <table:table-cell office:value-type="float" office:value="0.000801275469868972">
                <text:p>0.00080127546986897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54689811782684">
                <text:p>0.00854689811782684</text:p>
              </table:table-cell>
              <table:table-cell office:value-type="float" office:value="0.00854689811782684">
                <text:p>0.008546898117826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0.968316576650669">
                <text:p>0.968316576650669</text:p>
              </table:table-cell>
              <table:table-cell office:value-type="float" office:value="0.000934713270090926">
                <text:p>0.000934713270090926</text:p>
              </table:table-cell>
              <table:table-cell office:value-type="float" office:value="0.000934713270090926">
                <text:p>0.00093471327009092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02973331166659">
                <text:p>0.00702973331166659</text:p>
              </table:table-cell>
              <table:table-cell office:value-type="float" office:value="0.00702973331166659">
                <text:p>0.007029733311666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0.968935419386235">
                <text:p>0.968935419386235</text:p>
              </table:table-cell>
              <table:table-cell office:value-type="float" office:value="0.00132060449898781">
                <text:p>0.00132060449898781</text:p>
              </table:table-cell>
              <table:table-cell office:value-type="float" office:value="0.00132060449898781">
                <text:p>0.0013206044989878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65629245091544">
                <text:p>0.00765629245091544</text:p>
              </table:table-cell>
              <table:table-cell office:value-type="float" office:value="0.00765629245091544">
                <text:p>0.00765629245091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0.968563672174339">
                <text:p>0.968563672174339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00154061212799011">
                <text:p>0.0015406121279901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28567741612396">
                <text:p>0.00928567741612396</text:p>
              </table:table-cell>
              <table:table-cell office:value-type="float" office:value="0.00928567741612396">
                <text:p>0.009285677416123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0.968687587911638">
                <text:p>0.968687587911638</text:p>
              </table:table-cell>
              <table:table-cell office:value-type="float" office:value="0.00132859025552355">
                <text:p>0.00132859025552355</text:p>
              </table:table-cell>
              <table:table-cell office:value-type="float" office:value="0.00132859025552355">
                <text:p>0.0013285902555235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99782534371967">
                <text:p>0.00899782534371967</text:p>
              </table:table-cell>
              <table:table-cell office:value-type="float" office:value="0.00899782534371967">
                <text:p>0.008997825343719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0.989728056933163">
                <text:p>0.989728056933163</text:p>
              </table:table-cell>
              <table:table-cell office:value-type="float" office:value="0.00150835563184959">
                <text:p>0.00150835563184959</text:p>
              </table:table-cell>
              <table:table-cell office:value-type="float" office:value="0.00150835563184959">
                <text:p>0.001508355631849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3424342461789">
                <text:p>0.00613424342461789</text:p>
              </table:table-cell>
              <table:table-cell office:value-type="float" office:value="0.00613424342461789">
                <text:p>0.006134243424617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0.968068929163803">
                <text:p>0.968068929163803</text:p>
              </table:table-cell>
              <table:table-cell office:value-type="float" office:value="0.00122255694420877">
                <text:p>0.00122255694420877</text:p>
              </table:table-cell>
              <table:table-cell office:value-type="float" office:value="0.00122255694420877">
                <text:p>0.00122255694420877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17157150725367">
                <text:p>0.00717157150725367</text:p>
              </table:table-cell>
              <table:table-cell office:value-type="float" office:value="0.00717157150725367">
                <text:p>0.00717157150725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0.966831611668134">
                <text:p>0.966831611668134</text:p>
              </table:table-cell>
              <table:table-cell office:value-type="float" office:value="0.000928318391635913">
                <text:p>0.000928318391635913</text:p>
              </table:table-cell>
              <table:table-cell office:value-type="float" office:value="0.000928318391635913">
                <text:p>0.0009283183916359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17157150725367">
                <text:p>0.00717157150725367</text:p>
              </table:table-cell>
              <table:table-cell office:value-type="float" office:value="0.00717157150725367">
                <text:p>0.00717157150725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0.968069113151535">
                <text:p>0.968069113151535</text:p>
              </table:table-cell>
              <table:table-cell office:value-type="float" office:value="0.00121740053782891">
                <text:p>0.00121740053782891</text:p>
              </table:table-cell>
              <table:table-cell office:value-type="float" office:value="0.00121740053782891">
                <text:p>0.00121740053782891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82695722460682">
                <text:p>0.00782695722460682</text:p>
              </table:table-cell>
              <table:table-cell office:value-type="float" office:value="0.00782695722460682">
                <text:p>0.00782695722460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0.967945381401968">
                <text:p>0.967945381401968</text:p>
              </table:table-cell>
              <table:table-cell office:value-type="float" office:value="0.000798771379557369">
                <text:p>0.000798771379557369</text:p>
              </table:table-cell>
              <table:table-cell office:value-type="float" office:value="0.000798771379557369">
                <text:p>0.00079877137955736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31700985182758">
                <text:p>0.00831700985182758</text:p>
              </table:table-cell>
              <table:table-cell office:value-type="float" office:value="0.00831700985182758">
                <text:p>0.008317009851827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0.967944829438773">
                <text:p>0.967944829438773</text:p>
              </table:table-cell>
              <table:table-cell office:value-type="float" office:value="0.00146526443660913">
                <text:p>0.00146526443660913</text:p>
              </table:table-cell>
              <table:table-cell office:value-type="float" office:value="0.00146526443660913">
                <text:p>0.001465264436609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17157150725367">
                <text:p>0.00717157150725367</text:p>
              </table:table-cell>
              <table:table-cell office:value-type="float" office:value="0.00717157150725367">
                <text:p>0.00717157150725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0.970049005132338">
                <text:p>0.970049005132338</text:p>
              </table:table-cell>
              <table:table-cell office:value-type="float" office:value="0.00234133211878313">
                <text:p>0.00234133211878313</text:p>
              </table:table-cell>
              <table:table-cell office:value-type="float" office:value="0.00234133211878313">
                <text:p>0.0023413321187831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2124405520466">
                <text:p>0.00862124405520466</text:p>
              </table:table-cell>
              <table:table-cell office:value-type="float" office:value="0.00862124405520466">
                <text:p>0.008621244055204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0.966583228230342">
                <text:p>0.966583228230342</text:p>
              </table:table-cell>
              <table:table-cell office:value-type="float" office:value="0.00215906976975315">
                <text:p>0.00215906976975315</text:p>
              </table:table-cell>
              <table:table-cell office:value-type="float" office:value="0.00215906976975315">
                <text:p>0.0021590697697531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73568463538539">
                <text:p>0.00873568463538539</text:p>
              </table:table-cell>
              <table:table-cell office:value-type="float" office:value="0.00873568463538539">
                <text:p>0.008735684635385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96534462282055">
                <text:p>0.96534462282055</text:p>
              </table:table-cell>
              <table:table-cell office:value-type="float" office:value="0.00425490793680088">
                <text:p>0.00425490793680088</text:p>
              </table:table-cell>
              <table:table-cell office:value-type="float" office:value="0.00425490793680088">
                <text:p>0.00425490793680088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33243513813429">
                <text:p>0.00633243513813429</text:p>
              </table:table-cell>
              <table:table-cell office:value-type="float" office:value="0.00633243513813429">
                <text:p>0.00633243513813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">
                <text:p>16</text:p>
              </table:table-cell>
              <table:table-cell office:value-type="float" office:value="0.968192844901102">
                <text:p>0.968192844901102</text:p>
              </table:table-cell>
              <table:table-cell office:value-type="float" office:value="0.00100472457869568">
                <text:p>0.00100472457869568</text:p>
              </table:table-cell>
              <table:table-cell office:value-type="float" office:value="0.00100472457869568">
                <text:p>0.00100472457869568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782428401686095">
                <text:p>0.00782428401686095</text:p>
              </table:table-cell>
              <table:table-cell office:value-type="float" office:value="0.00782428401686095">
                <text:p>0.007824284016860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966707511943104">
                <text:p>0.966707511943104</text:p>
              </table:table-cell>
              <table:table-cell office:value-type="float" office:value="0.00208090731538312">
                <text:p>0.00208090731538312</text:p>
              </table:table-cell>
              <table:table-cell office:value-type="float" office:value="0.00208090731538312">
                <text:p>0.0020809073153831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72184063202723">
                <text:p>0.00672184063202723</text:p>
              </table:table-cell>
              <table:table-cell office:value-type="float" office:value="0.00672184063202723">
                <text:p>0.006721840632027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">
                <text:p>8</text:p>
              </table:table-cell>
              <table:table-cell office:value-type="float" office:value="0.967202438941372">
                <text:p>0.967202438941372</text:p>
              </table:table-cell>
              <table:table-cell office:value-type="float" office:value="0.00189838793216093">
                <text:p>0.00189838793216093</text:p>
              </table:table-cell>
              <table:table-cell office:value-type="float" office:value="0.00189838793216093">
                <text:p>0.001898387932160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72184063202723">
                <text:p>0.00672184063202723</text:p>
              </table:table-cell>
              <table:table-cell office:value-type="float" office:value="0.00672184063202723">
                <text:p>0.006721840632027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0.966954975442237">
                <text:p>0.966954975442237</text:p>
              </table:table-cell>
              <table:table-cell office:value-type="float" office:value="0.00165597775650007">
                <text:p>0.00165597775650007</text:p>
              </table:table-cell>
              <table:table-cell office:value-type="float" office:value="0.00165597775650007">
                <text:p>0.0016559777565000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25756021076124">
                <text:p>0.00825756021076124</text:p>
              </table:table-cell>
              <table:table-cell office:value-type="float" office:value="0.00825756021076124">
                <text:p>0.00825756021076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0.966707511943103">
                <text:p>0.966707511943103</text:p>
              </table:table-cell>
              <table:table-cell office:value-type="float" office:value="0.00174475597254737">
                <text:p>0.00174475597254737</text:p>
              </table:table-cell>
              <table:table-cell office:value-type="float" office:value="0.00174475597254737">
                <text:p>0.0017447559725473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797411241480531">
                <text:p>0.00797411241480531</text:p>
              </table:table-cell>
              <table:table-cell office:value-type="float" office:value="0.00797411241480531">
                <text:p>0.00797411241480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0.964108041275808">
                <text:p>0.964108041275808</text:p>
              </table:table-cell>
              <table:table-cell office:value-type="float" office:value="0.00222869850007995">
                <text:p>0.00222869850007995</text:p>
              </table:table-cell>
              <table:table-cell office:value-type="float" office:value="0.00222869850007995">
                <text:p>0.002228698500079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470945669163625">
                <text:p>0.00470945669163625</text:p>
              </table:table-cell>
              <table:table-cell office:value-type="float" office:value="0.00470945669163625">
                <text:p>0.00470945669163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0.965467986594654">
                <text:p>0.965467986594654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965467986594654">
                <text:p>0.965467986594654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00488418968423862">
                <text:p>0.0048841896842386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964479236524509">
                <text:p>0.964479236524509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0.964479236524509">
                <text:p>0.964479236524509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00209219120194288">
                <text:p>0.0020921912019428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597479676694385">
                <text:p>0.00597479676694385</text:p>
              </table:table-cell>
              <table:table-cell office:value-type="float" office:value="0.00597479676694385">
                <text:p>0.005974796766943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0.96534462282055">
                <text:p>0.96534462282055</text:p>
              </table:table-cell>
              <table:table-cell office:value-type="float" office:value="0.0041455601309832">
                <text:p>0.0041455601309832</text:p>
              </table:table-cell>
              <table:table-cell office:value-type="float" office:value="0.0041455601309832">
                <text:p>0.004145560130983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662198779545642">
                <text:p>0.00662198779545642</text:p>
              </table:table-cell>
              <table:table-cell office:value-type="float" office:value="0.00662198779545642">
                <text:p>0.006621987795456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964107857288076">
                <text:p>0.964107857288076</text:p>
              </table:table-cell>
              <table:table-cell office:value-type="float" office:value="0.00254024765795471">
                <text:p>0.00254024765795471</text:p>
              </table:table-cell>
              <table:table-cell office:value-type="float" office:value="0.00254024765795471">
                <text:p>0.0025402476579547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473392435773792">
                <text:p>0.00473392435773792</text:p>
              </table:table-cell>
              <table:table-cell office:value-type="float" office:value="0.00473392435773792">
                <text:p>0.004733924357737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638853403734881">
                <text:p>0.00638853403734881</text:p>
              </table:table-cell>
              <table:table-cell office:value-type="float" office:value="0.00638853403734881">
                <text:p>0.00638853403734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638853403734881">
                <text:p>0.00638853403734881</text:p>
              </table:table-cell>
              <table:table-cell office:value-type="float" office:value="0.00638853403734881">
                <text:p>0.006388534037348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0.96435532078721">
                <text:p>0.96435532078721</text:p>
              </table:table-cell>
              <table:table-cell office:value-type="float" office:value="0.00244292242269114">
                <text:p>0.00244292242269114</text:p>
              </table:table-cell>
              <table:table-cell office:value-type="float" office:value="0.00244292242269114">
                <text:p>0.0024429224226911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56224286109807">
                <text:p>0.0056224286109807</text:p>
              </table:table-cell>
              <table:table-cell office:value-type="float" office:value="0.0056224286109807">
                <text:p>0.0056224286109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0.964107857288076">
                <text:p>0.964107857288076</text:p>
              </table:table-cell>
              <table:table-cell office:value-type="float" office:value="0.00257615463704242">
                <text:p>0.00257615463704242</text:p>
              </table:table-cell>
              <table:table-cell office:value-type="float" office:value="0.00257615463704242">
                <text:p>0.0025761546370424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56224286109807">
                <text:p>0.0056224286109807</text:p>
              </table:table-cell>
              <table:table-cell office:value-type="float" office:value="0.0056224286109807">
                <text:p>0.00562242861098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0.963736662039375">
                <text:p>0.963736662039375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56224286109807">
                <text:p>0.0056224286109807</text:p>
              </table:table-cell>
              <table:table-cell office:value-type="float" office:value="0.0056224286109807">
                <text:p>0.00562242861098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  <table:table-cell office:value-type="float" office:value="0.964355504774942">
                <text:p>0.964355504774942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452297992423905">
                <text:p>0.00452297992423905</text:p>
              </table:table-cell>
              <table:table-cell office:value-type="float" office:value="0.00452297992423905">
                <text:p>0.004522979924239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0.964479236524508">
                <text:p>0.964479236524508</text:p>
              </table:table-cell>
              <table:table-cell office:value-type="float" office:value="0.00234084414832592">
                <text:p>0.00234084414832592</text:p>
              </table:table-cell>
              <table:table-cell office:value-type="float" office:value="0.00234084414832592">
                <text:p>0.0023408441483259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579928314836171">
                <text:p>0.00579928314836171</text:p>
              </table:table-cell>
              <table:table-cell office:value-type="float" office:value="0.00579928314836171">
                <text:p>0.005799283148361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0.964602968274075">
                <text:p>0.964602968274075</text:p>
              </table:table-cell>
              <table:table-cell office:value-type="float" office:value="0.00253898913319769">
                <text:p>0.00253898913319769</text:p>
              </table:table-cell>
              <table:table-cell office:value-type="float" office:value="0.00253898913319769">
                <text:p>0.0025389891331976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721352981254337">
                <text:p>0.00721352981254337</text:p>
              </table:table-cell>
              <table:table-cell office:value-type="float" office:value="0.00721352981254337">
                <text:p>0.00721352981254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0.964479052536777">
                <text:p>0.964479052536777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93270065540402">
                <text:p>0.00693270065540402</text:p>
              </table:table-cell>
              <table:table-cell office:value-type="float" office:value="0.00693270065540402">
                <text:p>0.00693270065540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">
                <text:p>8</text:p>
              </table:table-cell>
              <table:table-cell office:value-type="float" office:value="0.964479052536777">
                <text:p>0.964479052536777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00274164051757581">
                <text:p>0.0027416405175758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93270065540402">
                <text:p>0.00693270065540402</text:p>
              </table:table-cell>
              <table:table-cell office:value-type="float" office:value="0.00693270065540402">
                <text:p>0.00693270065540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0.964726516035911">
                <text:p>0.964726516035911</text:p>
              </table:table-cell>
              <table:table-cell office:value-type="float" office:value="0.00300873139038274">
                <text:p>0.00300873139038274</text:p>
              </table:table-cell>
              <table:table-cell office:value-type="float" office:value="0.00300873139038274">
                <text:p>0.0030087313903827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579928314836171">
                <text:p>0.00579928314836171</text:p>
              </table:table-cell>
              <table:table-cell office:value-type="float" office:value="0.00579928314836171">
                <text:p>0.005799283148361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0.964231589037643">
                <text:p>0.964231589037643</text:p>
              </table:table-cell>
              <table:table-cell office:value-type="float" office:value="0.00270702067052159">
                <text:p>0.00270702067052159</text:p>
              </table:table-cell>
              <table:table-cell office:value-type="float" office:value="0.00270702067052159">
                <text:p>0.0027070206705215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579928314836171">
                <text:p>0.00579928314836171</text:p>
              </table:table-cell>
              <table:table-cell office:value-type="float" office:value="0.00579928314836171">
                <text:p>0.005799283148361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0.963736662039375">
                <text:p>0.963736662039375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49426735047019">
                <text:p>0.0049426735047019</text:p>
              </table:table-cell>
              <table:table-cell office:value-type="float" office:value="0.0049426735047019">
                <text:p>0.0049426735047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  <table:table-cell office:value-type="float" office:value="0.964231773025375">
                <text:p>0.964231773025375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00213451455123228">
                <text:p>0.0021345145512322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0.964355504774942">
                <text:p>0.964355504774942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">
                <text:p>8</text:p>
              </table:table-cell>
              <table:table-cell office:value-type="float" office:value="0.964355504774942">
                <text:p>0.964355504774942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00228404814838668">
                <text:p>0.0022840481483866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39275518992612">
                <text:p>0.00839275518992612</text:p>
              </table:table-cell>
              <table:table-cell office:value-type="float" office:value="0.00839275518992612">
                <text:p>0.00839275518992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">
                <text:p>10</text:p>
              </table:table-cell>
              <table:table-cell office:value-type="float" office:value="0.964231589037643">
                <text:p>0.964231589037643</text:p>
              </table:table-cell>
              <table:table-cell office:value-type="float" office:value="0.00249512997845136">
                <text:p>0.00249512997845136</text:p>
              </table:table-cell>
              <table:table-cell office:value-type="float" office:value="0.00249512997845136">
                <text:p>0.0024951299784513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54471914566714">
                <text:p>0.00654471914566714</text:p>
              </table:table-cell>
              <table:table-cell office:value-type="float" office:value="0.00654471914566714">
                <text:p>0.006544719145667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  <table:table-cell office:value-type="float" office:value="0.963736662039375">
                <text:p>0.963736662039375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00200281413847987">
                <text:p>0.0020028141384798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18324484920879">
                <text:p>0.00618324484920879</text:p>
              </table:table-cell>
              <table:table-cell office:value-type="float" office:value="0.00618324484920879">
                <text:p>0.00618324484920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">
                <text:p>16</text:p>
              </table:table-cell>
              <table:table-cell office:value-type="float" office:value="0.965220891070983">
                <text:p>0.965220891070983</text:p>
              </table:table-cell>
              <table:table-cell office:value-type="float" office:value="0.00420574471271708">
                <text:p>0.00420574471271708</text:p>
              </table:table-cell>
              <table:table-cell office:value-type="float" office:value="0.00420574471271708">
                <text:p>0.0042057447127170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595935970947828">
                <text:p>0.00595935970947828</text:p>
              </table:table-cell>
              <table:table-cell office:value-type="float" office:value="0.00595935970947828">
                <text:p>0.00595935970947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0.96472651603591">
                <text:p>0.96472651603591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697770060885071">
                <text:p>0.00697770060885071</text:p>
              </table:table-cell>
              <table:table-cell office:value-type="float" office:value="0.00697770060885071">
                <text:p>0.006977700608850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">
                <text:p>8</text:p>
              </table:table-cell>
              <table:table-cell office:value-type="float" office:value="0.96472651603591">
                <text:p>0.96472651603591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00268613459777557">
                <text:p>0.0026861345977755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697770060885071">
                <text:p>0.00697770060885071</text:p>
              </table:table-cell>
              <table:table-cell office:value-type="float" office:value="0.00697770060885071">
                <text:p>0.006977700608850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">
                <text:p>16</text:p>
              </table:table-cell>
              <table:table-cell office:value-type="float" office:value="0.964479236524509">
                <text:p>0.964479236524509</text:p>
              </table:table-cell>
              <table:table-cell office:value-type="float" office:value="0.00280496710845091">
                <text:p>0.00280496710845091</text:p>
              </table:table-cell>
              <table:table-cell office:value-type="float" office:value="0.00280496710845091">
                <text:p>0.0028049671084509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822920354346141">
                <text:p>0.00822920354346141</text:p>
              </table:table-cell>
              <table:table-cell office:value-type="float" office:value="0.00822920354346141">
                <text:p>0.008229203543461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">
                <text:p>16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306709027702655">
                <text:p>0.00306709027702655</text:p>
              </table:table-cell>
              <table:table-cell office:value-type="float" office:value="0.00306709027702655">
                <text:p>0.0030670902770265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560369568130332">
                <text:p>0.00560369568130332</text:p>
              </table:table-cell>
              <table:table-cell office:value-type="float" office:value="0.00560369568130332">
                <text:p>0.005603695681303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">
                <text:p>16</text:p>
              </table:table-cell>
              <table:table-cell office:value-type="float" office:value="0.963984309526241">
                <text:p>0.963984309526241</text:p>
              </table:table-cell>
              <table:table-cell office:value-type="float" office:value="0.00192197596121712">
                <text:p>0.00192197596121712</text:p>
              </table:table-cell>
              <table:table-cell office:value-type="float" office:value="0.00192197596121712">
                <text:p>0.0019219759612171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793593537335329">
                <text:p>0.00793593537335329</text:p>
              </table:table-cell>
              <table:table-cell office:value-type="float" office:value="0.00793593537335329">
                <text:p>0.007935935373353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">
                <text:p>16</text:p>
              </table:table-cell>
              <table:table-cell office:value-type="float" office:value="0.964108041275808">
                <text:p>0.964108041275808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793593537335329">
                <text:p>0.00793593537335329</text:p>
              </table:table-cell>
              <table:table-cell office:value-type="float" office:value="0.00793593537335329">
                <text:p>0.007935935373353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">
                <text:p>16</text:p>
              </table:table-cell>
              <table:table-cell office:value-type="float" office:value="0.964108041275808">
                <text:p>0.964108041275808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00201209449410432">
                <text:p>0.0020120944941043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793593537335329">
                <text:p>0.00793593537335329</text:p>
              </table:table-cell>
              <table:table-cell office:value-type="float" office:value="0.00793593537335329">
                <text:p>0.007935935373353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">
                <text:p>8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">
                <text:p>16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">
                <text:p>1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">
                <text:p>16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">
                <text:p>8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">
                <text:p>1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">
                <text:p>8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">
                <text:p>10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">
                <text:p>12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">
                <text:p>16</text:p>
              </table:table-cell>
              <table:table-cell office:value-type="float" office:value="0.937746187084245">
                <text:p>0.937746187084245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00431596619901639">
                <text:p>0.00431596619901639</text:p>
              </table:table-cell>
              <table:table-cell office:value-type="float" office:value="0.918316831683168">
                <text:p>0.918316831683168</text:p>
              </table:table-cell>
              <table:table-cell office:value-type="float" office:value="0.0195540609034188">
                <text:p>0.0195540609034188</text:p>
              </table:table-cell>
              <table:table-cell office:value-type="float" office:value="0.0195540609034188">
                <text:p>0.01955406090341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